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 style:data-style-name="N100">
      <style:table-cell-properties fo:background-color="#bbe33d"/>
    </style:style>
    <style:style style:name="ce8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5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ffd8ce"/>
      <style:text-properties fo:color="#000000"/>
    </style:style>
    <style:style style:name="ce2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fo:background-color="#bf819e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3838"/>
    </style:style>
    <style:style style:name="ce11" style:family="table-cell" style:parent-style-name="Default">
      <style:table-cell-properties fo:background-color="#b7b3ca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ZM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6" table:default-cell-style-name="Default"/>
        <table:table-column table:style-name="co5" table:default-cell-style-name="ce10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data</text:p>
          </table:table-cell>
          <table:table-cell table:style-name="ce8" office:value-type="string" calcext:value-type="string">
            <text:p>razem</text:p>
          </table:table-cell>
          <table:table-cell table:style-name="ce8" office:value-type="string" calcext:value-type="string">
            <text:p>zagraniczni</text:p>
          </table:table-cell>
          <table:table-cell table:style-name="ce8" office:value-type="string" calcext:value-type="string">
            <text:p>krajowi</text:p>
          </table:table-cell>
          <table:table-cell table:style-name="ce12" office:value-type="string" calcext:value-type="string">
            <text:p>t</text:p>
          </table:table-cell>
          <table:table-cell table:style-name="ce5" office:value-type="string" calcext:value-type="string">
            <text:p><text:span text:style-name="T1">Kolumna 1</text:span></text:p>
          </table:table-cell>
          <table:table-cell table:style-name="ce5"/>
          <table:table-cell table:style-name="ce5" office:value-type="string" calcext:value-type="string">
            <text:p><text:span text:style-name="T1">Regresja</text:span></text:p>
          </table:table-cell>
          <table:table-cell table:style-name="ce5" table:number-columns-repeated="2"/>
          <table:table-cell office:value-type="string" calcext:value-type="string">
            <text:p>s</text:p>
          </table:table-cell>
          <table:table-cell table:style-name="ce5" office:value-type="string" calcext:value-type="string">
            <text:p>okres/okr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y_teoret</text:p>
          </table:table-cell>
          <table:table-cell table:style-name="ce5" office:value-type="string" calcext:value-type="string">
            <text:p>mse</text:p>
          </table:table-cell>
          <table:table-cell table:style-name="ce5" table:number-columns-repeated="2"/>
          <table:table-cell table:style-name="ce11" office:value-type="string" calcext:value-type="string">
            <text:p>indeks1</text:p>
          </table:table-cell>
          <table:table-cell table:style-name="ce11" office:value-type="string" calcext:value-type="string">
            <text:p>indeks2</text:p>
          </table:table-cell>
          <table:table-cell table:style-name="ce11" office:value-type="string" calcext:value-type="string">
            <text:p>indeks3</text:p>
          </table:table-cell>
          <table:table-cell table:style-name="ce11" office:value-type="string" calcext:value-type="string">
            <text:p>indeks0</text:p>
          </table:table-cell>
          <table:table-cell table:style-name="ce5" table:number-columns-repeated="991"/>
        </table:table-row>
        <table:table-row table:style-name="ro1">
          <table:table-cell table:style-name="ce4" office:value-type="string" calcext:value-type="string">
            <text:p>2015-01-01</text:p>
          </table:table-cell>
          <table:table-cell table:style-name="ce8" office:value-type="float" office:value="3278" calcext:value-type="float">
            <text:p>3278</text:p>
          </table:table-cell>
          <table:table-cell table:style-name="ce8" office:value-type="float" office:value="2144" calcext:value-type="float">
            <text:p>2144</text:p>
          </table:table-cell>
          <table:table-cell table:style-name="ce8" office:value-type="float" office:value="5422" calcext:value-type="float">
            <text:p>5422</text:p>
          </table:table-cell>
          <table:table-cell table:style-name="ce10" office:value-type="float" office:value="1" calcext:value-type="float">
            <text:p>1</text:p>
          </table:table-cell>
          <table:table-cell table:formula="of:=#N/A" office:value-type="string" office:string-value="" calcext:value-type="error">
            <text:p>#N/D</text:p>
          </table:table-cell>
          <table:table-cell table:number-columns-repeated="4"/>
          <table:table-cell table:style-name="ce17" table:formula="of:=[.$M$54]" office:value-type="float" office:value="0.109482796820806" calcext:value-type="float">
            <text:p>0,109482796820806</text:p>
          </table:table-cell>
          <table:table-cell office:value-type="float" office:value="1" calcext:value-type="float">
            <text:p>1</text:p>
          </table:table-cell>
          <table:table-cell table:formula="of:=IF([.L2]=1;[.B2];0)" office:value-type="float" office:value="3278" calcext:value-type="float">
            <text:p>3278</text:p>
          </table:table-cell>
          <table:table-cell table:formula="of:=IF([.L2]=2;[.B2];0)" office:value-type="float" office:value="0" calcext:value-type="float">
            <text:p>0</text:p>
          </table:table-cell>
          <table:table-cell table:formula="of:=IF([.L2]=3;[.B2];0)" office:value-type="float" office:value="0" calcext:value-type="float">
            <text:p>0</text:p>
          </table:table-cell>
          <table:table-cell table:formula="of:=IF([.L2]=4;[.B2];0)" office:value-type="float" office:value="0" calcext:value-type="float">
            <text:p>0</text:p>
          </table:table-cell>
          <table:table-cell table:formula="of:=IF([.L2]=5;[.B2];0)" office:value-type="float" office:value="0" calcext:value-type="float">
            <text:p>0</text:p>
          </table:table-cell>
          <table:table-cell table:formula="of:=IF([.L2]=6;[.B2];0)" office:value-type="float" office:value="0" calcext:value-type="float">
            <text:p>0</text:p>
          </table:table-cell>
          <table:table-cell table:formula="of:=IF([.L2]=7;[.B2];0)" office:value-type="float" office:value="0" calcext:value-type="float">
            <text:p>0</text:p>
          </table:table-cell>
          <table:table-cell table:formula="of:=IF([.L2]=8;[.B2];0)" office:value-type="float" office:value="0" calcext:value-type="float">
            <text:p>0</text:p>
          </table:table-cell>
          <table:table-cell table:formula="of:=IF([.L2]=9;[.B2];0)" office:value-type="float" office:value="0" calcext:value-type="float">
            <text:p>0</text:p>
          </table:table-cell>
          <table:table-cell table:formula="of:=IF([.L2]=10;[.B2];0)" office:value-type="float" office:value="0" calcext:value-type="float">
            <text:p>0</text:p>
          </table:table-cell>
          <table:table-cell table:formula="of:=IF([.L2]=11;[.B2];0)" office:value-type="float" office:value="0" calcext:value-type="float">
            <text:p>0</text:p>
          </table:table-cell>
          <table:table-cell table:formula="of:=IF([.L2]=12;[.B2];0)" office:value-type="float" office:value="0" calcext:value-type="float">
            <text:p>0</text:p>
          </table:table-cell>
          <table:table-cell/>
          <table:table-cell table:formula="of:=([.$I$4] * [.E2] + [.$I$5]) * [.K2]" office:value-type="float" office:value="4763.75457446356" calcext:value-type="float">
            <text:p>4763,75457446356</text:p>
          </table:table-cell>
          <table:table-cell table:formula="of:=([.B2]-[.Z2])^2" office:value-type="float" office:value="2207466.6555394" calcext:value-type="float">
            <text:p>2207466,6555394</text:p>
          </table:table-cell>
          <table:table-cell table:number-columns-repeated="2"/>
          <table:table-cell table:style-name="ce11" table:formula="of:=[.B2]/[.$B$2] *100" office:value-type="float" office:value="100" calcext:value-type="float">
            <text:p>100</text:p>
          </table:table-cell>
          <table:table-cell table:style-name="ce11" table:formula="of:=[.B2]/[.$B$45] * 100" office:value-type="float" office:value="2.25324617298717" calcext:value-type="float">
            <text:p>2,25324617298717</text:p>
          </table:table-cell>
          <table:table-cell table:style-name="ce11" office:value-type="string" calcext:value-type="string">
            <text:p>--</text:p>
          </table:table-cell>
          <table:table-cell table:style-name="ce11" table:formula="of:=[.B2]/[.$B$53] * 100" office:value-type="float" office:value="8.41819778519894" calcext:value-type="float">
            <text:p>8,4181977851989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5-02-01</text:p>
          </table:table-cell>
          <table:table-cell table:style-name="ce8" office:value-type="float" office:value="4149" calcext:value-type="float">
            <text:p>4149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149" calcext:value-type="float">
            <text:p>5149</text:p>
          </table:table-cell>
          <table:table-cell table:style-name="ce10" office:value-type="float" office:value="2" calcext:value-type="float">
            <text:p>2</text:p>
          </table:table-cell>
          <table:table-cell table:formula="of:=#N/A" office:value-type="string" office:string-value="" calcext:value-type="error">
            <text:p>#N/D</text:p>
          </table:table-cell>
          <table:table-cell/>
          <table:table-cell office:value-type="string" calcext:value-type="string">
            <text:p>Model regresji</text:p>
          </table:table-cell>
          <table:table-cell office:value-type="string" calcext:value-type="string">
            <text:p>Liniowo</text:p>
          </table:table-cell>
          <table:table-cell/>
          <table:table-cell table:style-name="ce17" table:formula="of:=[.$N$54]" office:value-type="float" office:value="0.160187158343371" calcext:value-type="float">
            <text:p>0,160187158343371</text:p>
          </table:table-cell>
          <table:table-cell office:value-type="float" office:value="2" calcext:value-type="float">
            <text:p>2</text:p>
          </table:table-cell>
          <table:table-cell table:formula="of:=IF([.L3]=1;[.B3];0)" office:value-type="float" office:value="0" calcext:value-type="float">
            <text:p>0</text:p>
          </table:table-cell>
          <table:table-cell table:formula="of:=IF([.L3]=2;[.B3];0)" office:value-type="float" office:value="4149" calcext:value-type="float">
            <text:p>4149</text:p>
          </table:table-cell>
          <table:table-cell table:formula="of:=IF([.L3]=3;[.B3];0)" office:value-type="float" office:value="0" calcext:value-type="float">
            <text:p>0</text:p>
          </table:table-cell>
          <table:table-cell table:formula="of:=IF([.L3]=4;[.B3];0)" office:value-type="float" office:value="0" calcext:value-type="float">
            <text:p>0</text:p>
          </table:table-cell>
          <table:table-cell table:formula="of:=IF([.L3]=5;[.B3];0)" office:value-type="float" office:value="0" calcext:value-type="float">
            <text:p>0</text:p>
          </table:table-cell>
          <table:table-cell table:formula="of:=IF([.L3]=6;[.B3];0)" office:value-type="float" office:value="0" calcext:value-type="float">
            <text:p>0</text:p>
          </table:table-cell>
          <table:table-cell table:formula="of:=IF([.L3]=7;[.B3];0)" office:value-type="float" office:value="0" calcext:value-type="float">
            <text:p>0</text:p>
          </table:table-cell>
          <table:table-cell table:formula="of:=IF([.L3]=8;[.B3];0)" office:value-type="float" office:value="0" calcext:value-type="float">
            <text:p>0</text:p>
          </table:table-cell>
          <table:table-cell table:formula="of:=IF([.L3]=9;[.B3];0)" office:value-type="float" office:value="0" calcext:value-type="float">
            <text:p>0</text:p>
          </table:table-cell>
          <table:table-cell table:formula="of:=IF([.L3]=10;[.B3];0)" office:value-type="float" office:value="0" calcext:value-type="float">
            <text:p>0</text:p>
          </table:table-cell>
          <table:table-cell table:formula="of:=IF([.L3]=11;[.B3];0)" office:value-type="float" office:value="0" calcext:value-type="float">
            <text:p>0</text:p>
          </table:table-cell>
          <table:table-cell table:formula="of:=IF([.L3]=12;[.B3];0)" office:value-type="float" office:value="0" calcext:value-type="float">
            <text:p>0</text:p>
          </table:table-cell>
          <table:table-cell/>
          <table:table-cell table:formula="of:=([.$I$4] * [.E3] + [.$I$5]) * [.K3]" office:value-type="float" office:value="6969.97513587316" calcext:value-type="float">
            <text:p>6969,97513587316</text:p>
          </table:table-cell>
          <table:table-cell table:formula="of:=([.B3]-[.Z3])^2" office:value-type="float" office:value="7957900.71721458" calcext:value-type="float">
            <text:p>7957900,71721458</text:p>
          </table:table-cell>
          <table:table-cell table:number-columns-repeated="2"/>
          <table:table-cell table:style-name="ce11" table:formula="of:=[.B3]/[.$B$2] *100" office:value-type="float" office:value="126.571079926785" calcext:value-type="float">
            <text:p>126,571079926785</text:p>
          </table:table-cell>
          <table:table-cell table:style-name="ce11" table:formula="of:=[.B3]/[.$B$45] * 100" office:value-type="float" office:value="2.8519580145588" calcext:value-type="float">
            <text:p>2,8519580145588</text:p>
          </table:table-cell>
          <table:table-cell table:style-name="ce11" table:formula="of:=[.B3]/[.B2]*100" office:value-type="float" office:value="126.571079926785" calcext:value-type="float">
            <text:p>126,571079926785</text:p>
          </table:table-cell>
          <table:table-cell table:style-name="ce11" table:formula="of:=[.B3]/[.$B$53] * 100" office:value-type="float" office:value="10.655003847099" calcext:value-type="float">
            <text:p>10,655003847099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5-03-01</text:p>
          </table:table-cell>
          <table:table-cell table:style-name="ce8" office:value-type="float" office:value="4623" calcext:value-type="float">
            <text:p>4623</text:p>
          </table:table-cell>
          <table:table-cell table:style-name="ce8" office:value-type="float" office:value="2128" calcext:value-type="float">
            <text:p>2128</text:p>
          </table:table-cell>
          <table:table-cell table:style-name="ce8" office:value-type="float" office:value="6751" calcext:value-type="float">
            <text:p>6751</text:p>
          </table:table-cell>
          <table:table-cell table:style-name="ce10" office:value-type="float" office:value="3" calcext:value-type="float">
            <text:p>3</text:p>
          </table:table-cell>
          <table:table-cell table:formula="of:=AVERAGE([$MZM.$B$2:.$B$5])" office:value-type="float" office:value="6283.25" calcext:value-type="float">
            <text:p>6283,25</text:p>
          </table:table-cell>
          <table:table-cell table:formula="of:=([.F4]-[.B2])^2" office:value-type="float" office:value="9031527.5625" calcext:value-type="float">
            <text:p>9031527,5625</text:p>
          </table:table-cell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52] ; [.$E$2:.$E$52])" office:value-type="float" office:value="0.00361040390047643" calcext:value-type="float">
            <text:p>0,003610403900476</text:p>
          </table:table-cell>
          <table:table-cell/>
          <table:table-cell table:style-name="ce17" table:formula="of:=[.$O$54]" office:value-type="float" office:value="0.159211284286514" calcext:value-type="float">
            <text:p>0,159211284286514</text:p>
          </table:table-cell>
          <table:table-cell office:value-type="float" office:value="3" calcext:value-type="float">
            <text:p>3</text:p>
          </table:table-cell>
          <table:table-cell table:formula="of:=IF([.L4]=1;[.B4];0)" office:value-type="float" office:value="0" calcext:value-type="float">
            <text:p>0</text:p>
          </table:table-cell>
          <table:table-cell table:formula="of:=IF([.L4]=2;[.B4];0)" office:value-type="float" office:value="0" calcext:value-type="float">
            <text:p>0</text:p>
          </table:table-cell>
          <table:table-cell table:formula="of:=IF([.L4]=3;[.B4];0)" office:value-type="float" office:value="4623" calcext:value-type="float">
            <text:p>4623</text:p>
          </table:table-cell>
          <table:table-cell table:formula="of:=IF([.L4]=4;[.B4];0)" office:value-type="float" office:value="0" calcext:value-type="float">
            <text:p>0</text:p>
          </table:table-cell>
          <table:table-cell table:formula="of:=IF([.L4]=5;[.B4];0)" office:value-type="float" office:value="0" calcext:value-type="float">
            <text:p>0</text:p>
          </table:table-cell>
          <table:table-cell table:formula="of:=IF([.L4]=6;[.B4];0)" office:value-type="float" office:value="0" calcext:value-type="float">
            <text:p>0</text:p>
          </table:table-cell>
          <table:table-cell table:formula="of:=IF([.L4]=7;[.B4];0)" office:value-type="float" office:value="0" calcext:value-type="float">
            <text:p>0</text:p>
          </table:table-cell>
          <table:table-cell table:formula="of:=IF([.L4]=8;[.B4];0)" office:value-type="float" office:value="0" calcext:value-type="float">
            <text:p>0</text:p>
          </table:table-cell>
          <table:table-cell table:formula="of:=IF([.L4]=9;[.B4];0)" office:value-type="float" office:value="0" calcext:value-type="float">
            <text:p>0</text:p>
          </table:table-cell>
          <table:table-cell table:formula="of:=IF([.L4]=10;[.B4];0)" office:value-type="float" office:value="0" calcext:value-type="float">
            <text:p>0</text:p>
          </table:table-cell>
          <table:table-cell table:formula="of:=IF([.L4]=11;[.B4];0)" office:value-type="float" office:value="0" calcext:value-type="float">
            <text:p>0</text:p>
          </table:table-cell>
          <table:table-cell table:formula="of:=IF([.L4]=12;[.B4];0)" office:value-type="float" office:value="0" calcext:value-type="float">
            <text:p>0</text:p>
          </table:table-cell>
          <table:table-cell/>
          <table:table-cell table:formula="of:=([.$I$4] * [.E4] + [.$I$5]) * [.K4]" office:value-type="float" office:value="6927.51401786553" calcext:value-type="float">
            <text:p>6927,51401786553</text:p>
          </table:table-cell>
          <table:table-cell table:formula="of:=([.B4]-[.Z4])^2" office:value-type="float" office:value="5310784.85853872" calcext:value-type="float">
            <text:p>5310784,85853872</text:p>
          </table:table-cell>
          <table:table-cell table:number-columns-repeated="2"/>
          <table:table-cell table:style-name="ce11" table:formula="of:=[.B4]/[.$B$2] *100" office:value-type="float" office:value="141.031116534472" calcext:value-type="float">
            <text:p>141,031116534472</text:p>
          </table:table-cell>
          <table:table-cell table:style-name="ce11" table:formula="of:=[.B4]/[.$B$45] * 100" office:value-type="float" office:value="3.17777823603407" calcext:value-type="float">
            <text:p>3,17777823603407</text:p>
          </table:table-cell>
          <table:table-cell table:style-name="ce11" table:formula="of:=[.B4]/[.B3]*100" office:value-type="float" office:value="111.424439624006" calcext:value-type="float">
            <text:p>111,424439624006</text:p>
          </table:table-cell>
          <table:table-cell table:style-name="ce11" table:formula="of:=[.B4]/[.$B$53] * 100" office:value-type="float" office:value="11.8722783285463" calcext:value-type="float">
            <text:p>11,8722783285463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5-04-01</text:p>
          </table:table-cell>
          <table:table-cell table:style-name="ce8" office:value-type="float" office:value="13083" calcext:value-type="float">
            <text:p>13083</text:p>
          </table:table-cell>
          <table:table-cell table:style-name="ce8" office:value-type="float" office:value="5293" calcext:value-type="float">
            <text:p>5293</text:p>
          </table:table-cell>
          <table:table-cell table:style-name="ce8" office:value-type="float" office:value="18376" calcext:value-type="float">
            <text:p>18376</text:p>
          </table:table-cell>
          <table:table-cell table:style-name="ce10" office:value-type="float" office:value="4" calcext:value-type="float">
            <text:p>4</text:p>
          </table:table-cell>
          <table:table-cell table:formula="of:=AVERAGE([$MZM.$B$3:.$B$6])" office:value-type="float" office:value="22585" calcext:value-type="float">
            <text:p>22585</text:p>
          </table:table-cell>
          <table:table-cell table:formula="of:=([.F5]-[.B3])^2" office:value-type="float" office:value="339886096" calcext:value-type="float">
            <text:p>339886096</text:p>
          </table:table-cell>
          <table:table-cell office:value-type="string" calcext:value-type="string">
            <text:p>Błąd standardowy</text:p>
          </table:table-cell>
          <table:table-cell table:number-matrix-columns-spanned="1" table:number-matrix-rows-spanned="1" table:formula="of:=STEYX([.$B$2:.$B$52] ; [.$E$2:.$E$52])" office:value-type="float" office:value="43511.4403131612" calcext:value-type="float">
            <text:p>43511,4403131612</text:p>
          </table:table-cell>
          <table:table-cell/>
          <table:table-cell table:style-name="ce17" table:formula="of:=[.$P$54]" office:value-type="float" office:value="0.496751996060248" calcext:value-type="float">
            <text:p>0,496751996060248</text:p>
          </table:table-cell>
          <table:table-cell office:value-type="float" office:value="4" calcext:value-type="float">
            <text:p>4</text:p>
          </table:table-cell>
          <table:table-cell table:formula="of:=IF([.L5]=1;[.B5];0)" office:value-type="float" office:value="0" calcext:value-type="float">
            <text:p>0</text:p>
          </table:table-cell>
          <table:table-cell table:formula="of:=IF([.L5]=2;[.B5];0)" office:value-type="float" office:value="0" calcext:value-type="float">
            <text:p>0</text:p>
          </table:table-cell>
          <table:table-cell table:formula="of:=IF([.L5]=3;[.B5];0)" office:value-type="float" office:value="0" calcext:value-type="float">
            <text:p>0</text:p>
          </table:table-cell>
          <table:table-cell table:formula="of:=IF([.L5]=4;[.B5];0)" office:value-type="float" office:value="13083" calcext:value-type="float">
            <text:p>13083</text:p>
          </table:table-cell>
          <table:table-cell table:formula="of:=IF([.L5]=5;[.B5];0)" office:value-type="float" office:value="0" calcext:value-type="float">
            <text:p>0</text:p>
          </table:table-cell>
          <table:table-cell table:formula="of:=IF([.L5]=6;[.B5];0)" office:value-type="float" office:value="0" calcext:value-type="float">
            <text:p>0</text:p>
          </table:table-cell>
          <table:table-cell table:formula="of:=IF([.L5]=7;[.B5];0)" office:value-type="float" office:value="0" calcext:value-type="float">
            <text:p>0</text:p>
          </table:table-cell>
          <table:table-cell table:formula="of:=IF([.L5]=8;[.B5];0)" office:value-type="float" office:value="0" calcext:value-type="float">
            <text:p>0</text:p>
          </table:table-cell>
          <table:table-cell table:formula="of:=IF([.L5]=9;[.B5];0)" office:value-type="float" office:value="0" calcext:value-type="float">
            <text:p>0</text:p>
          </table:table-cell>
          <table:table-cell table:formula="of:=IF([.L5]=10;[.B5];0)" office:value-type="float" office:value="0" calcext:value-type="float">
            <text:p>0</text:p>
          </table:table-cell>
          <table:table-cell table:formula="of:=IF([.L5]=11;[.B5];0)" office:value-type="float" office:value="0" calcext:value-type="float">
            <text:p>0</text:p>
          </table:table-cell>
          <table:table-cell table:formula="of:=IF([.L5]=12;[.B5];0)" office:value-type="float" office:value="0" calcext:value-type="float">
            <text:p>0</text:p>
          </table:table-cell>
          <table:table-cell/>
          <table:table-cell table:formula="of:=([.$I$4] * [.E5] + [.$I$5]) * [.K5]" office:value-type="float" office:value="21614.4020009206" calcext:value-type="float">
            <text:p>21614,4020009206</text:p>
          </table:table-cell>
          <table:table-cell table:formula="of:=([.B5]-[.Z5])^2" office:value-type="float" office:value="72784820.1013113" calcext:value-type="float">
            <text:p>72784820,1013113</text:p>
          </table:table-cell>
          <table:table-cell table:number-columns-repeated="2"/>
          <table:table-cell table:style-name="ce11" table:formula="of:=[.B5]/[.$B$2] *100" office:value-type="float" office:value="399.115314215985" calcext:value-type="float">
            <text:p>399,115314215985</text:p>
          </table:table-cell>
          <table:table-cell table:style-name="ce11" table:formula="of:=[.B5]/[.$B$45] * 100" office:value-type="float" office:value="8.9930505433774" calcext:value-type="float">
            <text:p>8,9930505433774</text:p>
          </table:table-cell>
          <table:table-cell table:style-name="ce11" table:formula="of:=[.B5]/[.B4]*100" office:value-type="float" office:value="282.9980532122" calcext:value-type="float">
            <text:p>282,9980532122</text:p>
          </table:table-cell>
          <table:table-cell table:style-name="ce11" table:formula="of:=[.B5]/[.$B$53] * 100" office:value-type="float" office:value="33.5983165417199" calcext:value-type="float">
            <text:p>33,5983165417199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5-05-01</text:p>
          </table:table-cell>
          <table:table-cell table:style-name="ce8" office:value-type="float" office:value="68485" calcext:value-type="float">
            <text:p>68485</text:p>
          </table:table-cell>
          <table:table-cell table:style-name="ce8" office:value-type="float" office:value="17384" calcext:value-type="float">
            <text:p>17384</text:p>
          </table:table-cell>
          <table:table-cell table:style-name="ce8" office:value-type="float" office:value="85869" calcext:value-type="float">
            <text:p>85869</text:p>
          </table:table-cell>
          <table:table-cell table:style-name="ce10" office:value-type="float" office:value="5" calcext:value-type="float">
            <text:p>5</text:p>
          </table:table-cell>
          <table:table-cell table:formula="of:=AVERAGE([$MZM.$B$4:.$B$7])" office:value-type="float" office:value="38097.5" calcext:value-type="float">
            <text:p>38097,5</text:p>
          </table:table-cell>
          <table:table-cell table:formula="of:=([.F6]-[.B4])^2" office:value-type="float" office:value="1120542150.25" calcext:value-type="float">
            <text:p>1120542150,25</text:p>
          </table:table-cell>
          <table:table-cell table:number-columns-repeated="3"/>
          <table:table-cell table:style-name="ce17" table:formula="of:=[.$Q$54]" office:value-type="float" office:value="2.07292984281277" calcext:value-type="float">
            <text:p>2,07292984281277</text:p>
          </table:table-cell>
          <table:table-cell office:value-type="float" office:value="5" calcext:value-type="float">
            <text:p>5</text:p>
          </table:table-cell>
          <table:table-cell table:formula="of:=IF([.L6]=1;[.B6];0)" office:value-type="float" office:value="0" calcext:value-type="float">
            <text:p>0</text:p>
          </table:table-cell>
          <table:table-cell table:formula="of:=IF([.L6]=2;[.B6];0)" office:value-type="float" office:value="0" calcext:value-type="float">
            <text:p>0</text:p>
          </table:table-cell>
          <table:table-cell table:formula="of:=IF([.L6]=3;[.B6];0)" office:value-type="float" office:value="0" calcext:value-type="float">
            <text:p>0</text:p>
          </table:table-cell>
          <table:table-cell table:formula="of:=IF([.L6]=4;[.B6];0)" office:value-type="float" office:value="0" calcext:value-type="float">
            <text:p>0</text:p>
          </table:table-cell>
          <table:table-cell table:formula="of:=IF([.L6]=5;[.B6];0)" office:value-type="float" office:value="68485" calcext:value-type="float">
            <text:p>68485</text:p>
          </table:table-cell>
          <table:table-cell table:formula="of:=IF([.L6]=6;[.B6];0)" office:value-type="float" office:value="0" calcext:value-type="float">
            <text:p>0</text:p>
          </table:table-cell>
          <table:table-cell table:formula="of:=IF([.L6]=7;[.B6];0)" office:value-type="float" office:value="0" calcext:value-type="float">
            <text:p>0</text:p>
          </table:table-cell>
          <table:table-cell table:formula="of:=IF([.L6]=8;[.B6];0)" office:value-type="float" office:value="0" calcext:value-type="float">
            <text:p>0</text:p>
          </table:table-cell>
          <table:table-cell table:formula="of:=IF([.L6]=9;[.B6];0)" office:value-type="float" office:value="0" calcext:value-type="float">
            <text:p>0</text:p>
          </table:table-cell>
          <table:table-cell table:formula="of:=IF([.L6]=10;[.B6];0)" office:value-type="float" office:value="0" calcext:value-type="float">
            <text:p>0</text:p>
          </table:table-cell>
          <table:table-cell table:formula="of:=IF([.L6]=11;[.B6];0)" office:value-type="float" office:value="0" calcext:value-type="float">
            <text:p>0</text:p>
          </table:table-cell>
          <table:table-cell table:formula="of:=IF([.L6]=12;[.B6];0)" office:value-type="float" office:value="0" calcext:value-type="float">
            <text:p>0</text:p>
          </table:table-cell>
          <table:table-cell/>
          <table:table-cell table:formula="of:=([.$I$4] * [.E6] + [.$I$5]) * [.K6]" office:value-type="float" office:value="90196.2005494885" calcext:value-type="float">
            <text:p>90196,2005494885</text:p>
          </table:table-cell>
          <table:table-cell table:formula="of:=([.B6]-[.Z6])^2" office:value-type="float" office:value="471376229.300111" calcext:value-type="float">
            <text:p>471376229,300111</text:p>
          </table:table-cell>
          <table:table-cell table:number-columns-repeated="2"/>
          <table:table-cell table:style-name="ce11" table:formula="of:=[.B6]/[.$B$2] *100" office:value-type="float" office:value="2089.2312385601" calcext:value-type="float">
            <text:p>2089,2312385601</text:p>
          </table:table-cell>
          <table:table-cell table:style-name="ce11" table:formula="of:=[.B6]/[.$B$45] * 100" office:value-type="float" office:value="47.0755229277078" calcext:value-type="float">
            <text:p>47,0755229277078</text:p>
          </table:table-cell>
          <table:table-cell table:style-name="ce11" table:formula="of:=[.B6]/[.B5]*100" office:value-type="float" office:value="523.465566001682" calcext:value-type="float">
            <text:p>523,465566001682</text:p>
          </table:table-cell>
          <table:table-cell table:style-name="ce11" table:formula="of:=[.B6]/[.$B$53] * 100" office:value-type="float" office:value="175.875617852151" calcext:value-type="float">
            <text:p>175,875617852151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5-06-01</text:p>
          </table:table-cell>
          <table:table-cell table:style-name="ce8" office:value-type="float" office:value="66199" calcext:value-type="float">
            <text:p>66199</text:p>
          </table:table-cell>
          <table:table-cell table:style-name="ce8" office:value-type="float" office:value="18831" calcext:value-type="float">
            <text:p>18831</text:p>
          </table:table-cell>
          <table:table-cell table:style-name="ce8" office:value-type="float" office:value="85030" calcext:value-type="float">
            <text:p>85030</text:p>
          </table:table-cell>
          <table:table-cell table:style-name="ce10" office:value-type="float" office:value="6" calcext:value-type="float">
            <text:p>6</text:p>
          </table:table-cell>
          <table:table-cell table:formula="of:=AVERAGE([$MZM.$B$5:.$B$8])" office:value-type="float" office:value="63402.5" calcext:value-type="float">
            <text:p>63402,5</text:p>
          </table:table-cell>
          <table:table-cell table:formula="of:=([.F7]-[.B5])^2" office:value-type="float" office:value="2532052080.25" calcext:value-type="float">
            <text:p>2532052080,25</text:p>
          </table:table-cell>
          <table:table-cell table:style-name="ce16" office:value-type="string" calcext:value-type="string">
            <text:p>Nachylenie</text:p>
          </table:table-cell>
          <table:table-cell table:style-name="ce16" table:number-matrix-columns-spanned="1" table:number-matrix-rows-spanned="1" table:formula="of:=SLOPE([.$B$2:.$B$52] ; [.$E$2:.$E$52])" office:value-type="float" office:value="174.414932126697" calcext:value-type="float">
            <text:p>174,414932126697</text:p>
          </table:table-cell>
          <table:table-cell/>
          <table:table-cell table:style-name="ce17" table:formula="of:=[.$R$54]" office:value-type="float" office:value="1.93280203251705" calcext:value-type="float">
            <text:p>1,93280203251705</text:p>
          </table:table-cell>
          <table:table-cell office:value-type="float" office:value="6" calcext:value-type="float">
            <text:p>6</text:p>
          </table:table-cell>
          <table:table-cell table:formula="of:=IF([.L7]=1;[.B7];0)" office:value-type="float" office:value="0" calcext:value-type="float">
            <text:p>0</text:p>
          </table:table-cell>
          <table:table-cell table:formula="of:=IF([.L7]=2;[.B7];0)" office:value-type="float" office:value="0" calcext:value-type="float">
            <text:p>0</text:p>
          </table:table-cell>
          <table:table-cell table:formula="of:=IF([.L7]=3;[.B7];0)" office:value-type="float" office:value="0" calcext:value-type="float">
            <text:p>0</text:p>
          </table:table-cell>
          <table:table-cell table:formula="of:=IF([.L7]=4;[.B7];0)" office:value-type="float" office:value="0" calcext:value-type="float">
            <text:p>0</text:p>
          </table:table-cell>
          <table:table-cell table:formula="of:=IF([.L7]=5;[.B7];0)" office:value-type="float" office:value="0" calcext:value-type="float">
            <text:p>0</text:p>
          </table:table-cell>
          <table:table-cell table:formula="of:=IF([.L7]=6;[.B7];0)" office:value-type="float" office:value="66199" calcext:value-type="float">
            <text:p>66199</text:p>
          </table:table-cell>
          <table:table-cell table:formula="of:=IF([.L7]=7;[.B7];0)" office:value-type="float" office:value="0" calcext:value-type="float">
            <text:p>0</text:p>
          </table:table-cell>
          <table:table-cell table:formula="of:=IF([.L7]=8;[.B7];0)" office:value-type="float" office:value="0" calcext:value-type="float">
            <text:p>0</text:p>
          </table:table-cell>
          <table:table-cell table:formula="of:=IF([.L7]=9;[.B7];0)" office:value-type="float" office:value="0" calcext:value-type="float">
            <text:p>0</text:p>
          </table:table-cell>
          <table:table-cell table:formula="of:=IF([.L7]=10;[.B7];0)" office:value-type="float" office:value="0" calcext:value-type="float">
            <text:p>0</text:p>
          </table:table-cell>
          <table:table-cell table:formula="of:=IF([.L7]=11;[.B7];0)" office:value-type="float" office:value="0" calcext:value-type="float">
            <text:p>0</text:p>
          </table:table-cell>
          <table:table-cell table:formula="of:=IF([.L7]=12;[.B7];0)" office:value-type="float" office:value="0" calcext:value-type="float">
            <text:p>0</text:p>
          </table:table-cell>
          <table:table-cell/>
          <table:table-cell table:formula="of:=([.$I$4] * [.E7] + [.$I$5]) * [.K7]" office:value-type="float" office:value="84099.0421441983" calcext:value-type="float">
            <text:p>84099,0421441983</text:p>
          </table:table-cell>
          <table:table-cell table:formula="of:=([.B7]-[.Z7])^2" office:value-type="float" office:value="320411508.764073" calcext:value-type="float">
            <text:p>320411508,764073</text:p>
          </table:table-cell>
          <table:table-cell table:number-columns-repeated="2"/>
          <table:table-cell table:style-name="ce11" table:formula="of:=[.B7]/[.$B$2] *100" office:value-type="float" office:value="2019.49359365467" calcext:value-type="float">
            <text:p>2019,49359365467</text:p>
          </table:table-cell>
          <table:table-cell table:style-name="ce11" table:formula="of:=[.B7]/[.$B$45] * 100" office:value-type="float" office:value="45.5041621127448" calcext:value-type="float">
            <text:p>45,5041621127448</text:p>
          </table:table-cell>
          <table:table-cell table:style-name="ce11" table:formula="of:=[.B7]/[.B6]*100" office:value-type="float" office:value="96.6620427830912" calcext:value-type="float">
            <text:p>96,6620427830912</text:p>
          </table:table-cell>
          <table:table-cell table:style-name="ce11" table:formula="of:=[.B7]/[.$B$53] * 100" office:value-type="float" office:value="170.004964973272" calcext:value-type="float">
            <text:p>170,004964973272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5-07-01</text:p>
          </table:table-cell>
          <table:table-cell table:style-name="ce8" office:value-type="float" office:value="105843" calcext:value-type="float">
            <text:p>105843</text:p>
          </table:table-cell>
          <table:table-cell table:style-name="ce8" office:value-type="float" office:value="27809" calcext:value-type="float">
            <text:p>27809</text:p>
          </table:table-cell>
          <table:table-cell table:style-name="ce8" office:value-type="float" office:value="133652" calcext:value-type="float">
            <text:p>133652</text:p>
          </table:table-cell>
          <table:table-cell table:style-name="ce10" office:value-type="float" office:value="7" calcext:value-type="float">
            <text:p>7</text:p>
          </table:table-cell>
          <table:table-cell table:formula="of:=AVERAGE([$MZM.$B$6:.$B$9])" office:value-type="float" office:value="83945.5" calcext:value-type="float">
            <text:p>83945,5</text:p>
          </table:table-cell>
          <table:table-cell table:formula="of:=([.F8]-[.B6])^2" office:value-type="float" office:value="239027060.25" calcext:value-type="float">
            <text:p>239027060,25</text:p>
          </table:table-cell>
          <table:table-cell table:style-name="ce16" office:value-type="string" calcext:value-type="string">
            <text:p>Odcięta</text:p>
          </table:table-cell>
          <table:table-cell table:style-name="ce16" table:number-matrix-columns-spanned="1" table:number-matrix-rows-spanned="1" table:formula="of:=INTERCEPT([.$B$2:.$B$52] ; [.$E$2:.$E$52])" office:value-type="float" office:value="34404.662745098" calcext:value-type="float">
            <text:p>34404,662745098</text:p>
          </table:table-cell>
          <table:table-cell/>
          <table:table-cell table:style-name="ce17" table:formula="of:=[.$S$54]" office:value-type="float" office:value="2.97931139446259" calcext:value-type="float">
            <text:p>2,97931139446259</text:p>
          </table:table-cell>
          <table:table-cell office:value-type="float" office:value="7" calcext:value-type="float">
            <text:p>7</text:p>
          </table:table-cell>
          <table:table-cell table:formula="of:=IF([.L8]=1;[.B8];0)" office:value-type="float" office:value="0" calcext:value-type="float">
            <text:p>0</text:p>
          </table:table-cell>
          <table:table-cell table:formula="of:=IF([.L8]=2;[.B8];0)" office:value-type="float" office:value="0" calcext:value-type="float">
            <text:p>0</text:p>
          </table:table-cell>
          <table:table-cell table:formula="of:=IF([.L8]=3;[.B8];0)" office:value-type="float" office:value="0" calcext:value-type="float">
            <text:p>0</text:p>
          </table:table-cell>
          <table:table-cell table:formula="of:=IF([.L8]=4;[.B8];0)" office:value-type="float" office:value="0" calcext:value-type="float">
            <text:p>0</text:p>
          </table:table-cell>
          <table:table-cell table:formula="of:=IF([.L8]=5;[.B8];0)" office:value-type="float" office:value="0" calcext:value-type="float">
            <text:p>0</text:p>
          </table:table-cell>
          <table:table-cell table:formula="of:=IF([.L8]=6;[.B8];0)" office:value-type="float" office:value="0" calcext:value-type="float">
            <text:p>0</text:p>
          </table:table-cell>
          <table:table-cell table:formula="of:=IF([.L8]=7;[.B8];0)" office:value-type="float" office:value="105843" calcext:value-type="float">
            <text:p>105843</text:p>
          </table:table-cell>
          <table:table-cell table:formula="of:=IF([.L8]=8;[.B8];0)" office:value-type="float" office:value="0" calcext:value-type="float">
            <text:p>0</text:p>
          </table:table-cell>
          <table:table-cell table:formula="of:=IF([.L8]=9;[.B8];0)" office:value-type="float" office:value="0" calcext:value-type="float">
            <text:p>0</text:p>
          </table:table-cell>
          <table:table-cell table:formula="of:=IF([.L8]=10;[.B8];0)" office:value-type="float" office:value="0" calcext:value-type="float">
            <text:p>0</text:p>
          </table:table-cell>
          <table:table-cell table:formula="of:=IF([.L8]=11;[.B8];0)" office:value-type="float" office:value="0" calcext:value-type="float">
            <text:p>0</text:p>
          </table:table-cell>
          <table:table-cell table:formula="of:=IF([.L8]=12;[.B8];0)" office:value-type="float" office:value="0" calcext:value-type="float">
            <text:p>0</text:p>
          </table:table-cell>
          <table:table-cell/>
          <table:table-cell table:formula="of:=([.$I$4] * [.E8] + [.$I$5]) * [.K8]" office:value-type="float" office:value="129634.205210103" calcext:value-type="float">
            <text:p>129634,205210103</text:p>
          </table:table-cell>
          <table:table-cell table:formula="of:=([.B8]-[.Z8])^2" office:value-type="float" office:value="566021445.349212" calcext:value-type="float">
            <text:p>566021445,349212</text:p>
          </table:table-cell>
          <table:table-cell table:number-columns-repeated="2"/>
          <table:table-cell table:style-name="ce11" table:formula="of:=[.B8]/[.$B$2] *100" office:value-type="float" office:value="3228.88956680903" calcext:value-type="float">
            <text:p>3228,88956680903</text:p>
          </table:table-cell>
          <table:table-cell table:style-name="ce11" table:formula="of:=[.B8]/[.$B$45] * 100" office:value-type="float" office:value="72.7548305941064" calcext:value-type="float">
            <text:p>72,7548305941064</text:p>
          </table:table-cell>
          <table:table-cell table:style-name="ce11" table:formula="of:=[.B8]/[.B7]*100" office:value-type="float" office:value="159.886100998505" calcext:value-type="float">
            <text:p>159,886100998505</text:p>
          </table:table-cell>
          <table:table-cell table:style-name="ce11" table:formula="of:=[.B8]/[.$B$53] * 100" office:value-type="float" office:value="271.814309999637" calcext:value-type="float">
            <text:p>271,814309999637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5-08-01</text:p>
          </table:table-cell>
          <table:table-cell table:style-name="ce8" office:value-type="float" office:value="95255" calcext:value-type="float">
            <text:p>95255</text:p>
          </table:table-cell>
          <table:table-cell table:style-name="ce8" office:value-type="float" office:value="28109" calcext:value-type="float">
            <text:p>28109</text:p>
          </table:table-cell>
          <table:table-cell table:style-name="ce8" office:value-type="float" office:value="123364" calcext:value-type="float">
            <text:p>123364</text:p>
          </table:table-cell>
          <table:table-cell table:style-name="ce10" office:value-type="float" office:value="8" calcext:value-type="float">
            <text:p>8</text:p>
          </table:table-cell>
          <table:table-cell table:formula="of:=AVERAGE([$MZM.$B$7:.$B$10])" office:value-type="float" office:value="73829.5" calcext:value-type="float">
            <text:p>73829,5</text:p>
          </table:table-cell>
          <table:table-cell table:formula="of:=([.F9]-[.B7])^2" office:value-type="float" office:value="58224530.25" calcext:value-type="float">
            <text:p>58224530,25</text:p>
          </table:table-cell>
          <table:table-cell table:number-columns-repeated="3"/>
          <table:table-cell table:style-name="ce17" table:formula="of:=[.$T$54]" office:value-type="float" office:value="3.0295689083907" calcext:value-type="float">
            <text:p>3,0295689083907</text:p>
          </table:table-cell>
          <table:table-cell office:value-type="float" office:value="8" calcext:value-type="float">
            <text:p>8</text:p>
          </table:table-cell>
          <table:table-cell table:formula="of:=IF([.L9]=1;[.B9];0)" office:value-type="float" office:value="0" calcext:value-type="float">
            <text:p>0</text:p>
          </table:table-cell>
          <table:table-cell table:formula="of:=IF([.L9]=2;[.B9];0)" office:value-type="float" office:value="0" calcext:value-type="float">
            <text:p>0</text:p>
          </table:table-cell>
          <table:table-cell table:formula="of:=IF([.L9]=3;[.B9];0)" office:value-type="float" office:value="0" calcext:value-type="float">
            <text:p>0</text:p>
          </table:table-cell>
          <table:table-cell table:formula="of:=IF([.L9]=4;[.B9];0)" office:value-type="float" office:value="0" calcext:value-type="float">
            <text:p>0</text:p>
          </table:table-cell>
          <table:table-cell table:formula="of:=IF([.L9]=5;[.B9];0)" office:value-type="float" office:value="0" calcext:value-type="float">
            <text:p>0</text:p>
          </table:table-cell>
          <table:table-cell table:formula="of:=IF([.L9]=6;[.B9];0)" office:value-type="float" office:value="0" calcext:value-type="float">
            <text:p>0</text:p>
          </table:table-cell>
          <table:table-cell table:formula="of:=IF([.L9]=7;[.B9];0)" office:value-type="float" office:value="0" calcext:value-type="float">
            <text:p>0</text:p>
          </table:table-cell>
          <table:table-cell table:formula="of:=IF([.L9]=8;[.B9];0)" office:value-type="float" office:value="95255" calcext:value-type="float">
            <text:p>95255</text:p>
          </table:table-cell>
          <table:table-cell table:formula="of:=IF([.L9]=9;[.B9];0)" office:value-type="float" office:value="0" calcext:value-type="float">
            <text:p>0</text:p>
          </table:table-cell>
          <table:table-cell table:formula="of:=IF([.L9]=10;[.B9];0)" office:value-type="float" office:value="0" calcext:value-type="float">
            <text:p>0</text:p>
          </table:table-cell>
          <table:table-cell table:formula="of:=IF([.L9]=11;[.B9];0)" office:value-type="float" office:value="0" calcext:value-type="float">
            <text:p>0</text:p>
          </table:table-cell>
          <table:table-cell table:formula="of:=IF([.L9]=12;[.B9];0)" office:value-type="float" office:value="0" calcext:value-type="float">
            <text:p>0</text:p>
          </table:table-cell>
          <table:table-cell/>
          <table:table-cell table:formula="of:=([.$I$4] * [.E9] + [.$I$5]) * [.K9]" office:value-type="float" office:value="131820.99423579" calcext:value-type="float">
            <text:p>131820,99423579</text:p>
          </table:table-cell>
          <table:table-cell table:formula="of:=([.B9]-[.Z9])^2" office:value-type="float" office:value="1337071934.45185" calcext:value-type="float">
            <text:p>1337071934,45185</text:p>
          </table:table-cell>
          <table:table-cell table:number-columns-repeated="2"/>
          <table:table-cell table:style-name="ce11" table:formula="of:=[.B9]/[.$B$2] *100" office:value-type="float" office:value="2905.88773642465" calcext:value-type="float">
            <text:p>2905,88773642465</text:p>
          </table:table-cell>
          <table:table-cell table:style-name="ce11" table:formula="of:=[.B9]/[.$B$45] * 100" office:value-type="float" office:value="65.4768042122918" calcext:value-type="float">
            <text:p>65,4768042122918</text:p>
          </table:table-cell>
          <table:table-cell table:style-name="ce11" table:formula="of:=[.B9]/[.B8]*100" office:value-type="float" office:value="89.9965042563042" calcext:value-type="float">
            <text:p>89,9965042563042</text:p>
          </table:table-cell>
          <table:table-cell table:style-name="ce11" table:formula="of:=[.B9]/[.$B$53] * 100" office:value-type="float" office:value="244.623377068067" calcext:value-type="float">
            <text:p>244,623377068067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5-09-01</text:p>
          </table:table-cell>
          <table:table-cell table:style-name="ce8" office:value-type="float" office:value="28021" calcext:value-type="float">
            <text:p>28021</text:p>
          </table:table-cell>
          <table:table-cell table:style-name="ce8" office:value-type="float" office:value="17853" calcext:value-type="float">
            <text:p>17853</text:p>
          </table:table-cell>
          <table:table-cell table:style-name="ce8" office:value-type="float" office:value="45874" calcext:value-type="float">
            <text:p>45874</text:p>
          </table:table-cell>
          <table:table-cell table:style-name="ce10" office:value-type="float" office:value="9" calcext:value-type="float">
            <text:p>9</text:p>
          </table:table-cell>
          <table:table-cell table:formula="of:=AVERAGE([$MZM.$B$8:.$B$11])" office:value-type="float" office:value="60662.75" calcext:value-type="float">
            <text:p>60662,75</text:p>
          </table:table-cell>
          <table:table-cell table:formula="of:=([.F10]-[.B8])^2" office:value-type="float" office:value="2041254990.0625" calcext:value-type="float">
            <text:p>2041254990,0625</text:p>
          </table:table-cell>
          <table:table-cell table:formula="of:=INDEX([.$E$2:.$E$52]; 1; 1)" office:value-type="float" office:value="1" calcext:value-type="float">
            <text:p>1</text:p>
          </table:table-cell>
          <table:table-cell table:formula="of:=[.$I$7] * [.$H$10] + [.$I$8]" office:value-type="float" office:value="34579.0776772247" calcext:value-type="float">
            <text:p>34579,0776772247</text:p>
          </table:table-cell>
          <table:table-cell table:formula="of:=([.B2]-[.I10])^2" office:value-type="float" office:value="979757463.755657" calcext:value-type="float">
            <text:p>979757463,755657</text:p>
          </table:table-cell>
          <table:table-cell table:style-name="ce17" table:formula="of:=[.$U$54]" office:value-type="float" office:value="0.974179117705115" calcext:value-type="float">
            <text:p>0,974179117705115</text:p>
          </table:table-cell>
          <table:table-cell office:value-type="float" office:value="9" calcext:value-type="float">
            <text:p>9</text:p>
          </table:table-cell>
          <table:table-cell table:formula="of:=IF([.L10]=1;[.B10];0)" office:value-type="float" office:value="0" calcext:value-type="float">
            <text:p>0</text:p>
          </table:table-cell>
          <table:table-cell table:formula="of:=IF([.L10]=2;[.B10];0)" office:value-type="float" office:value="0" calcext:value-type="float">
            <text:p>0</text:p>
          </table:table-cell>
          <table:table-cell table:formula="of:=IF([.L10]=3;[.B10];0)" office:value-type="float" office:value="0" calcext:value-type="float">
            <text:p>0</text:p>
          </table:table-cell>
          <table:table-cell table:formula="of:=IF([.L10]=4;[.B10];0)" office:value-type="float" office:value="0" calcext:value-type="float">
            <text:p>0</text:p>
          </table:table-cell>
          <table:table-cell table:formula="of:=IF([.L10]=5;[.B10];0)" office:value-type="float" office:value="0" calcext:value-type="float">
            <text:p>0</text:p>
          </table:table-cell>
          <table:table-cell table:formula="of:=IF([.L10]=6;[.B10];0)" office:value-type="float" office:value="0" calcext:value-type="float">
            <text:p>0</text:p>
          </table:table-cell>
          <table:table-cell table:formula="of:=IF([.L10]=7;[.B10];0)" office:value-type="float" office:value="0" calcext:value-type="float">
            <text:p>0</text:p>
          </table:table-cell>
          <table:table-cell table:formula="of:=IF([.L10]=8;[.B10];0)" office:value-type="float" office:value="0" calcext:value-type="float">
            <text:p>0</text:p>
          </table:table-cell>
          <table:table-cell table:formula="of:=IF([.L10]=9;[.B10];0)" office:value-type="float" office:value="28021" calcext:value-type="float">
            <text:p>28021</text:p>
          </table:table-cell>
          <table:table-cell table:formula="of:=IF([.L10]=10;[.B10];0)" office:value-type="float" office:value="0" calcext:value-type="float">
            <text:p>0</text:p>
          </table:table-cell>
          <table:table-cell table:formula="of:=IF([.L10]=11;[.B10];0)" office:value-type="float" office:value="0" calcext:value-type="float">
            <text:p>0</text:p>
          </table:table-cell>
          <table:table-cell table:formula="of:=IF([.L10]=12;[.B10];0)" office:value-type="float" office:value="0" calcext:value-type="float">
            <text:p>0</text:p>
          </table:table-cell>
          <table:table-cell/>
          <table:table-cell table:formula="of:=([.$I$4] * [.E10] + [.$I$5]) * [.K10]" office:value-type="float" office:value="42387.9681889749" calcext:value-type="float">
            <text:p>42387,9681889749</text:p>
          </table:table-cell>
          <table:table-cell table:formula="of:=([.B10]-[.Z10])^2" office:value-type="float" office:value="206409774.943017" calcext:value-type="float">
            <text:p>206409774,943017</text:p>
          </table:table-cell>
          <table:table-cell table:number-columns-repeated="2"/>
          <table:table-cell table:style-name="ce11" table:formula="of:=[.B10]/[.$B$2] *100" office:value-type="float" office:value="854.820012202563" calcext:value-type="float">
            <text:p>854,820012202563</text:p>
          </table:table-cell>
          <table:table-cell table:style-name="ce11" table:formula="of:=[.B10]/[.$B$45] * 100" office:value-type="float" office:value="19.2611992108827" calcext:value-type="float">
            <text:p>19,2611992108827</text:p>
          </table:table-cell>
          <table:table-cell table:style-name="ce11" table:formula="of:=[.B10]/[.B9]*100" office:value-type="float" office:value="29.4168285129389" calcext:value-type="float">
            <text:p>29,4168285129389</text:p>
          </table:table-cell>
          <table:table-cell table:style-name="ce11" table:formula="of:=[.B10]/[.$B$53] * 100" office:value-type="float" office:value="71.9604393346734" calcext:value-type="float">
            <text:p>71,960439334673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5-10-01</text:p>
          </table:table-cell>
          <table:table-cell table:style-name="ce8" office:value-type="float" office:value="13532" calcext:value-type="float">
            <text:p>13532</text:p>
          </table:table-cell>
          <table:table-cell table:style-name="ce8" office:value-type="float" office:value="8876" calcext:value-type="float">
            <text:p>8876</text:p>
          </table:table-cell>
          <table:table-cell table:style-name="ce8" office:value-type="float" office:value="22408" calcext:value-type="float">
            <text:p>22408</text:p>
          </table:table-cell>
          <table:table-cell table:style-name="ce10" office:value-type="float" office:value="10" calcext:value-type="float">
            <text:p>10</text:p>
          </table:table-cell>
          <table:table-cell table:formula="of:=AVERAGE([$MZM.$B$9:.$B$12])" office:value-type="float" office:value="35297.5" calcext:value-type="float">
            <text:p>35297,5</text:p>
          </table:table-cell>
          <table:table-cell table:formula="of:=([.F11]-[.B9])^2" office:value-type="float" office:value="3594901806.25" calcext:value-type="float">
            <text:p>3594901806,25</text:p>
          </table:table-cell>
          <table:table-cell table:formula="of:=INDEX([.$E$2:.$E$52]; 2; 1)" office:value-type="float" office:value="2" calcext:value-type="float">
            <text:p>2</text:p>
          </table:table-cell>
          <table:table-cell table:formula="of:=[.$I$7] * [.$H$11] + [.$I$8]" office:value-type="float" office:value="34753.4926093514" calcext:value-type="float">
            <text:p>34753,4926093514</text:p>
          </table:table-cell>
          <table:table-cell table:formula="of:=([.B3]-[.I11])^2" office:value-type="float" office:value="936634967.875846" calcext:value-type="float">
            <text:p>936634967,875846</text:p>
          </table:table-cell>
          <table:table-cell table:style-name="ce17" table:formula="of:=[.$V$54]" office:value-type="float" office:value="0.420524675816451" calcext:value-type="float">
            <text:p>0,420524675816451</text:p>
          </table:table-cell>
          <table:table-cell office:value-type="float" office:value="10" calcext:value-type="float">
            <text:p>10</text:p>
          </table:table-cell>
          <table:table-cell table:formula="of:=IF([.L11]=1;[.B11];0)" office:value-type="float" office:value="0" calcext:value-type="float">
            <text:p>0</text:p>
          </table:table-cell>
          <table:table-cell table:formula="of:=IF([.L11]=2;[.B11];0)" office:value-type="float" office:value="0" calcext:value-type="float">
            <text:p>0</text:p>
          </table:table-cell>
          <table:table-cell table:formula="of:=IF([.L11]=3;[.B11];0)" office:value-type="float" office:value="0" calcext:value-type="float">
            <text:p>0</text:p>
          </table:table-cell>
          <table:table-cell table:formula="of:=IF([.L11]=4;[.B11];0)" office:value-type="float" office:value="0" calcext:value-type="float">
            <text:p>0</text:p>
          </table:table-cell>
          <table:table-cell table:formula="of:=IF([.L11]=5;[.B11];0)" office:value-type="float" office:value="0" calcext:value-type="float">
            <text:p>0</text:p>
          </table:table-cell>
          <table:table-cell table:formula="of:=IF([.L11]=6;[.B11];0)" office:value-type="float" office:value="0" calcext:value-type="float">
            <text:p>0</text:p>
          </table:table-cell>
          <table:table-cell table:formula="of:=IF([.L11]=7;[.B11];0)" office:value-type="float" office:value="0" calcext:value-type="float">
            <text:p>0</text:p>
          </table:table-cell>
          <table:table-cell table:formula="of:=IF([.L11]=8;[.B11];0)" office:value-type="float" office:value="0" calcext:value-type="float">
            <text:p>0</text:p>
          </table:table-cell>
          <table:table-cell table:formula="of:=IF([.L11]=9;[.B11];0)" office:value-type="float" office:value="0" calcext:value-type="float">
            <text:p>0</text:p>
          </table:table-cell>
          <table:table-cell table:formula="of:=IF([.L11]=10;[.B11];0)" office:value-type="float" office:value="13532" calcext:value-type="float">
            <text:p>13532</text:p>
          </table:table-cell>
          <table:table-cell table:formula="of:=IF([.L11]=11;[.B11];0)" office:value-type="float" office:value="0" calcext:value-type="float">
            <text:p>0</text:p>
          </table:table-cell>
          <table:table-cell table:formula="of:=IF([.L11]=12;[.B11];0)" office:value-type="float" office:value="0" calcext:value-type="float">
            <text:p>0</text:p>
          </table:table-cell>
          <table:table-cell/>
          <table:table-cell table:formula="of:=([.$I$4] * [.E11] + [.$I$5]) * [.K11]" office:value-type="float" office:value="18297.6495146383" calcext:value-type="float">
            <text:p>18297,6495146383</text:p>
          </table:table-cell>
          <table:table-cell table:formula="of:=([.B11]-[.Z11])^2" office:value-type="float" office:value="22711415.296372" calcext:value-type="float">
            <text:p>22711415,296372</text:p>
          </table:table-cell>
          <table:table-cell table:number-columns-repeated="2"/>
          <table:table-cell table:style-name="ce11" table:formula="of:=[.B11]/[.$B$2] *100" office:value-type="float" office:value="412.81269066504" calcext:value-type="float">
            <text:p>412,81269066504</text:p>
          </table:table-cell>
          <table:table-cell table:style-name="ce11" table:formula="of:=[.B11]/[.$B$45] * 100" office:value-type="float" office:value="9.30168615401536" calcext:value-type="float">
            <text:p>9,30168615401536</text:p>
          </table:table-cell>
          <table:table-cell table:style-name="ce11" table:formula="of:=[.B11]/[.B10]*100" office:value-type="float" office:value="48.2923521644481" calcext:value-type="float">
            <text:p>48,2923521644481</text:p>
          </table:table-cell>
          <table:table-cell table:style-name="ce11" table:formula="of:=[.B11]/[.$B$53] * 100" office:value-type="float" office:value="34.7513887825845" calcext:value-type="float">
            <text:p>34,7513887825845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5-11-01</text:p>
          </table:table-cell>
          <table:table-cell table:style-name="ce8" office:value-type="float" office:value="4382" calcext:value-type="float">
            <text:p>4382</text:p>
          </table:table-cell>
          <table:table-cell table:style-name="ce8" office:value-type="float" office:value="2661" calcext:value-type="float">
            <text:p>2661</text:p>
          </table:table-cell>
          <table:table-cell table:style-name="ce8" office:value-type="float" office:value="7043" calcext:value-type="float">
            <text:p>7043</text:p>
          </table:table-cell>
          <table:table-cell table:style-name="ce10" office:value-type="float" office:value="11" calcext:value-type="float">
            <text:p>11</text:p>
          </table:table-cell>
          <table:table-cell table:formula="of:=AVERAGE([$MZM.$B$10:.$B$13])" office:value-type="float" office:value="12284.75" calcext:value-type="float">
            <text:p>12284,75</text:p>
          </table:table-cell>
          <table:table-cell table:formula="of:=([.F12]-[.B10])^2" office:value-type="float" office:value="247629564.0625" calcext:value-type="float">
            <text:p>247629564,0625</text:p>
          </table:table-cell>
          <table:table-cell table:formula="of:=INDEX([.$E$2:.$E$52]; 3; 1)" office:value-type="float" office:value="3" calcext:value-type="float">
            <text:p>3</text:p>
          </table:table-cell>
          <table:table-cell table:formula="of:=[.$I$7] * [.$H$12] + [.$I$8]" office:value-type="float" office:value="34927.9075414781" calcext:value-type="float">
            <text:p>34927,9075414781</text:p>
          </table:table-cell>
          <table:table-cell table:formula="of:=([.B4]-[.I12])^2" office:value-type="float" office:value="918387421.097538" calcext:value-type="float">
            <text:p>918387421,097538</text:p>
          </table:table-cell>
          <table:table-cell table:style-name="ce17" table:formula="of:=[.$W$54]" office:value-type="float" office:value="0.164710848214825" calcext:value-type="float">
            <text:p>0,164710848214825</text:p>
          </table:table-cell>
          <table:table-cell office:value-type="float" office:value="11" calcext:value-type="float">
            <text:p>11</text:p>
          </table:table-cell>
          <table:table-cell table:formula="of:=IF([.L12]=1;[.B12];0)" office:value-type="float" office:value="0" calcext:value-type="float">
            <text:p>0</text:p>
          </table:table-cell>
          <table:table-cell table:formula="of:=IF([.L12]=2;[.B12];0)" office:value-type="float" office:value="0" calcext:value-type="float">
            <text:p>0</text:p>
          </table:table-cell>
          <table:table-cell table:formula="of:=IF([.L12]=3;[.B12];0)" office:value-type="float" office:value="0" calcext:value-type="float">
            <text:p>0</text:p>
          </table:table-cell>
          <table:table-cell table:formula="of:=IF([.L12]=4;[.B12];0)" office:value-type="float" office:value="0" calcext:value-type="float">
            <text:p>0</text:p>
          </table:table-cell>
          <table:table-cell table:formula="of:=IF([.L12]=5;[.B12];0)" office:value-type="float" office:value="0" calcext:value-type="float">
            <text:p>0</text:p>
          </table:table-cell>
          <table:table-cell table:formula="of:=IF([.L12]=6;[.B12];0)" office:value-type="float" office:value="0" calcext:value-type="float">
            <text:p>0</text:p>
          </table:table-cell>
          <table:table-cell table:formula="of:=IF([.L12]=7;[.B12];0)" office:value-type="float" office:value="0" calcext:value-type="float">
            <text:p>0</text:p>
          </table:table-cell>
          <table:table-cell table:formula="of:=IF([.L12]=8;[.B12];0)" office:value-type="float" office:value="0" calcext:value-type="float">
            <text:p>0</text:p>
          </table:table-cell>
          <table:table-cell table:formula="of:=IF([.L12]=9;[.B12];0)" office:value-type="float" office:value="0" calcext:value-type="float">
            <text:p>0</text:p>
          </table:table-cell>
          <table:table-cell table:formula="of:=IF([.L12]=10;[.B12];0)" office:value-type="float" office:value="0" calcext:value-type="float">
            <text:p>0</text:p>
          </table:table-cell>
          <table:table-cell table:formula="of:=IF([.L12]=11;[.B12];0)" office:value-type="float" office:value="4382" calcext:value-type="float">
            <text:p>4382</text:p>
          </table:table-cell>
          <table:table-cell table:formula="of:=IF([.L12]=12;[.B12];0)" office:value-type="float" office:value="0" calcext:value-type="float">
            <text:p>0</text:p>
          </table:table-cell>
          <table:table-cell/>
          <table:table-cell table:formula="of:=([.$I$4] * [.E12] + [.$I$5]) * [.K12]" office:value-type="float" office:value="7166.8127824291" calcext:value-type="float">
            <text:p>7166,8127824291</text:p>
          </table:table-cell>
          <table:table-cell table:formula="of:=([.B12]-[.Z12])^2" office:value-type="float" office:value="7755182.2331805" calcext:value-type="float">
            <text:p>7755182,2331805</text:p>
          </table:table-cell>
          <table:table-cell table:number-columns-repeated="2"/>
          <table:table-cell table:style-name="ce11" table:formula="of:=[.B12]/[.$B$2] *100" office:value-type="float" office:value="133.679072605247" calcext:value-type="float">
            <text:p>133,679072605247</text:p>
          </table:table-cell>
          <table:table-cell table:style-name="ce11" table:formula="of:=[.B12]/[.$B$45] * 100" office:value-type="float" office:value="3.01211858756247" calcext:value-type="float">
            <text:p>3,01211858756247</text:p>
          </table:table-cell>
          <table:table-cell table:style-name="ce11" table:formula="of:=[.B12]/[.B11]*100" office:value-type="float" office:value="32.3825007389891" calcext:value-type="float">
            <text:p>32,3825007389891</text:p>
          </table:table-cell>
          <table:table-cell table:style-name="ce11" table:formula="of:=[.B12]/[.$B$53] * 100" office:value-type="float" office:value="11.2533687293294" calcext:value-type="float">
            <text:p>11,253368729329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5-12-01</text:p>
          </table:table-cell>
          <table:table-cell table:style-name="ce8" office:value-type="float" office:value="3204" calcext:value-type="float">
            <text:p>3204</text:p>
          </table:table-cell>
          <table:table-cell table:style-name="ce8" office:value-type="float" office:value="2279" calcext:value-type="float">
            <text:p>2279</text:p>
          </table:table-cell>
          <table:table-cell table:style-name="ce8" office:value-type="float" office:value="5483" calcext:value-type="float">
            <text:p>5483</text:p>
          </table:table-cell>
          <table:table-cell table:style-name="ce10" office:value-type="float" office:value="12" calcext:value-type="float">
            <text:p>12</text:p>
          </table:table-cell>
          <table:table-cell table:formula="of:=AVERAGE([$MZM.$B$11:.$B$14])" office:value-type="float" office:value="6125" calcext:value-type="float">
            <text:p>6125</text:p>
          </table:table-cell>
          <table:table-cell table:formula="of:=([.F13]-[.B11])^2" office:value-type="float" office:value="54863649" calcext:value-type="float">
            <text:p>54863649</text:p>
          </table:table-cell>
          <table:table-cell table:formula="of:=INDEX([.$E$2:.$E$52]; 4; 1)" office:value-type="float" office:value="4" calcext:value-type="float">
            <text:p>4</text:p>
          </table:table-cell>
          <table:table-cell table:formula="of:=[.$I$7] * [.$H$13] + [.$I$8]" office:value-type="float" office:value="35102.3224736048" calcext:value-type="float">
            <text:p>35102,3224736048</text:p>
          </table:table-cell>
          <table:table-cell table:formula="of:=([.B5]-[.I13])^2" office:value-type="float" office:value="484850562.196599" calcext:value-type="float">
            <text:p>484850562,196599</text:p>
          </table:table-cell>
          <table:table-cell table:style-name="ce17" table:formula="of:=[.$X$54]" office:value-type="float" office:value="0.143119634706875" calcext:value-type="float">
            <text:p>0,143119634706875</text:p>
          </table:table-cell>
          <table:table-cell office:value-type="float" office:value="12" calcext:value-type="float">
            <text:p>12</text:p>
          </table:table-cell>
          <table:table-cell table:formula="of:=IF([.L13]=1;[.B13];0)" office:value-type="float" office:value="0" calcext:value-type="float">
            <text:p>0</text:p>
          </table:table-cell>
          <table:table-cell table:formula="of:=IF([.L13]=2;[.B13];0)" office:value-type="float" office:value="0" calcext:value-type="float">
            <text:p>0</text:p>
          </table:table-cell>
          <table:table-cell table:formula="of:=IF([.L13]=3;[.B13];0)" office:value-type="float" office:value="0" calcext:value-type="float">
            <text:p>0</text:p>
          </table:table-cell>
          <table:table-cell table:formula="of:=IF([.L13]=4;[.B13];0)" office:value-type="float" office:value="0" calcext:value-type="float">
            <text:p>0</text:p>
          </table:table-cell>
          <table:table-cell table:formula="of:=IF([.L13]=5;[.B13];0)" office:value-type="float" office:value="0" calcext:value-type="float">
            <text:p>0</text:p>
          </table:table-cell>
          <table:table-cell table:formula="of:=IF([.L13]=6;[.B13];0)" office:value-type="float" office:value="0" calcext:value-type="float">
            <text:p>0</text:p>
          </table:table-cell>
          <table:table-cell table:formula="of:=IF([.L13]=7;[.B13];0)" office:value-type="float" office:value="0" calcext:value-type="float">
            <text:p>0</text:p>
          </table:table-cell>
          <table:table-cell table:formula="of:=IF([.L13]=8;[.B13];0)" office:value-type="float" office:value="0" calcext:value-type="float">
            <text:p>0</text:p>
          </table:table-cell>
          <table:table-cell table:formula="of:=IF([.L13]=9;[.B13];0)" office:value-type="float" office:value="0" calcext:value-type="float">
            <text:p>0</text:p>
          </table:table-cell>
          <table:table-cell table:formula="of:=IF([.L13]=10;[.B13];0)" office:value-type="float" office:value="0" calcext:value-type="float">
            <text:p>0</text:p>
          </table:table-cell>
          <table:table-cell table:formula="of:=IF([.L13]=11;[.B13];0)" office:value-type="float" office:value="0" calcext:value-type="float">
            <text:p>0</text:p>
          </table:table-cell>
          <table:table-cell table:formula="of:=IF([.L13]=12;[.B13];0)" office:value-type="float" office:value="3204" calcext:value-type="float">
            <text:p>3204</text:p>
          </table:table-cell>
          <table:table-cell/>
          <table:table-cell table:formula="of:=([.$I$4] * [.E13] + [.$I$5]) * [.K13]" office:value-type="float" office:value="6227.34764382588" calcext:value-type="float">
            <text:p>6227,34764382588</text:p>
          </table:table-cell>
          <table:table-cell table:formula="of:=([.B13]-[.Z13])^2" office:value-type="float" office:value="9140630.97542752" calcext:value-type="float">
            <text:p>9140630,97542752</text:p>
          </table:table-cell>
          <table:table-cell table:number-columns-repeated="2"/>
          <table:table-cell table:style-name="ce11" table:formula="of:=[.B13]/[.$B$2] *100" office:value-type="float" office:value="97.7425259304454" calcext:value-type="float">
            <text:p>97,7425259304454</text:p>
          </table:table-cell>
          <table:table-cell table:style-name="ce11" table:formula="of:=[.B13]/[.$B$45] * 100" office:value-type="float" office:value="2.20237972490875" calcext:value-type="float">
            <text:p>2,20237972490875</text:p>
          </table:table-cell>
          <table:table-cell table:style-name="ce11" table:formula="of:=[.B13]/[.B12]*100" office:value-type="float" office:value="73.1172980374258" calcext:value-type="float">
            <text:p>73,1172980374258</text:p>
          </table:table-cell>
          <table:table-cell table:style-name="ce11" table:formula="of:=[.B13]/[.$B$53] * 100" office:value-type="float" office:value="8.22815915307426" calcext:value-type="float">
            <text:p>8,22815915307426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01-01</text:p>
          </table:table-cell>
          <table:table-cell table:style-name="ce8" office:value-type="float" office:value="3382" calcext:value-type="float">
            <text:p>3382</text:p>
          </table:table-cell>
          <table:table-cell table:style-name="ce8" office:value-type="float" office:value="2121" calcext:value-type="float">
            <text:p>2121</text:p>
          </table:table-cell>
          <table:table-cell table:style-name="ce8" office:value-type="float" office:value="5503" calcext:value-type="float">
            <text:p>5503</text:p>
          </table:table-cell>
          <table:table-cell table:style-name="ce10" office:value-type="float" office:value="13" calcext:value-type="float">
            <text:p>13</text:p>
          </table:table-cell>
          <table:table-cell table:formula="of:=AVERAGE([$MZM.$B$12:.$B$15])" office:value-type="float" office:value="4435" calcext:value-type="float">
            <text:p>4435</text:p>
          </table:table-cell>
          <table:table-cell table:formula="of:=([.F14]-[.B12])^2" office:value-type="float" office:value="2809" calcext:value-type="float">
            <text:p>2809</text:p>
          </table:table-cell>
          <table:table-cell table:formula="of:=INDEX([.$E$2:.$E$52]; 5; 1)" office:value-type="float" office:value="5" calcext:value-type="float">
            <text:p>5</text:p>
          </table:table-cell>
          <table:table-cell table:formula="of:=[.$I$7] * [.$H$14] + [.$I$8]" office:value-type="float" office:value="35276.7374057315" calcext:value-type="float">
            <text:p>35276,7374057315</text:p>
          </table:table-cell>
          <table:table-cell table:formula="of:=([.B6]-[.I14])^2" office:value-type="float" office:value="1102788704.52989" calcext:value-type="float">
            <text:p>1102788704,52989</text:p>
          </table:table-cell>
          <table:table-cell table:style-name="ce17" table:formula="of:=[.$M$54]" office:value-type="float" office:value="0.109482796820806" calcext:value-type="float">
            <text:p>0,109482796820806</text:p>
          </table:table-cell>
          <table:table-cell office:value-type="float" office:value="1" calcext:value-type="float">
            <text:p>1</text:p>
          </table:table-cell>
          <table:table-cell table:formula="of:=IF([.L14]=1;[.B14];0)" office:value-type="float" office:value="3382" calcext:value-type="float">
            <text:p>3382</text:p>
          </table:table-cell>
          <table:table-cell table:formula="of:=IF([.L14]=2;[.B14];0)" office:value-type="float" office:value="0" calcext:value-type="float">
            <text:p>0</text:p>
          </table:table-cell>
          <table:table-cell table:formula="of:=IF([.L14]=3;[.B14];0)" office:value-type="float" office:value="0" calcext:value-type="float">
            <text:p>0</text:p>
          </table:table-cell>
          <table:table-cell table:formula="of:=IF([.L14]=4;[.B14];0)" office:value-type="float" office:value="0" calcext:value-type="float">
            <text:p>0</text:p>
          </table:table-cell>
          <table:table-cell table:formula="of:=IF([.L14]=5;[.B14];0)" office:value-type="float" office:value="0" calcext:value-type="float">
            <text:p>0</text:p>
          </table:table-cell>
          <table:table-cell table:formula="of:=IF([.L14]=6;[.B14];0)" office:value-type="float" office:value="0" calcext:value-type="float">
            <text:p>0</text:p>
          </table:table-cell>
          <table:table-cell table:formula="of:=IF([.L14]=7;[.B14];0)" office:value-type="float" office:value="0" calcext:value-type="float">
            <text:p>0</text:p>
          </table:table-cell>
          <table:table-cell table:formula="of:=IF([.L14]=8;[.B14];0)" office:value-type="float" office:value="0" calcext:value-type="float">
            <text:p>0</text:p>
          </table:table-cell>
          <table:table-cell table:formula="of:=IF([.L14]=9;[.B14];0)" office:value-type="float" office:value="0" calcext:value-type="float">
            <text:p>0</text:p>
          </table:table-cell>
          <table:table-cell table:formula="of:=IF([.L14]=10;[.B14];0)" office:value-type="float" office:value="0" calcext:value-type="float">
            <text:p>0</text:p>
          </table:table-cell>
          <table:table-cell table:formula="of:=IF([.L14]=11;[.B14];0)" office:value-type="float" office:value="0" calcext:value-type="float">
            <text:p>0</text:p>
          </table:table-cell>
          <table:table-cell table:formula="of:=IF([.L14]=12;[.B14];0)" office:value-type="float" office:value="0" calcext:value-type="float">
            <text:p>0</text:p>
          </table:table-cell>
          <table:table-cell/>
          <table:table-cell table:formula="of:=([.$I$4] * [.E14] + [.$I$5]) * [.K14]" office:value-type="float" office:value="4763.75931778896" calcext:value-type="float">
            <text:p>4763,75931778896</text:p>
          </table:table-cell>
          <table:table-cell table:formula="of:=([.B14]-[.Z14])^2" office:value-type="float" office:value="1909258.81229661" calcext:value-type="float">
            <text:p>1909258,81229661</text:p>
          </table:table-cell>
          <table:table-cell table:number-columns-repeated="2"/>
          <table:table-cell table:style-name="ce11" table:formula="of:=[.B14]/[.$B$2] *100" office:value-type="float" office:value="103.172666259915" calcext:value-type="float">
            <text:p>103,172666259915</text:p>
          </table:table-cell>
          <table:table-cell table:style-name="ce11" table:formula="of:=[.B14]/[.$B$45] * 100" office:value-type="float" office:value="2.32473415407035" calcext:value-type="float">
            <text:p>2,32473415407035</text:p>
          </table:table-cell>
          <table:table-cell table:style-name="ce11" table:formula="of:=[.B14]/[.B13]*100" office:value-type="float" office:value="105.555555555556" calcext:value-type="float">
            <text:p>105,555555555556</text:p>
          </table:table-cell>
          <table:table-cell table:style-name="ce11" table:formula="of:=[.B14]/[.$B$53] * 100" office:value-type="float" office:value="8.68527910602283" calcext:value-type="float">
            <text:p>8,68527910602283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02-01</text:p>
          </table:table-cell>
          <table:table-cell table:style-name="ce8" office:value-type="float" office:value="6772" calcext:value-type="float">
            <text:p>6772</text:p>
          </table:table-cell>
          <table:table-cell table:style-name="ce8" office:value-type="float" office:value="1181" calcext:value-type="float">
            <text:p>1181</text:p>
          </table:table-cell>
          <table:table-cell table:style-name="ce8" office:value-type="float" office:value="7953" calcext:value-type="float">
            <text:p>7953</text:p>
          </table:table-cell>
          <table:table-cell table:style-name="ce10" office:value-type="float" office:value="14" calcext:value-type="float">
            <text:p>14</text:p>
          </table:table-cell>
          <table:table-cell table:formula="of:=AVERAGE([$MZM.$B$13:.$B$16])" office:value-type="float" office:value="4679.75" calcext:value-type="float">
            <text:p>4679,75</text:p>
          </table:table-cell>
          <table:table-cell table:formula="of:=([.F15]-[.B13])^2" office:value-type="float" office:value="2177838.0625" calcext:value-type="float">
            <text:p>2177838,0625</text:p>
          </table:table-cell>
          <table:table-cell table:formula="of:=INDEX([.$E$2:.$E$52]; 6; 1)" office:value-type="float" office:value="6" calcext:value-type="float">
            <text:p>6</text:p>
          </table:table-cell>
          <table:table-cell table:formula="of:=[.$I$7] * [.$H$15] + [.$I$8]" office:value-type="float" office:value="35451.1523378582" calcext:value-type="float">
            <text:p>35451,1523378582</text:p>
          </table:table-cell>
          <table:table-cell table:formula="of:=([.B7]-[.I15])^2" office:value-type="float" office:value="945430135.854278" calcext:value-type="float">
            <text:p>945430135,854278</text:p>
          </table:table-cell>
          <table:table-cell table:style-name="ce17" table:formula="of:=[.$N$54]" office:value-type="float" office:value="0.160187158343371" calcext:value-type="float">
            <text:p>0,160187158343371</text:p>
          </table:table-cell>
          <table:table-cell office:value-type="float" office:value="2" calcext:value-type="float">
            <text:p>2</text:p>
          </table:table-cell>
          <table:table-cell table:formula="of:=IF([.L15]=1;[.B15];0)" office:value-type="float" office:value="0" calcext:value-type="float">
            <text:p>0</text:p>
          </table:table-cell>
          <table:table-cell table:formula="of:=IF([.L15]=2;[.B15];0)" office:value-type="float" office:value="6772" calcext:value-type="float">
            <text:p>6772</text:p>
          </table:table-cell>
          <table:table-cell table:formula="of:=IF([.L15]=3;[.B15];0)" office:value-type="float" office:value="0" calcext:value-type="float">
            <text:p>0</text:p>
          </table:table-cell>
          <table:table-cell table:formula="of:=IF([.L15]=4;[.B15];0)" office:value-type="float" office:value="0" calcext:value-type="float">
            <text:p>0</text:p>
          </table:table-cell>
          <table:table-cell table:formula="of:=IF([.L15]=5;[.B15];0)" office:value-type="float" office:value="0" calcext:value-type="float">
            <text:p>0</text:p>
          </table:table-cell>
          <table:table-cell table:formula="of:=IF([.L15]=6;[.B15];0)" office:value-type="float" office:value="0" calcext:value-type="float">
            <text:p>0</text:p>
          </table:table-cell>
          <table:table-cell table:formula="of:=IF([.L15]=7;[.B15];0)" office:value-type="float" office:value="0" calcext:value-type="float">
            <text:p>0</text:p>
          </table:table-cell>
          <table:table-cell table:formula="of:=IF([.L15]=8;[.B15];0)" office:value-type="float" office:value="0" calcext:value-type="float">
            <text:p>0</text:p>
          </table:table-cell>
          <table:table-cell table:formula="of:=IF([.L15]=9;[.B15];0)" office:value-type="float" office:value="0" calcext:value-type="float">
            <text:p>0</text:p>
          </table:table-cell>
          <table:table-cell table:formula="of:=IF([.L15]=10;[.B15];0)" office:value-type="float" office:value="0" calcext:value-type="float">
            <text:p>0</text:p>
          </table:table-cell>
          <table:table-cell table:formula="of:=IF([.L15]=11;[.B15];0)" office:value-type="float" office:value="0" calcext:value-type="float">
            <text:p>0</text:p>
          </table:table-cell>
          <table:table-cell table:formula="of:=IF([.L15]=12;[.B15];0)" office:value-type="float" office:value="0" calcext:value-type="float">
            <text:p>0</text:p>
          </table:table-cell>
          <table:table-cell/>
          <table:table-cell table:formula="of:=([.$I$4] * [.E15] + [.$I$5]) * [.K15]" office:value-type="float" office:value="6969.98207595725" calcext:value-type="float">
            <text:p>6969,98207595725</text:p>
          </table:table-cell>
          <table:table-cell table:formula="of:=([.B15]-[.Z15])^2" office:value-type="float" office:value="39196.9024003439" calcext:value-type="float">
            <text:p>39196,9024003439</text:p>
          </table:table-cell>
          <table:table-cell table:number-columns-repeated="2"/>
          <table:table-cell table:style-name="ce11" table:formula="of:=[.B15]/[.$B$2] *100" office:value-type="float" office:value="206.589383770592" calcext:value-type="float">
            <text:p>206,589383770592</text:p>
          </table:table-cell>
          <table:table-cell table:style-name="ce11" table:formula="of:=[.B15]/[.$B$45] * 100" office:value-type="float" office:value="4.65496738360863" calcext:value-type="float">
            <text:p>4,65496738360863</text:p>
          </table:table-cell>
          <table:table-cell table:style-name="ce11" table:formula="of:=[.B15]/[.B14]*100" office:value-type="float" office:value="200.236546422235" calcext:value-type="float">
            <text:p>200,236546422235</text:p>
          </table:table-cell>
          <table:table-cell table:style-name="ce11" table:formula="of:=[.B15]/[.$B$53] * 100" office:value-type="float" office:value="17.3911029290321" calcext:value-type="float">
            <text:p>17,3911029290321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03-01</text:p>
          </table:table-cell>
          <table:table-cell table:style-name="ce8" office:value-type="float" office:value="5361" calcext:value-type="float">
            <text:p>5361</text:p>
          </table:table-cell>
          <table:table-cell table:style-name="ce8" office:value-type="float" office:value="3081" calcext:value-type="float">
            <text:p>3081</text:p>
          </table:table-cell>
          <table:table-cell table:style-name="ce8" office:value-type="float" office:value="8442" calcext:value-type="float">
            <text:p>8442</text:p>
          </table:table-cell>
          <table:table-cell table:style-name="ce10" office:value-type="float" office:value="15" calcext:value-type="float">
            <text:p>15</text:p>
          </table:table-cell>
          <table:table-cell table:formula="of:=AVERAGE([$MZM.$B$14:.$B$17])" office:value-type="float" office:value="8487.5" calcext:value-type="float">
            <text:p>8487,5</text:p>
          </table:table-cell>
          <table:table-cell table:formula="of:=([.F16]-[.B14])^2" office:value-type="float" office:value="26066130.25" calcext:value-type="float">
            <text:p>26066130,25</text:p>
          </table:table-cell>
          <table:table-cell table:formula="of:=INDEX([.$E$2:.$E$52]; 7; 1)" office:value-type="float" office:value="7" calcext:value-type="float">
            <text:p>7</text:p>
          </table:table-cell>
          <table:table-cell table:formula="of:=[.$I$7] * [.$H$16] + [.$I$8]" office:value-type="float" office:value="35625.5672699849" calcext:value-type="float">
            <text:p>35625,5672699849</text:p>
          </table:table-cell>
          <table:table-cell table:formula="of:=([.B8]-[.I16])^2" office:value-type="float" office:value="4930487859.19419" calcext:value-type="float">
            <text:p>4930487859,19419</text:p>
          </table:table-cell>
          <table:table-cell table:style-name="ce17" table:formula="of:=[.$O$54]" office:value-type="float" office:value="0.159211284286514" calcext:value-type="float">
            <text:p>0,159211284286514</text:p>
          </table:table-cell>
          <table:table-cell office:value-type="float" office:value="3" calcext:value-type="float">
            <text:p>3</text:p>
          </table:table-cell>
          <table:table-cell table:formula="of:=IF([.L16]=1;[.B16];0)" office:value-type="float" office:value="0" calcext:value-type="float">
            <text:p>0</text:p>
          </table:table-cell>
          <table:table-cell table:formula="of:=IF([.L16]=2;[.B16];0)" office:value-type="float" office:value="0" calcext:value-type="float">
            <text:p>0</text:p>
          </table:table-cell>
          <table:table-cell table:formula="of:=IF([.L16]=3;[.B16];0)" office:value-type="float" office:value="5361" calcext:value-type="float">
            <text:p>5361</text:p>
          </table:table-cell>
          <table:table-cell table:formula="of:=IF([.L16]=4;[.B16];0)" office:value-type="float" office:value="0" calcext:value-type="float">
            <text:p>0</text:p>
          </table:table-cell>
          <table:table-cell table:formula="of:=IF([.L16]=5;[.B16];0)" office:value-type="float" office:value="0" calcext:value-type="float">
            <text:p>0</text:p>
          </table:table-cell>
          <table:table-cell table:formula="of:=IF([.L16]=6;[.B16];0)" office:value-type="float" office:value="0" calcext:value-type="float">
            <text:p>0</text:p>
          </table:table-cell>
          <table:table-cell table:formula="of:=IF([.L16]=7;[.B16];0)" office:value-type="float" office:value="0" calcext:value-type="float">
            <text:p>0</text:p>
          </table:table-cell>
          <table:table-cell table:formula="of:=IF([.L16]=8;[.B16];0)" office:value-type="float" office:value="0" calcext:value-type="float">
            <text:p>0</text:p>
          </table:table-cell>
          <table:table-cell table:formula="of:=IF([.L16]=9;[.B16];0)" office:value-type="float" office:value="0" calcext:value-type="float">
            <text:p>0</text:p>
          </table:table-cell>
          <table:table-cell table:formula="of:=IF([.L16]=10;[.B16];0)" office:value-type="float" office:value="0" calcext:value-type="float">
            <text:p>0</text:p>
          </table:table-cell>
          <table:table-cell table:formula="of:=IF([.L16]=11;[.B16];0)" office:value-type="float" office:value="0" calcext:value-type="float">
            <text:p>0</text:p>
          </table:table-cell>
          <table:table-cell table:formula="of:=IF([.L16]=12;[.B16];0)" office:value-type="float" office:value="0" calcext:value-type="float">
            <text:p>0</text:p>
          </table:table-cell>
          <table:table-cell/>
          <table:table-cell table:formula="of:=([.$I$4] * [.E16] + [.$I$5]) * [.K16]" office:value-type="float" office:value="6927.52091567003" calcext:value-type="float">
            <text:p>6927,52091567003</text:p>
          </table:table-cell>
          <table:table-cell table:formula="of:=([.B16]-[.Z16])^2" office:value-type="float" office:value="2453987.77923166" calcext:value-type="float">
            <text:p>2453987,77923166</text:p>
          </table:table-cell>
          <table:table-cell table:number-columns-repeated="2"/>
          <table:table-cell table:style-name="ce11" table:formula="of:=[.B16]/[.$B$2] *100" office:value-type="float" office:value="163.544844417328" calcext:value-type="float">
            <text:p>163,544844417328</text:p>
          </table:table-cell>
          <table:table-cell table:style-name="ce11" table:formula="of:=[.B16]/[.$B$45] * 100" office:value-type="float" office:value="3.68506794795125" calcext:value-type="float">
            <text:p>3,68506794795125</text:p>
          </table:table-cell>
          <table:table-cell table:style-name="ce11" table:formula="of:=[.B16]/[.B15]*100" office:value-type="float" office:value="79.1642055522741" calcext:value-type="float">
            <text:p>79,1642055522741</text:p>
          </table:table-cell>
          <table:table-cell table:style-name="ce11" table:formula="of:=[.B16]/[.$B$53] * 100" office:value-type="float" office:value="13.7675284705465" calcext:value-type="float">
            <text:p>13,7675284705465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04-01</text:p>
          </table:table-cell>
          <table:table-cell table:style-name="ce8" office:value-type="float" office:value="18435" calcext:value-type="float">
            <text:p>18435</text:p>
          </table:table-cell>
          <table:table-cell table:style-name="ce8" office:value-type="float" office:value="6623" calcext:value-type="float">
            <text:p>6623</text:p>
          </table:table-cell>
          <table:table-cell table:style-name="ce8" office:value-type="float" office:value="25058" calcext:value-type="float">
            <text:p>25058</text:p>
          </table:table-cell>
          <table:table-cell table:style-name="ce10" office:value-type="float" office:value="16" calcext:value-type="float">
            <text:p>16</text:p>
          </table:table-cell>
          <table:table-cell table:formula="of:=AVERAGE([$MZM.$B$15:.$B$18])" office:value-type="float" office:value="26005.25" calcext:value-type="float">
            <text:p>26005,25</text:p>
          </table:table-cell>
          <table:table-cell table:formula="of:=([.F17]-[.B15])^2" office:value-type="float" office:value="369917905.5625" calcext:value-type="float">
            <text:p>369917905,5625</text:p>
          </table:table-cell>
          <table:table-cell table:formula="of:=INDEX([.$E$2:.$E$52]; 8; 1)" office:value-type="float" office:value="8" calcext:value-type="float">
            <text:p>8</text:p>
          </table:table-cell>
          <table:table-cell table:formula="of:=[.$I$7] * [.$H$17] + [.$I$8]" office:value-type="float" office:value="35799.9822021116" calcext:value-type="float">
            <text:p>35799,9822021116</text:p>
          </table:table-cell>
          <table:table-cell table:formula="of:=([.B9]-[.I17])^2" office:value-type="float" office:value="3534899141.34722" calcext:value-type="float">
            <text:p>3534899141,34722</text:p>
          </table:table-cell>
          <table:table-cell table:style-name="ce17" table:formula="of:=[.$P$54]" office:value-type="float" office:value="0.496751996060248" calcext:value-type="float">
            <text:p>0,496751996060248</text:p>
          </table:table-cell>
          <table:table-cell office:value-type="float" office:value="4" calcext:value-type="float">
            <text:p>4</text:p>
          </table:table-cell>
          <table:table-cell table:formula="of:=IF([.L17]=1;[.B17];0)" office:value-type="float" office:value="0" calcext:value-type="float">
            <text:p>0</text:p>
          </table:table-cell>
          <table:table-cell table:formula="of:=IF([.L17]=2;[.B17];0)" office:value-type="float" office:value="0" calcext:value-type="float">
            <text:p>0</text:p>
          </table:table-cell>
          <table:table-cell table:formula="of:=IF([.L17]=3;[.B17];0)" office:value-type="float" office:value="0" calcext:value-type="float">
            <text:p>0</text:p>
          </table:table-cell>
          <table:table-cell table:formula="of:=IF([.L17]=4;[.B17];0)" office:value-type="float" office:value="18435" calcext:value-type="float">
            <text:p>18435</text:p>
          </table:table-cell>
          <table:table-cell table:formula="of:=IF([.L17]=5;[.B17];0)" office:value-type="float" office:value="0" calcext:value-type="float">
            <text:p>0</text:p>
          </table:table-cell>
          <table:table-cell table:formula="of:=IF([.L17]=6;[.B17];0)" office:value-type="float" office:value="0" calcext:value-type="float">
            <text:p>0</text:p>
          </table:table-cell>
          <table:table-cell table:formula="of:=IF([.L17]=7;[.B17];0)" office:value-type="float" office:value="0" calcext:value-type="float">
            <text:p>0</text:p>
          </table:table-cell>
          <table:table-cell table:formula="of:=IF([.L17]=8;[.B17];0)" office:value-type="float" office:value="0" calcext:value-type="float">
            <text:p>0</text:p>
          </table:table-cell>
          <table:table-cell table:formula="of:=IF([.L17]=9;[.B17];0)" office:value-type="float" office:value="0" calcext:value-type="float">
            <text:p>0</text:p>
          </table:table-cell>
          <table:table-cell table:formula="of:=IF([.L17]=10;[.B17];0)" office:value-type="float" office:value="0" calcext:value-type="float">
            <text:p>0</text:p>
          </table:table-cell>
          <table:table-cell table:formula="of:=IF([.L17]=11;[.B17];0)" office:value-type="float" office:value="0" calcext:value-type="float">
            <text:p>0</text:p>
          </table:table-cell>
          <table:table-cell table:formula="of:=IF([.L17]=12;[.B17];0)" office:value-type="float" office:value="0" calcext:value-type="float">
            <text:p>0</text:p>
          </table:table-cell>
          <table:table-cell/>
          <table:table-cell table:formula="of:=([.$I$4] * [.E17] + [.$I$5]) * [.K17]" office:value-type="float" office:value="21614.4235226247" calcext:value-type="float">
            <text:p>21614,4235226247</text:p>
          </table:table-cell>
          <table:table-cell table:formula="of:=([.B17]-[.Z17])^2" office:value-type="float" office:value="10108733.9362192" calcext:value-type="float">
            <text:p>10108733,9362192</text:p>
          </table:table-cell>
          <table:table-cell table:number-columns-repeated="2"/>
          <table:table-cell table:style-name="ce11" table:formula="of:=[.B17]/[.$B$2] *100" office:value-type="float" office:value="562.385600976205" calcext:value-type="float">
            <text:p>562,385600976205</text:p>
          </table:table-cell>
          <table:table-cell table:style-name="ce11" table:formula="of:=[.B17]/[.$B$45] * 100" office:value-type="float" office:value="12.6719320314272" calcext:value-type="float">
            <text:p>12,6719320314272</text:p>
          </table:table-cell>
          <table:table-cell table:style-name="ce11" table:formula="of:=[.B17]/[.B16]*100" office:value-type="float" office:value="343.872411863458" calcext:value-type="float">
            <text:p>343,872411863458</text:p>
          </table:table-cell>
          <table:table-cell table:style-name="ce11" table:formula="of:=[.B17]/[.$B$53] * 100" office:value-type="float" office:value="47.3427322056567" calcext:value-type="float">
            <text:p>47,3427322056567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05-01</text:p>
          </table:table-cell>
          <table:table-cell table:style-name="ce8" office:value-type="float" office:value="73453" calcext:value-type="float">
            <text:p>73453</text:p>
          </table:table-cell>
          <table:table-cell table:style-name="ce8" office:value-type="float" office:value="17617" calcext:value-type="float">
            <text:p>17617</text:p>
          </table:table-cell>
          <table:table-cell table:style-name="ce8" office:value-type="float" office:value="91070" calcext:value-type="float">
            <text:p>91070</text:p>
          </table:table-cell>
          <table:table-cell table:style-name="ce10" office:value-type="float" office:value="17" calcext:value-type="float">
            <text:p>17</text:p>
          </table:table-cell>
          <table:table-cell table:formula="of:=AVERAGE([$MZM.$B$16:.$B$19])" office:value-type="float" office:value="41998" calcext:value-type="float">
            <text:p>41998</text:p>
          </table:table-cell>
          <table:table-cell table:formula="of:=([.F18]-[.B16])^2" office:value-type="float" office:value="1342269769" calcext:value-type="float">
            <text:p>1342269769</text:p>
          </table:table-cell>
          <table:table-cell table:formula="of:=INDEX([.$E$2:.$E$52]; 9; 1)" office:value-type="float" office:value="9" calcext:value-type="float">
            <text:p>9</text:p>
          </table:table-cell>
          <table:table-cell table:formula="of:=[.$I$7] * [.$H$18] + [.$I$8]" office:value-type="float" office:value="35974.3971342383" calcext:value-type="float">
            <text:p>35974,3971342383</text:p>
          </table:table-cell>
          <table:table-cell table:formula="of:=([.B10]-[.I18])^2" office:value-type="float" office:value="63256525.9749101" calcext:value-type="float">
            <text:p>63256525,9749101</text:p>
          </table:table-cell>
          <table:table-cell table:style-name="ce17" table:formula="of:=[.$Q$54]" office:value-type="float" office:value="2.07292984281277" calcext:value-type="float">
            <text:p>2,07292984281277</text:p>
          </table:table-cell>
          <table:table-cell office:value-type="float" office:value="5" calcext:value-type="float">
            <text:p>5</text:p>
          </table:table-cell>
          <table:table-cell table:formula="of:=IF([.L18]=1;[.B18];0)" office:value-type="float" office:value="0" calcext:value-type="float">
            <text:p>0</text:p>
          </table:table-cell>
          <table:table-cell table:formula="of:=IF([.L18]=2;[.B18];0)" office:value-type="float" office:value="0" calcext:value-type="float">
            <text:p>0</text:p>
          </table:table-cell>
          <table:table-cell table:formula="of:=IF([.L18]=3;[.B18];0)" office:value-type="float" office:value="0" calcext:value-type="float">
            <text:p>0</text:p>
          </table:table-cell>
          <table:table-cell table:formula="of:=IF([.L18]=4;[.B18];0)" office:value-type="float" office:value="0" calcext:value-type="float">
            <text:p>0</text:p>
          </table:table-cell>
          <table:table-cell table:formula="of:=IF([.L18]=5;[.B18];0)" office:value-type="float" office:value="73453" calcext:value-type="float">
            <text:p>73453</text:p>
          </table:table-cell>
          <table:table-cell table:formula="of:=IF([.L18]=6;[.B18];0)" office:value-type="float" office:value="0" calcext:value-type="float">
            <text:p>0</text:p>
          </table:table-cell>
          <table:table-cell table:formula="of:=IF([.L18]=7;[.B18];0)" office:value-type="float" office:value="0" calcext:value-type="float">
            <text:p>0</text:p>
          </table:table-cell>
          <table:table-cell table:formula="of:=IF([.L18]=8;[.B18];0)" office:value-type="float" office:value="0" calcext:value-type="float">
            <text:p>0</text:p>
          </table:table-cell>
          <table:table-cell table:formula="of:=IF([.L18]=9;[.B18];0)" office:value-type="float" office:value="0" calcext:value-type="float">
            <text:p>0</text:p>
          </table:table-cell>
          <table:table-cell table:formula="of:=IF([.L18]=10;[.B18];0)" office:value-type="float" office:value="0" calcext:value-type="float">
            <text:p>0</text:p>
          </table:table-cell>
          <table:table-cell table:formula="of:=IF([.L18]=11;[.B18];0)" office:value-type="float" office:value="0" calcext:value-type="float">
            <text:p>0</text:p>
          </table:table-cell>
          <table:table-cell table:formula="of:=IF([.L18]=12;[.B18];0)" office:value-type="float" office:value="0" calcext:value-type="float">
            <text:p>0</text:p>
          </table:table-cell>
          <table:table-cell/>
          <table:table-cell table:formula="of:=([.$I$4] * [.E18] + [.$I$5]) * [.K18]" office:value-type="float" office:value="90196.2903588564" calcext:value-type="float">
            <text:p>90196,2903588564</text:p>
          </table:table-cell>
          <table:table-cell table:formula="of:=([.B18]-[.Z18])^2" office:value-type="float" office:value="280337772.040974" calcext:value-type="float">
            <text:p>280337772,040974</text:p>
          </table:table-cell>
          <table:table-cell table:number-columns-repeated="2"/>
          <table:table-cell table:style-name="ce11" table:formula="of:=[.B18]/[.$B$2] *100" office:value-type="float" office:value="2240.78706528371" calcext:value-type="float">
            <text:p>2240,78706528371</text:p>
          </table:table-cell>
          <table:table-cell table:style-name="ce11" table:formula="of:=[.B18]/[.$B$45] * 100" office:value-type="float" office:value="50.4904487932966" calcext:value-type="float">
            <text:p>50,4904487932966</text:p>
          </table:table-cell>
          <table:table-cell table:style-name="ce11" table:formula="of:=[.B18]/[.B17]*100" office:value-type="float" office:value="398.4431787361" calcext:value-type="float">
            <text:p>398,4431787361</text:p>
          </table:table-cell>
          <table:table-cell table:style-name="ce11" table:formula="of:=[.B18]/[.$B$53] * 100" office:value-type="float" office:value="188.633887100738" calcext:value-type="float">
            <text:p>188,633887100738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06-01</text:p>
          </table:table-cell>
          <table:table-cell table:style-name="ce8" office:value-type="float" office:value="70743" calcext:value-type="float">
            <text:p>70743</text:p>
          </table:table-cell>
          <table:table-cell table:style-name="ce8" office:value-type="float" office:value="22312" calcext:value-type="float">
            <text:p>22312</text:p>
          </table:table-cell>
          <table:table-cell table:style-name="ce8" office:value-type="float" office:value="93055" calcext:value-type="float">
            <text:p>93055</text:p>
          </table:table-cell>
          <table:table-cell table:style-name="ce10" office:value-type="float" office:value="18" calcext:value-type="float">
            <text:p>18</text:p>
          </table:table-cell>
          <table:table-cell table:formula="of:=AVERAGE([$MZM.$B$17:.$B$20])" office:value-type="float" office:value="67909.75" calcext:value-type="float">
            <text:p>67909,75</text:p>
          </table:table-cell>
          <table:table-cell table:formula="of:=([.F19]-[.B17])^2" office:value-type="float" office:value="2447750887.5625" calcext:value-type="float">
            <text:p>2447750887,5625</text:p>
          </table:table-cell>
          <table:table-cell table:formula="of:=INDEX([.$E$2:.$E$52]; 10; 1)" office:value-type="float" office:value="10" calcext:value-type="float">
            <text:p>10</text:p>
          </table:table-cell>
          <table:table-cell table:formula="of:=[.$I$7] * [.$H$19] + [.$I$8]" office:value-type="float" office:value="36148.812066365" calcext:value-type="float">
            <text:p>36148,812066365</text:p>
          </table:table-cell>
          <table:table-cell table:formula="of:=([.B11]-[.I19])^2" office:value-type="float" office:value="511520188.045274" calcext:value-type="float">
            <text:p>511520188,045274</text:p>
          </table:table-cell>
          <table:table-cell table:style-name="ce17" table:formula="of:=[.$R$54]" office:value-type="float" office:value="1.93280203251705" calcext:value-type="float">
            <text:p>1,93280203251705</text:p>
          </table:table-cell>
          <table:table-cell office:value-type="float" office:value="6" calcext:value-type="float">
            <text:p>6</text:p>
          </table:table-cell>
          <table:table-cell table:formula="of:=IF([.L19]=1;[.B19];0)" office:value-type="float" office:value="0" calcext:value-type="float">
            <text:p>0</text:p>
          </table:table-cell>
          <table:table-cell table:formula="of:=IF([.L19]=2;[.B19];0)" office:value-type="float" office:value="0" calcext:value-type="float">
            <text:p>0</text:p>
          </table:table-cell>
          <table:table-cell table:formula="of:=IF([.L19]=3;[.B19];0)" office:value-type="float" office:value="0" calcext:value-type="float">
            <text:p>0</text:p>
          </table:table-cell>
          <table:table-cell table:formula="of:=IF([.L19]=4;[.B19];0)" office:value-type="float" office:value="0" calcext:value-type="float">
            <text:p>0</text:p>
          </table:table-cell>
          <table:table-cell table:formula="of:=IF([.L19]=5;[.B19];0)" office:value-type="float" office:value="0" calcext:value-type="float">
            <text:p>0</text:p>
          </table:table-cell>
          <table:table-cell table:formula="of:=IF([.L19]=6;[.B19];0)" office:value-type="float" office:value="70743" calcext:value-type="float">
            <text:p>70743</text:p>
          </table:table-cell>
          <table:table-cell table:formula="of:=IF([.L19]=7;[.B19];0)" office:value-type="float" office:value="0" calcext:value-type="float">
            <text:p>0</text:p>
          </table:table-cell>
          <table:table-cell table:formula="of:=IF([.L19]=8;[.B19];0)" office:value-type="float" office:value="0" calcext:value-type="float">
            <text:p>0</text:p>
          </table:table-cell>
          <table:table-cell table:formula="of:=IF([.L19]=9;[.B19];0)" office:value-type="float" office:value="0" calcext:value-type="float">
            <text:p>0</text:p>
          </table:table-cell>
          <table:table-cell table:formula="of:=IF([.L19]=10;[.B19];0)" office:value-type="float" office:value="0" calcext:value-type="float">
            <text:p>0</text:p>
          </table:table-cell>
          <table:table-cell table:formula="of:=IF([.L19]=11;[.B19];0)" office:value-type="float" office:value="0" calcext:value-type="float">
            <text:p>0</text:p>
          </table:table-cell>
          <table:table-cell table:formula="of:=IF([.L19]=12;[.B19];0)" office:value-type="float" office:value="0" calcext:value-type="float">
            <text:p>0</text:p>
          </table:table-cell>
          <table:table-cell/>
          <table:table-cell table:formula="of:=([.$I$4] * [.E19] + [.$I$5]) * [.K19]" office:value-type="float" office:value="84099.1258825502" calcext:value-type="float">
            <text:p>84099,1258825502</text:p>
          </table:table-cell>
          <table:table-cell table:formula="of:=([.B19]-[.Z19])^2" office:value-type="float" office:value="178386098.590528" calcext:value-type="float">
            <text:p>178386098,590528</text:p>
          </table:table-cell>
          <table:table-cell table:number-columns-repeated="2"/>
          <table:table-cell table:style-name="ce11" table:formula="of:=[.B19]/[.$B$2] *100" office:value-type="float" office:value="2158.11470408786" calcext:value-type="float">
            <text:p>2158,11470408786</text:p>
          </table:table-cell>
          <table:table-cell table:style-name="ce11" table:formula="of:=[.B19]/[.$B$45] * 100" office:value-type="float" office:value="48.627636978533" calcext:value-type="float">
            <text:p>48,627636978533</text:p>
          </table:table-cell>
          <table:table-cell table:style-name="ce11" table:formula="of:=[.B19]/[.B18]*100" office:value-type="float" office:value="96.310565940125" calcext:value-type="float">
            <text:p>96,310565940125</text:p>
          </table:table-cell>
          <table:table-cell table:style-name="ce11" table:formula="of:=[.B19]/[.$B$53] * 100" office:value-type="float" office:value="181.674364221577" calcext:value-type="float">
            <text:p>181,674364221577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07-01</text:p>
          </table:table-cell>
          <table:table-cell table:style-name="ce8" office:value-type="float" office:value="109008" calcext:value-type="float">
            <text:p>109008</text:p>
          </table:table-cell>
          <table:table-cell table:style-name="ce8" office:value-type="float" office:value="28073" calcext:value-type="float">
            <text:p>28073</text:p>
          </table:table-cell>
          <table:table-cell table:style-name="ce8" office:value-type="float" office:value="137081" calcext:value-type="float">
            <text:p>137081</text:p>
          </table:table-cell>
          <table:table-cell table:style-name="ce10" office:value-type="float" office:value="19" calcext:value-type="float">
            <text:p>19</text:p>
          </table:table-cell>
          <table:table-cell table:formula="of:=AVERAGE([$MZM.$B$18:.$B$21])" office:value-type="float" office:value="92320.5" calcext:value-type="float">
            <text:p>92320,5</text:p>
          </table:table-cell>
          <table:table-cell table:formula="of:=([.F20]-[.B18])^2" office:value-type="float" office:value="355982556.25" calcext:value-type="float">
            <text:p>355982556,25</text:p>
          </table:table-cell>
          <table:table-cell table:formula="of:=INDEX([.$E$2:.$E$52]; 11; 1)" office:value-type="float" office:value="11" calcext:value-type="float">
            <text:p>11</text:p>
          </table:table-cell>
          <table:table-cell table:formula="of:=[.$I$7] * [.$H$20] + [.$I$8]" office:value-type="float" office:value="36323.2269984917" calcext:value-type="float">
            <text:p>36323,2269984917</text:p>
          </table:table-cell>
          <table:table-cell table:formula="of:=([.B12]-[.I20])^2" office:value-type="float" office:value="1020241982.16918" calcext:value-type="float">
            <text:p>1020241982,16918</text:p>
          </table:table-cell>
          <table:table-cell table:style-name="ce17" table:formula="of:=[.$S$54]" office:value-type="float" office:value="2.97931139446259" calcext:value-type="float">
            <text:p>2,97931139446259</text:p>
          </table:table-cell>
          <table:table-cell office:value-type="float" office:value="7" calcext:value-type="float">
            <text:p>7</text:p>
          </table:table-cell>
          <table:table-cell table:formula="of:=IF([.L20]=1;[.B20];0)" office:value-type="float" office:value="0" calcext:value-type="float">
            <text:p>0</text:p>
          </table:table-cell>
          <table:table-cell table:formula="of:=IF([.L20]=2;[.B20];0)" office:value-type="float" office:value="0" calcext:value-type="float">
            <text:p>0</text:p>
          </table:table-cell>
          <table:table-cell table:formula="of:=IF([.L20]=3;[.B20];0)" office:value-type="float" office:value="0" calcext:value-type="float">
            <text:p>0</text:p>
          </table:table-cell>
          <table:table-cell table:formula="of:=IF([.L20]=4;[.B20];0)" office:value-type="float" office:value="0" calcext:value-type="float">
            <text:p>0</text:p>
          </table:table-cell>
          <table:table-cell table:formula="of:=IF([.L20]=5;[.B20];0)" office:value-type="float" office:value="0" calcext:value-type="float">
            <text:p>0</text:p>
          </table:table-cell>
          <table:table-cell table:formula="of:=IF([.L20]=6;[.B20];0)" office:value-type="float" office:value="0" calcext:value-type="float">
            <text:p>0</text:p>
          </table:table-cell>
          <table:table-cell table:formula="of:=IF([.L20]=7;[.B20];0)" office:value-type="float" office:value="109008" calcext:value-type="float">
            <text:p>109008</text:p>
          </table:table-cell>
          <table:table-cell table:formula="of:=IF([.L20]=8;[.B20];0)" office:value-type="float" office:value="0" calcext:value-type="float">
            <text:p>0</text:p>
          </table:table-cell>
          <table:table-cell table:formula="of:=IF([.L20]=9;[.B20];0)" office:value-type="float" office:value="0" calcext:value-type="float">
            <text:p>0</text:p>
          </table:table-cell>
          <table:table-cell table:formula="of:=IF([.L20]=10;[.B20];0)" office:value-type="float" office:value="0" calcext:value-type="float">
            <text:p>0</text:p>
          </table:table-cell>
          <table:table-cell table:formula="of:=IF([.L20]=11;[.B20];0)" office:value-type="float" office:value="0" calcext:value-type="float">
            <text:p>0</text:p>
          </table:table-cell>
          <table:table-cell table:formula="of:=IF([.L20]=12;[.B20];0)" office:value-type="float" office:value="0" calcext:value-type="float">
            <text:p>0</text:p>
          </table:table-cell>
          <table:table-cell/>
          <table:table-cell table:formula="of:=([.$I$4] * [.E20] + [.$I$5]) * [.K20]" office:value-type="float" office:value="129634.334288312" calcext:value-type="float">
            <text:p>129634,334288312</text:p>
          </table:table-cell>
          <table:table-cell table:formula="of:=([.B20]-[.Z20])^2" office:value-type="float" office:value="425445666.173209" calcext:value-type="float">
            <text:p>425445666,173209</text:p>
          </table:table-cell>
          <table:table-cell table:number-columns-repeated="2"/>
          <table:table-cell table:style-name="ce11" table:formula="of:=[.B20]/[.$B$2] *100" office:value-type="float" office:value="3325.44234289201" calcext:value-type="float">
            <text:p>3325,44234289201</text:p>
          </table:table-cell>
          <table:table-cell table:style-name="ce11" table:formula="of:=[.B20]/[.$B$45] * 100" office:value-type="float" office:value="74.9304023261089" calcext:value-type="float">
            <text:p>74,9304023261089</text:p>
          </table:table-cell>
          <table:table-cell table:style-name="ce11" table:formula="of:=[.B20]/[.B19]*100" office:value-type="float" office:value="154.090157330054" calcext:value-type="float">
            <text:p>154,090157330054</text:p>
          </table:table-cell>
          <table:table-cell table:style-name="ce11" table:formula="of:=[.B20]/[.$B$53] * 100" office:value-type="float" office:value="279.942313657403" calcext:value-type="float">
            <text:p>279,942313657403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08-01</text:p>
          </table:table-cell>
          <table:table-cell table:style-name="ce8" office:value-type="float" office:value="116078" calcext:value-type="float">
            <text:p>116078</text:p>
          </table:table-cell>
          <table:table-cell table:style-name="ce8" office:value-type="float" office:value="31701" calcext:value-type="float">
            <text:p>31701</text:p>
          </table:table-cell>
          <table:table-cell table:style-name="ce8" office:value-type="float" office:value="147779" calcext:value-type="float">
            <text:p>147779</text:p>
          </table:table-cell>
          <table:table-cell table:style-name="ce10" office:value-type="float" office:value="20" calcext:value-type="float">
            <text:p>20</text:p>
          </table:table-cell>
          <table:table-cell table:formula="of:=AVERAGE([$MZM.$B$19:.$B$22])" office:value-type="float" office:value="83275.75" calcext:value-type="float">
            <text:p>83275,75</text:p>
          </table:table-cell>
          <table:table-cell table:formula="of:=([.F21]-[.B19])^2" office:value-type="float" office:value="157069822.5625" calcext:value-type="float">
            <text:p>157069822,5625</text:p>
          </table:table-cell>
          <table:table-cell table:formula="of:=INDEX([.$E$2:.$E$52]; 12; 1)" office:value-type="float" office:value="12" calcext:value-type="float">
            <text:p>12</text:p>
          </table:table-cell>
          <table:table-cell table:formula="of:=[.$I$7] * [.$H$21] + [.$I$8]" office:value-type="float" office:value="36497.6419306184" calcext:value-type="float">
            <text:p>36497,6419306184</text:p>
          </table:table-cell>
          <table:table-cell table:formula="of:=([.B13]-[.I21])^2" office:value-type="float" office:value="1108466593.00423" calcext:value-type="float">
            <text:p>1108466593,00423</text:p>
          </table:table-cell>
          <table:table-cell table:style-name="ce17" table:formula="of:=[.$T$54]" office:value-type="float" office:value="3.0295689083907" calcext:value-type="float">
            <text:p>3,0295689083907</text:p>
          </table:table-cell>
          <table:table-cell office:value-type="float" office:value="8" calcext:value-type="float">
            <text:p>8</text:p>
          </table:table-cell>
          <table:table-cell table:formula="of:=IF([.L21]=1;[.B21];0)" office:value-type="float" office:value="0" calcext:value-type="float">
            <text:p>0</text:p>
          </table:table-cell>
          <table:table-cell table:formula="of:=IF([.L21]=2;[.B21];0)" office:value-type="float" office:value="0" calcext:value-type="float">
            <text:p>0</text:p>
          </table:table-cell>
          <table:table-cell table:formula="of:=IF([.L21]=3;[.B21];0)" office:value-type="float" office:value="0" calcext:value-type="float">
            <text:p>0</text:p>
          </table:table-cell>
          <table:table-cell table:formula="of:=IF([.L21]=4;[.B21];0)" office:value-type="float" office:value="0" calcext:value-type="float">
            <text:p>0</text:p>
          </table:table-cell>
          <table:table-cell table:formula="of:=IF([.L21]=5;[.B21];0)" office:value-type="float" office:value="0" calcext:value-type="float">
            <text:p>0</text:p>
          </table:table-cell>
          <table:table-cell table:formula="of:=IF([.L21]=6;[.B21];0)" office:value-type="float" office:value="0" calcext:value-type="float">
            <text:p>0</text:p>
          </table:table-cell>
          <table:table-cell table:formula="of:=IF([.L21]=7;[.B21];0)" office:value-type="float" office:value="0" calcext:value-type="float">
            <text:p>0</text:p>
          </table:table-cell>
          <table:table-cell table:formula="of:=IF([.L21]=8;[.B21];0)" office:value-type="float" office:value="116078" calcext:value-type="float">
            <text:p>116078</text:p>
          </table:table-cell>
          <table:table-cell table:formula="of:=IF([.L21]=9;[.B21];0)" office:value-type="float" office:value="0" calcext:value-type="float">
            <text:p>0</text:p>
          </table:table-cell>
          <table:table-cell table:formula="of:=IF([.L21]=10;[.B21];0)" office:value-type="float" office:value="0" calcext:value-type="float">
            <text:p>0</text:p>
          </table:table-cell>
          <table:table-cell table:formula="of:=IF([.L21]=11;[.B21];0)" office:value-type="float" office:value="0" calcext:value-type="float">
            <text:p>0</text:p>
          </table:table-cell>
          <table:table-cell table:formula="of:=IF([.L21]=12;[.B21];0)" office:value-type="float" office:value="0" calcext:value-type="float">
            <text:p>0</text:p>
          </table:table-cell>
          <table:table-cell/>
          <table:table-cell table:formula="of:=([.$I$4] * [.E21] + [.$I$5]) * [.K21]" office:value-type="float" office:value="131821.125491399" calcext:value-type="float">
            <text:p>131821,125491399</text:p>
          </table:table-cell>
          <table:table-cell table:formula="of:=([.B21]-[.Z21])^2" office:value-type="float" office:value="247846000.237941" calcext:value-type="float">
            <text:p>247846000,237941</text:p>
          </table:table-cell>
          <table:table-cell table:number-columns-repeated="2"/>
          <table:table-cell table:style-name="ce11" table:formula="of:=[.B21]/[.$B$2] *100" office:value-type="float" office:value="3541.12263575351" calcext:value-type="float">
            <text:p>3541,12263575351</text:p>
          </table:table-cell>
          <table:table-cell table:style-name="ce11" table:formula="of:=[.B21]/[.$B$45] * 100" office:value-type="float" office:value="79.7902102708982" calcext:value-type="float">
            <text:p>79,7902102708982</text:p>
          </table:table-cell>
          <table:table-cell table:style-name="ce11" table:formula="of:=[.B21]/[.B20]*100" office:value-type="float" office:value="106.485762512843" calcext:value-type="float">
            <text:p>106,485762512843</text:p>
          </table:table-cell>
          <table:table-cell table:style-name="ce11" table:formula="of:=[.B21]/[.$B$53] * 100" office:value-type="float" office:value="298.09870729418" calcext:value-type="float">
            <text:p>298,09870729418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09-01</text:p>
          </table:table-cell>
          <table:table-cell table:style-name="ce8" office:value-type="float" office:value="37274" calcext:value-type="float">
            <text:p>37274</text:p>
          </table:table-cell>
          <table:table-cell table:style-name="ce8" office:value-type="float" office:value="17923" calcext:value-type="float">
            <text:p>17923</text:p>
          </table:table-cell>
          <table:table-cell table:style-name="ce8" office:value-type="float" office:value="55197" calcext:value-type="float">
            <text:p>55197</text:p>
          </table:table-cell>
          <table:table-cell table:style-name="ce10" office:value-type="float" office:value="21" calcext:value-type="float">
            <text:p>21</text:p>
          </table:table-cell>
          <table:table-cell table:formula="of:=AVERAGE([$MZM.$B$20:.$B$23])" office:value-type="float" office:value="69300.25" calcext:value-type="float">
            <text:p>69300,25</text:p>
          </table:table-cell>
          <table:table-cell table:formula="of:=([.F22]-[.B20])^2" office:value-type="float" office:value="1576705410.0625" calcext:value-type="float">
            <text:p>1576705410,0625</text:p>
          </table:table-cell>
          <table:table-cell table:formula="of:=INDEX([.$E$2:.$E$52]; 13; 1)" office:value-type="float" office:value="13" calcext:value-type="float">
            <text:p>13</text:p>
          </table:table-cell>
          <table:table-cell table:formula="of:=[.$I$7] * [.$H$22] + [.$I$8]" office:value-type="float" office:value="36672.0568627451" calcext:value-type="float">
            <text:p>36672,0568627451</text:p>
          </table:table-cell>
          <table:table-cell table:formula="of:=([.B14]-[.I22])^2" office:value-type="float" office:value="1108227885.9248" calcext:value-type="float">
            <text:p>1108227885,9248</text:p>
          </table:table-cell>
          <table:table-cell table:style-name="ce17" table:formula="of:=[.$U$54]" office:value-type="float" office:value="0.974179117705115" calcext:value-type="float">
            <text:p>0,974179117705115</text:p>
          </table:table-cell>
          <table:table-cell office:value-type="float" office:value="9" calcext:value-type="float">
            <text:p>9</text:p>
          </table:table-cell>
          <table:table-cell table:formula="of:=IF([.L22]=1;[.B22];0)" office:value-type="float" office:value="0" calcext:value-type="float">
            <text:p>0</text:p>
          </table:table-cell>
          <table:table-cell table:formula="of:=IF([.L22]=2;[.B22];0)" office:value-type="float" office:value="0" calcext:value-type="float">
            <text:p>0</text:p>
          </table:table-cell>
          <table:table-cell table:formula="of:=IF([.L22]=3;[.B22];0)" office:value-type="float" office:value="0" calcext:value-type="float">
            <text:p>0</text:p>
          </table:table-cell>
          <table:table-cell table:formula="of:=IF([.L22]=4;[.B22];0)" office:value-type="float" office:value="0" calcext:value-type="float">
            <text:p>0</text:p>
          </table:table-cell>
          <table:table-cell table:formula="of:=IF([.L22]=5;[.B22];0)" office:value-type="float" office:value="0" calcext:value-type="float">
            <text:p>0</text:p>
          </table:table-cell>
          <table:table-cell table:formula="of:=IF([.L22]=6;[.B22];0)" office:value-type="float" office:value="0" calcext:value-type="float">
            <text:p>0</text:p>
          </table:table-cell>
          <table:table-cell table:formula="of:=IF([.L22]=7;[.B22];0)" office:value-type="float" office:value="0" calcext:value-type="float">
            <text:p>0</text:p>
          </table:table-cell>
          <table:table-cell table:formula="of:=IF([.L22]=8;[.B22];0)" office:value-type="float" office:value="0" calcext:value-type="float">
            <text:p>0</text:p>
          </table:table-cell>
          <table:table-cell table:formula="of:=IF([.L22]=9;[.B22];0)" office:value-type="float" office:value="37274" calcext:value-type="float">
            <text:p>37274</text:p>
          </table:table-cell>
          <table:table-cell table:formula="of:=IF([.L22]=10;[.B22];0)" office:value-type="float" office:value="0" calcext:value-type="float">
            <text:p>0</text:p>
          </table:table-cell>
          <table:table-cell table:formula="of:=IF([.L22]=11;[.B22];0)" office:value-type="float" office:value="0" calcext:value-type="float">
            <text:p>0</text:p>
          </table:table-cell>
          <table:table-cell table:formula="of:=IF([.L22]=12;[.B22];0)" office:value-type="float" office:value="0" calcext:value-type="float">
            <text:p>0</text:p>
          </table:table-cell>
          <table:table-cell/>
          <table:table-cell table:formula="of:=([.$I$4] * [.E22] + [.$I$5]) * [.K22]" office:value-type="float" office:value="42388.010395136" calcext:value-type="float">
            <text:p>42388,010395136</text:p>
          </table:table-cell>
          <table:table-cell table:formula="of:=([.B22]-[.Z22])^2" office:value-type="float" office:value="26153102.3215586" calcext:value-type="float">
            <text:p>26153102,3215586</text:p>
          </table:table-cell>
          <table:table-cell table:number-columns-repeated="2"/>
          <table:table-cell table:style-name="ce11" table:formula="of:=[.B22]/[.$B$2] *100" office:value-type="float" office:value="1137.09579011592" calcext:value-type="float">
            <text:p>1137,09579011592</text:p>
          </table:table-cell>
          <table:table-cell table:style-name="ce11" table:formula="of:=[.B22]/[.$B$45] * 100" office:value-type="float" office:value="25.6215673739853" calcext:value-type="float">
            <text:p>25,6215673739853</text:p>
          </table:table-cell>
          <table:table-cell table:style-name="ce11" table:formula="of:=[.B22]/[.B21]*100" office:value-type="float" office:value="32.1111666293354" calcext:value-type="float">
            <text:p>32,1111666293354</text:p>
          </table:table-cell>
          <table:table-cell table:style-name="ce11" table:formula="of:=[.B22]/[.$B$53] * 100" office:value-type="float" office:value="95.7229726191292" calcext:value-type="float">
            <text:p>95,7229726191292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10-01</text:p>
          </table:table-cell>
          <table:table-cell table:style-name="ce8" office:value-type="float" office:value="14841" calcext:value-type="float">
            <text:p>14841</text:p>
          </table:table-cell>
          <table:table-cell table:style-name="ce8" office:value-type="float" office:value="8929" calcext:value-type="float">
            <text:p>8929</text:p>
          </table:table-cell>
          <table:table-cell table:style-name="ce8" office:value-type="float" office:value="23770" calcext:value-type="float">
            <text:p>23770</text:p>
          </table:table-cell>
          <table:table-cell table:style-name="ce10" office:value-type="float" office:value="22" calcext:value-type="float">
            <text:p>22</text:p>
          </table:table-cell>
          <table:table-cell table:formula="of:=AVERAGE([$MZM.$B$21:.$B$24])" office:value-type="float" office:value="43402.25" calcext:value-type="float">
            <text:p>43402,25</text:p>
          </table:table-cell>
          <table:table-cell table:formula="of:=([.F23]-[.B21])^2" office:value-type="float" office:value="5281764638.0625" calcext:value-type="float">
            <text:p>5281764638,0625</text:p>
          </table:table-cell>
          <table:table-cell table:formula="of:=INDEX([.$E$2:.$E$52]; 14; 1)" office:value-type="float" office:value="14" calcext:value-type="float">
            <text:p>14</text:p>
          </table:table-cell>
          <table:table-cell table:formula="of:=[.$I$7] * [.$H$23] + [.$I$8]" office:value-type="float" office:value="36846.4717948718" calcext:value-type="float">
            <text:p>36846,4717948718</text:p>
          </table:table-cell>
          <table:table-cell table:formula="of:=([.B15]-[.I23])^2" office:value-type="float" office:value="904473853.740539" calcext:value-type="float">
            <text:p>904473853,740539</text:p>
          </table:table-cell>
          <table:table-cell table:style-name="ce17" table:formula="of:=[.$V$54]" office:value-type="float" office:value="0.420524675816451" calcext:value-type="float">
            <text:p>0,420524675816451</text:p>
          </table:table-cell>
          <table:table-cell office:value-type="float" office:value="10" calcext:value-type="float">
            <text:p>10</text:p>
          </table:table-cell>
          <table:table-cell table:formula="of:=IF([.L23]=1;[.B23];0)" office:value-type="float" office:value="0" calcext:value-type="float">
            <text:p>0</text:p>
          </table:table-cell>
          <table:table-cell table:formula="of:=IF([.L23]=2;[.B23];0)" office:value-type="float" office:value="0" calcext:value-type="float">
            <text:p>0</text:p>
          </table:table-cell>
          <table:table-cell table:formula="of:=IF([.L23]=3;[.B23];0)" office:value-type="float" office:value="0" calcext:value-type="float">
            <text:p>0</text:p>
          </table:table-cell>
          <table:table-cell table:formula="of:=IF([.L23]=4;[.B23];0)" office:value-type="float" office:value="0" calcext:value-type="float">
            <text:p>0</text:p>
          </table:table-cell>
          <table:table-cell table:formula="of:=IF([.L23]=5;[.B23];0)" office:value-type="float" office:value="0" calcext:value-type="float">
            <text:p>0</text:p>
          </table:table-cell>
          <table:table-cell table:formula="of:=IF([.L23]=6;[.B23];0)" office:value-type="float" office:value="0" calcext:value-type="float">
            <text:p>0</text:p>
          </table:table-cell>
          <table:table-cell table:formula="of:=IF([.L23]=7;[.B23];0)" office:value-type="float" office:value="0" calcext:value-type="float">
            <text:p>0</text:p>
          </table:table-cell>
          <table:table-cell table:formula="of:=IF([.L23]=8;[.B23];0)" office:value-type="float" office:value="0" calcext:value-type="float">
            <text:p>0</text:p>
          </table:table-cell>
          <table:table-cell table:formula="of:=IF([.L23]=9;[.B23];0)" office:value-type="float" office:value="0" calcext:value-type="float">
            <text:p>0</text:p>
          </table:table-cell>
          <table:table-cell table:formula="of:=IF([.L23]=10;[.B23];0)" office:value-type="float" office:value="14841" calcext:value-type="float">
            <text:p>14841</text:p>
          </table:table-cell>
          <table:table-cell table:formula="of:=IF([.L23]=11;[.B23];0)" office:value-type="float" office:value="0" calcext:value-type="float">
            <text:p>0</text:p>
          </table:table-cell>
          <table:table-cell table:formula="of:=IF([.L23]=12;[.B23];0)" office:value-type="float" office:value="0" calcext:value-type="float">
            <text:p>0</text:p>
          </table:table-cell>
          <table:table-cell/>
          <table:table-cell table:formula="of:=([.$I$4] * [.E23] + [.$I$5]) * [.K23]" office:value-type="float" office:value="18297.6677338054" calcext:value-type="float">
            <text:p>18297,6677338054</text:p>
          </table:table-cell>
          <table:table-cell table:formula="of:=([.B23]-[.Z23])^2" office:value-type="float" office:value="11948551.8219315" calcext:value-type="float">
            <text:p>11948551,8219315</text:p>
          </table:table-cell>
          <table:table-cell table:number-columns-repeated="2"/>
          <table:table-cell table:style-name="ce11" table:formula="of:=[.B23]/[.$B$2] *100" office:value-type="float" office:value="452.74557657108" calcext:value-type="float">
            <text:p>452,74557657108</text:p>
          </table:table-cell>
          <table:table-cell table:style-name="ce11" table:formula="of:=[.B23]/[.$B$45] * 100" office:value-type="float" office:value="10.2014723774565" calcext:value-type="float">
            <text:p>10,2014723774565</text:p>
          </table:table-cell>
          <table:table-cell table:style-name="ce11" table:formula="of:=[.B23]/[.B22]*100" office:value-type="float" office:value="39.8159575038901" calcext:value-type="float">
            <text:p>39,8159575038901</text:p>
          </table:table-cell>
          <table:table-cell table:style-name="ce11" table:formula="of:=[.B23]/[.$B$53] * 100" office:value-type="float" office:value="38.1130180994928" calcext:value-type="float">
            <text:p>38,1130180994928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11-01</text:p>
          </table:table-cell>
          <table:table-cell table:style-name="ce8" office:value-type="float" office:value="5416" calcext:value-type="float">
            <text:p>5416</text:p>
          </table:table-cell>
          <table:table-cell table:style-name="ce8" office:value-type="float" office:value="2767" calcext:value-type="float">
            <text:p>2767</text:p>
          </table:table-cell>
          <table:table-cell table:style-name="ce8" office:value-type="float" office:value="8183" calcext:value-type="float">
            <text:p>8183</text:p>
          </table:table-cell>
          <table:table-cell table:style-name="ce10" office:value-type="float" office:value="23" calcext:value-type="float">
            <text:p>23</text:p>
          </table:table-cell>
          <table:table-cell table:formula="of:=AVERAGE([$MZM.$B$22:.$B$25])" office:value-type="float" office:value="15225" calcext:value-type="float">
            <text:p>15225</text:p>
          </table:table-cell>
          <table:table-cell table:formula="of:=([.F24]-[.B22])^2" office:value-type="float" office:value="486158401" calcext:value-type="float">
            <text:p>486158401</text:p>
          </table:table-cell>
          <table:table-cell table:formula="of:=INDEX([.$E$2:.$E$52]; 15; 1)" office:value-type="float" office:value="15" calcext:value-type="float">
            <text:p>15</text:p>
          </table:table-cell>
          <table:table-cell table:formula="of:=[.$I$7] * [.$H$24] + [.$I$8]" office:value-type="float" office:value="37020.8867269985" calcext:value-type="float">
            <text:p>37020,8867269985</text:p>
          </table:table-cell>
          <table:table-cell table:formula="of:=([.B16]-[.I24])^2" office:value-type="float" office:value="1002348427.56638" calcext:value-type="float">
            <text:p>1002348427,56638</text:p>
          </table:table-cell>
          <table:table-cell table:style-name="ce17" table:formula="of:=[.$W$54]" office:value-type="float" office:value="0.164710848214825" calcext:value-type="float">
            <text:p>0,164710848214825</text:p>
          </table:table-cell>
          <table:table-cell office:value-type="float" office:value="11" calcext:value-type="float">
            <text:p>11</text:p>
          </table:table-cell>
          <table:table-cell table:formula="of:=IF([.L24]=1;[.B24];0)" office:value-type="float" office:value="0" calcext:value-type="float">
            <text:p>0</text:p>
          </table:table-cell>
          <table:table-cell table:formula="of:=IF([.L24]=2;[.B24];0)" office:value-type="float" office:value="0" calcext:value-type="float">
            <text:p>0</text:p>
          </table:table-cell>
          <table:table-cell table:formula="of:=IF([.L24]=3;[.B24];0)" office:value-type="float" office:value="0" calcext:value-type="float">
            <text:p>0</text:p>
          </table:table-cell>
          <table:table-cell table:formula="of:=IF([.L24]=4;[.B24];0)" office:value-type="float" office:value="0" calcext:value-type="float">
            <text:p>0</text:p>
          </table:table-cell>
          <table:table-cell table:formula="of:=IF([.L24]=5;[.B24];0)" office:value-type="float" office:value="0" calcext:value-type="float">
            <text:p>0</text:p>
          </table:table-cell>
          <table:table-cell table:formula="of:=IF([.L24]=6;[.B24];0)" office:value-type="float" office:value="0" calcext:value-type="float">
            <text:p>0</text:p>
          </table:table-cell>
          <table:table-cell table:formula="of:=IF([.L24]=7;[.B24];0)" office:value-type="float" office:value="0" calcext:value-type="float">
            <text:p>0</text:p>
          </table:table-cell>
          <table:table-cell table:formula="of:=IF([.L24]=8;[.B24];0)" office:value-type="float" office:value="0" calcext:value-type="float">
            <text:p>0</text:p>
          </table:table-cell>
          <table:table-cell table:formula="of:=IF([.L24]=9;[.B24];0)" office:value-type="float" office:value="0" calcext:value-type="float">
            <text:p>0</text:p>
          </table:table-cell>
          <table:table-cell table:formula="of:=IF([.L24]=10;[.B24];0)" office:value-type="float" office:value="0" calcext:value-type="float">
            <text:p>0</text:p>
          </table:table-cell>
          <table:table-cell table:formula="of:=IF([.L24]=11;[.B24];0)" office:value-type="float" office:value="5416" calcext:value-type="float">
            <text:p>5416</text:p>
          </table:table-cell>
          <table:table-cell table:formula="of:=IF([.L24]=12;[.B24];0)" office:value-type="float" office:value="0" calcext:value-type="float">
            <text:p>0</text:p>
          </table:table-cell>
          <table:table-cell/>
          <table:table-cell table:formula="of:=([.$I$4] * [.E24] + [.$I$5]) * [.K24]" office:value-type="float" office:value="7166.81991850136" calcext:value-type="float">
            <text:p>7166,81991850136</text:p>
          </table:table-cell>
          <table:table-cell table:formula="of:=([.B24]-[.Z24])^2" office:value-type="float" office:value="3065370.38702112" calcext:value-type="float">
            <text:p>3065370,38702112</text:p>
          </table:table-cell>
          <table:table-cell table:number-columns-repeated="2"/>
          <table:table-cell table:style-name="ce11" table:formula="of:=[.B24]/[.$B$2] *100" office:value-type="float" office:value="165.222696766321" calcext:value-type="float">
            <text:p>165,222696766321</text:p>
          </table:table-cell>
          <table:table-cell table:style-name="ce11" table:formula="of:=[.B24]/[.$B$45] * 100" office:value-type="float" office:value="3.72287409179332" calcext:value-type="float">
            <text:p>3,72287409179332</text:p>
          </table:table-cell>
          <table:table-cell table:style-name="ce11" table:formula="of:=[.B24]/[.B23]*100" office:value-type="float" office:value="36.4934977427397" calcext:value-type="float">
            <text:p>36,4934977427397</text:p>
          </table:table-cell>
          <table:table-cell table:style-name="ce11" table:formula="of:=[.B24]/[.$B$53] * 100" office:value-type="float" office:value="13.9087733998284" calcext:value-type="float">
            <text:p>13,908773399828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-12-01</text:p>
          </table:table-cell>
          <table:table-cell table:style-name="ce8" office:value-type="float" office:value="3369" calcext:value-type="float">
            <text:p>3369</text:p>
          </table:table-cell>
          <table:table-cell table:style-name="ce8" office:value-type="float" office:value="2850" calcext:value-type="float">
            <text:p>2850</text:p>
          </table:table-cell>
          <table:table-cell table:style-name="ce8" office:value-type="float" office:value="6219" calcext:value-type="float">
            <text:p>6219</text:p>
          </table:table-cell>
          <table:table-cell table:style-name="ce10" office:value-type="float" office:value="24" calcext:value-type="float">
            <text:p>24</text:p>
          </table:table-cell>
          <table:table-cell table:formula="of:=AVERAGE([$MZM.$B$23:.$B$26])" office:value-type="float" office:value="6815.75" calcext:value-type="float">
            <text:p>6815,75</text:p>
          </table:table-cell>
          <table:table-cell table:formula="of:=([.F25]-[.B23])^2" office:value-type="float" office:value="64404637.5625" calcext:value-type="float">
            <text:p>64404637,5625</text:p>
          </table:table-cell>
          <table:table-cell table:formula="of:=INDEX([.$E$2:.$E$52]; 16; 1)" office:value-type="float" office:value="16" calcext:value-type="float">
            <text:p>16</text:p>
          </table:table-cell>
          <table:table-cell table:formula="of:=[.$I$7] * [.$H$25] + [.$I$8]" office:value-type="float" office:value="37195.3016591252" calcext:value-type="float">
            <text:p>37195,3016591252</text:p>
          </table:table-cell>
          <table:table-cell table:formula="of:=([.B17]-[.I25])^2" office:value-type="float" office:value="351948918.341375" calcext:value-type="float">
            <text:p>351948918,341375</text:p>
          </table:table-cell>
          <table:table-cell table:style-name="ce17" table:formula="of:=[.$X$54]" office:value-type="float" office:value="0.143119634706875" calcext:value-type="float">
            <text:p>0,143119634706875</text:p>
          </table:table-cell>
          <table:table-cell office:value-type="float" office:value="12" calcext:value-type="float">
            <text:p>12</text:p>
          </table:table-cell>
          <table:table-cell table:formula="of:=IF([.L25]=1;[.B25];0)" office:value-type="float" office:value="0" calcext:value-type="float">
            <text:p>0</text:p>
          </table:table-cell>
          <table:table-cell table:formula="of:=IF([.L25]=2;[.B25];0)" office:value-type="float" office:value="0" calcext:value-type="float">
            <text:p>0</text:p>
          </table:table-cell>
          <table:table-cell table:formula="of:=IF([.L25]=3;[.B25];0)" office:value-type="float" office:value="0" calcext:value-type="float">
            <text:p>0</text:p>
          </table:table-cell>
          <table:table-cell table:formula="of:=IF([.L25]=4;[.B25];0)" office:value-type="float" office:value="0" calcext:value-type="float">
            <text:p>0</text:p>
          </table:table-cell>
          <table:table-cell table:formula="of:=IF([.L25]=5;[.B25];0)" office:value-type="float" office:value="0" calcext:value-type="float">
            <text:p>0</text:p>
          </table:table-cell>
          <table:table-cell table:formula="of:=IF([.L25]=6;[.B25];0)" office:value-type="float" office:value="0" calcext:value-type="float">
            <text:p>0</text:p>
          </table:table-cell>
          <table:table-cell table:formula="of:=IF([.L25]=7;[.B25];0)" office:value-type="float" office:value="0" calcext:value-type="float">
            <text:p>0</text:p>
          </table:table-cell>
          <table:table-cell table:formula="of:=IF([.L25]=8;[.B25];0)" office:value-type="float" office:value="0" calcext:value-type="float">
            <text:p>0</text:p>
          </table:table-cell>
          <table:table-cell table:formula="of:=IF([.L25]=9;[.B25];0)" office:value-type="float" office:value="0" calcext:value-type="float">
            <text:p>0</text:p>
          </table:table-cell>
          <table:table-cell table:formula="of:=IF([.L25]=10;[.B25];0)" office:value-type="float" office:value="0" calcext:value-type="float">
            <text:p>0</text:p>
          </table:table-cell>
          <table:table-cell table:formula="of:=IF([.L25]=11;[.B25];0)" office:value-type="float" office:value="0" calcext:value-type="float">
            <text:p>0</text:p>
          </table:table-cell>
          <table:table-cell table:formula="of:=IF([.L25]=12;[.B25];0)" office:value-type="float" office:value="3369" calcext:value-type="float">
            <text:p>3369</text:p>
          </table:table-cell>
          <table:table-cell/>
          <table:table-cell table:formula="of:=([.$I$4] * [.E25] + [.$I$5]) * [.K25]" office:value-type="float" office:value="6227.35384446213" calcext:value-type="float">
            <text:p>6227,35384446213</text:p>
          </table:table-cell>
          <table:table-cell table:formula="of:=([.B25]-[.Z25])^2" office:value-type="float" office:value="8170186.70015145" calcext:value-type="float">
            <text:p>8170186,70015145</text:p>
          </table:table-cell>
          <table:table-cell table:number-columns-repeated="2"/>
          <table:table-cell table:style-name="ce11" table:formula="of:=[.B25]/[.$B$2] *100" office:value-type="float" office:value="102.776082977425" calcext:value-type="float">
            <text:p>102,776082977425</text:p>
          </table:table-cell>
          <table:table-cell table:style-name="ce11" table:formula="of:=[.B25]/[.$B$45] * 100" office:value-type="float" office:value="2.31579815643495" calcext:value-type="float">
            <text:p>2,31579815643495</text:p>
          </table:table-cell>
          <table:table-cell table:style-name="ce11" table:formula="of:=[.B25]/[.B24]*100" office:value-type="float" office:value="62.2045790251108" calcext:value-type="float">
            <text:p>62,2045790251108</text:p>
          </table:table-cell>
          <table:table-cell table:style-name="ce11" table:formula="of:=[.B25]/[.$B$53] * 100" office:value-type="float" office:value="8.65189394091984" calcext:value-type="float">
            <text:p>8,6518939409198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01-01</text:p>
          </table:table-cell>
          <table:table-cell table:style-name="ce8" office:value-type="float" office:value="3637" calcext:value-type="float">
            <text:p>3637</text:p>
          </table:table-cell>
          <table:table-cell table:style-name="ce8" office:value-type="float" office:value="2238" calcext:value-type="float">
            <text:p>2238</text:p>
          </table:table-cell>
          <table:table-cell table:style-name="ce8" office:value-type="float" office:value="5875" calcext:value-type="float">
            <text:p>5875</text:p>
          </table:table-cell>
          <table:table-cell table:style-name="ce10" office:value-type="float" office:value="25" calcext:value-type="float">
            <text:p>25</text:p>
          </table:table-cell>
          <table:table-cell table:formula="of:=AVERAGE([$MZM.$B$24:.$B$27])" office:value-type="float" office:value="4312.75" calcext:value-type="float">
            <text:p>4312,75</text:p>
          </table:table-cell>
          <table:table-cell table:formula="of:=([.F26]-[.B24])^2" office:value-type="float" office:value="1217160.5625" calcext:value-type="float">
            <text:p>1217160,5625</text:p>
          </table:table-cell>
          <table:table-cell table:formula="of:=INDEX([.$E$2:.$E$52]; 17; 1)" office:value-type="float" office:value="17" calcext:value-type="float">
            <text:p>17</text:p>
          </table:table-cell>
          <table:table-cell table:formula="of:=[.$I$7] * [.$H$26] + [.$I$8]" office:value-type="float" office:value="37369.7165912519" calcext:value-type="float">
            <text:p>37369,7165912519</text:p>
          </table:table-cell>
          <table:table-cell table:formula="of:=([.B18]-[.I26])^2" office:value-type="float" office:value="1302003341.55604" calcext:value-type="float">
            <text:p>1302003341,55604</text:p>
          </table:table-cell>
          <table:table-cell table:style-name="ce17" table:formula="of:=[.$M$54]" office:value-type="float" office:value="0.109482796820806" calcext:value-type="float">
            <text:p>0,109482796820806</text:p>
          </table:table-cell>
          <table:table-cell office:value-type="float" office:value="1" calcext:value-type="float">
            <text:p>1</text:p>
          </table:table-cell>
          <table:table-cell table:formula="of:=IF([.L26]=1;[.B26];0)" office:value-type="float" office:value="3637" calcext:value-type="float">
            <text:p>3637</text:p>
          </table:table-cell>
          <table:table-cell table:formula="of:=IF([.L26]=2;[.B26];0)" office:value-type="float" office:value="0" calcext:value-type="float">
            <text:p>0</text:p>
          </table:table-cell>
          <table:table-cell table:formula="of:=IF([.L26]=3;[.B26];0)" office:value-type="float" office:value="0" calcext:value-type="float">
            <text:p>0</text:p>
          </table:table-cell>
          <table:table-cell table:formula="of:=IF([.L26]=4;[.B26];0)" office:value-type="float" office:value="0" calcext:value-type="float">
            <text:p>0</text:p>
          </table:table-cell>
          <table:table-cell table:formula="of:=IF([.L26]=5;[.B26];0)" office:value-type="float" office:value="0" calcext:value-type="float">
            <text:p>0</text:p>
          </table:table-cell>
          <table:table-cell table:formula="of:=IF([.L26]=6;[.B26];0)" office:value-type="float" office:value="0" calcext:value-type="float">
            <text:p>0</text:p>
          </table:table-cell>
          <table:table-cell table:formula="of:=IF([.L26]=7;[.B26];0)" office:value-type="float" office:value="0" calcext:value-type="float">
            <text:p>0</text:p>
          </table:table-cell>
          <table:table-cell table:formula="of:=IF([.L26]=8;[.B26];0)" office:value-type="float" office:value="0" calcext:value-type="float">
            <text:p>0</text:p>
          </table:table-cell>
          <table:table-cell table:formula="of:=IF([.L26]=9;[.B26];0)" office:value-type="float" office:value="0" calcext:value-type="float">
            <text:p>0</text:p>
          </table:table-cell>
          <table:table-cell table:formula="of:=IF([.L26]=10;[.B26];0)" office:value-type="float" office:value="0" calcext:value-type="float">
            <text:p>0</text:p>
          </table:table-cell>
          <table:table-cell table:formula="of:=IF([.L26]=11;[.B26];0)" office:value-type="float" office:value="0" calcext:value-type="float">
            <text:p>0</text:p>
          </table:table-cell>
          <table:table-cell table:formula="of:=IF([.L26]=12;[.B26];0)" office:value-type="float" office:value="0" calcext:value-type="float">
            <text:p>0</text:p>
          </table:table-cell>
          <table:table-cell/>
          <table:table-cell table:formula="of:=([.$I$4] * [.E26] + [.$I$5]) * [.K26]" office:value-type="float" office:value="4763.76406111436" calcext:value-type="float">
            <text:p>4763,76406111436</text:p>
          </table:table-cell>
          <table:table-cell table:formula="of:=([.B26]-[.Z26])^2" office:value-type="float" office:value="1269597.24941893" calcext:value-type="float">
            <text:p>1269597,24941893</text:p>
          </table:table-cell>
          <table:table-cell table:number-columns-repeated="2"/>
          <table:table-cell table:style-name="ce11" table:formula="of:=[.B26]/[.$B$2] *100" office:value-type="float" office:value="110.951799877974" calcext:value-type="float">
            <text:p>110,951799877974</text:p>
          </table:table-cell>
          <table:table-cell table:style-name="ce11" table:formula="of:=[.B26]/[.$B$45] * 100" office:value-type="float" office:value="2.50001718461084" calcext:value-type="float">
            <text:p>2,50001718461084</text:p>
          </table:table-cell>
          <table:table-cell table:style-name="ce11" table:formula="of:=[.B26]/[.B25]*100" office:value-type="float" office:value="107.954882754527" calcext:value-type="float">
            <text:p>107,954882754527</text:p>
          </table:table-cell>
          <table:table-cell table:style-name="ce11" table:formula="of:=[.B26]/[.$B$53] * 100" office:value-type="float" office:value="9.340141959966" calcext:value-type="float">
            <text:p>9,340141959966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02-01</text:p>
          </table:table-cell>
          <table:table-cell table:style-name="ce8" office:value-type="float" office:value="4829" calcext:value-type="float">
            <text:p>4829</text:p>
          </table:table-cell>
          <table:table-cell table:style-name="ce8" office:value-type="float" office:value="1490" calcext:value-type="float">
            <text:p>1490</text:p>
          </table:table-cell>
          <table:table-cell table:style-name="ce8" office:value-type="float" office:value="6319" calcext:value-type="float">
            <text:p>6319</text:p>
          </table:table-cell>
          <table:table-cell table:style-name="ce10" office:value-type="float" office:value="26" calcext:value-type="float">
            <text:p>26</text:p>
          </table:table-cell>
          <table:table-cell table:formula="of:=AVERAGE([$MZM.$B$25:.$B$28])" office:value-type="float" office:value="4150.25" calcext:value-type="float">
            <text:p>4150,25</text:p>
          </table:table-cell>
          <table:table-cell table:formula="of:=([.F27]-[.B25])^2" office:value-type="float" office:value="610351.5625" calcext:value-type="float">
            <text:p>610351,5625</text:p>
          </table:table-cell>
          <table:table-cell table:formula="of:=INDEX([.$E$2:.$E$52]; 18; 1)" office:value-type="float" office:value="18" calcext:value-type="float">
            <text:p>18</text:p>
          </table:table-cell>
          <table:table-cell table:formula="of:=[.$I$7] * [.$H$27] + [.$I$8]" office:value-type="float" office:value="37544.1315233786" calcext:value-type="float">
            <text:p>37544,1315233786</text:p>
          </table:table-cell>
          <table:table-cell table:formula="of:=([.B19]-[.I27])^2" office:value-type="float" office:value="1102164868.12801" calcext:value-type="float">
            <text:p>1102164868,12801</text:p>
          </table:table-cell>
          <table:table-cell table:style-name="ce17" table:formula="of:=[.$N$54]" office:value-type="float" office:value="0.160187158343371" calcext:value-type="float">
            <text:p>0,160187158343371</text:p>
          </table:table-cell>
          <table:table-cell office:value-type="float" office:value="2" calcext:value-type="float">
            <text:p>2</text:p>
          </table:table-cell>
          <table:table-cell table:formula="of:=IF([.L27]=1;[.B27];0)" office:value-type="float" office:value="0" calcext:value-type="float">
            <text:p>0</text:p>
          </table:table-cell>
          <table:table-cell table:formula="of:=IF([.L27]=2;[.B27];0)" office:value-type="float" office:value="4829" calcext:value-type="float">
            <text:p>4829</text:p>
          </table:table-cell>
          <table:table-cell table:formula="of:=IF([.L27]=3;[.B27];0)" office:value-type="float" office:value="0" calcext:value-type="float">
            <text:p>0</text:p>
          </table:table-cell>
          <table:table-cell table:formula="of:=IF([.L27]=4;[.B27];0)" office:value-type="float" office:value="0" calcext:value-type="float">
            <text:p>0</text:p>
          </table:table-cell>
          <table:table-cell table:formula="of:=IF([.L27]=5;[.B27];0)" office:value-type="float" office:value="0" calcext:value-type="float">
            <text:p>0</text:p>
          </table:table-cell>
          <table:table-cell table:formula="of:=IF([.L27]=6;[.B27];0)" office:value-type="float" office:value="0" calcext:value-type="float">
            <text:p>0</text:p>
          </table:table-cell>
          <table:table-cell table:formula="of:=IF([.L27]=7;[.B27];0)" office:value-type="float" office:value="0" calcext:value-type="float">
            <text:p>0</text:p>
          </table:table-cell>
          <table:table-cell table:formula="of:=IF([.L27]=8;[.B27];0)" office:value-type="float" office:value="0" calcext:value-type="float">
            <text:p>0</text:p>
          </table:table-cell>
          <table:table-cell table:formula="of:=IF([.L27]=9;[.B27];0)" office:value-type="float" office:value="0" calcext:value-type="float">
            <text:p>0</text:p>
          </table:table-cell>
          <table:table-cell table:formula="of:=IF([.L27]=10;[.B27];0)" office:value-type="float" office:value="0" calcext:value-type="float">
            <text:p>0</text:p>
          </table:table-cell>
          <table:table-cell table:formula="of:=IF([.L27]=11;[.B27];0)" office:value-type="float" office:value="0" calcext:value-type="float">
            <text:p>0</text:p>
          </table:table-cell>
          <table:table-cell table:formula="of:=IF([.L27]=12;[.B27];0)" office:value-type="float" office:value="0" calcext:value-type="float">
            <text:p>0</text:p>
          </table:table-cell>
          <table:table-cell/>
          <table:table-cell table:formula="of:=([.$I$4] * [.E27] + [.$I$5]) * [.K27]" office:value-type="float" office:value="6969.98901604135" calcext:value-type="float">
            <text:p>6969,98901604135</text:p>
          </table:table-cell>
          <table:table-cell table:formula="of:=([.B27]-[.Z27])^2" office:value-type="float" office:value="4583833.9668097" calcext:value-type="float">
            <text:p>4583833,9668097</text:p>
          </table:table-cell>
          <table:table-cell table:number-columns-repeated="2"/>
          <table:table-cell table:style-name="ce11" table:formula="of:=[.B27]/[.$B$2] *100" office:value-type="float" office:value="147.315436241611" calcext:value-type="float">
            <text:p>147,315436241611</text:p>
          </table:table-cell>
          <table:table-cell table:style-name="ce11" table:formula="of:=[.B27]/[.$B$45] * 100" office:value-type="float" office:value="3.31937942933344" calcext:value-type="float">
            <text:p>3,31937942933344</text:p>
          </table:table-cell>
          <table:table-cell table:style-name="ce11" table:formula="of:=[.B27]/[.B26]*100" office:value-type="float" office:value="132.774264503712" calcext:value-type="float">
            <text:p>132,774264503712</text:p>
          </table:table-cell>
          <table:table-cell table:style-name="ce11" table:formula="of:=[.B27]/[.$B$53] * 100" office:value-type="float" office:value="12.4013047909474" calcext:value-type="float">
            <text:p>12,401304790947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03-01</text:p>
          </table:table-cell>
          <table:table-cell table:style-name="ce8" office:value-type="float" office:value="4766" calcext:value-type="float">
            <text:p>4766</text:p>
          </table:table-cell>
          <table:table-cell table:style-name="ce8" office:value-type="float" office:value="2994" calcext:value-type="float">
            <text:p>2994</text:p>
          </table:table-cell>
          <table:table-cell table:style-name="ce8" office:value-type="float" office:value="7760" calcext:value-type="float">
            <text:p>7760</text:p>
          </table:table-cell>
          <table:table-cell table:style-name="ce10" office:value-type="float" office:value="27" calcext:value-type="float">
            <text:p>27</text:p>
          </table:table-cell>
          <table:table-cell table:formula="of:=AVERAGE([$MZM.$B$26:.$B$29])" office:value-type="float" office:value="8363.25" calcext:value-type="float">
            <text:p>8363,25</text:p>
          </table:table-cell>
          <table:table-cell table:formula="of:=([.F28]-[.B26])^2" office:value-type="float" office:value="22337439.0625" calcext:value-type="float">
            <text:p>22337439,0625</text:p>
          </table:table-cell>
          <table:table-cell table:formula="of:=INDEX([.$E$2:.$E$52]; 19; 1)" office:value-type="float" office:value="19" calcext:value-type="float">
            <text:p>19</text:p>
          </table:table-cell>
          <table:table-cell table:formula="of:=[.$I$7] * [.$H$28] + [.$I$8]" office:value-type="float" office:value="37718.5464555053" calcext:value-type="float">
            <text:p>37718,5464555053</text:p>
          </table:table-cell>
          <table:table-cell table:formula="of:=([.B20]-[.I28])^2" office:value-type="float" office:value="5082186186.67267" calcext:value-type="float">
            <text:p>5082186186,67267</text:p>
          </table:table-cell>
          <table:table-cell table:style-name="ce17" table:formula="of:=[.$O$54]" office:value-type="float" office:value="0.159211284286514" calcext:value-type="float">
            <text:p>0,159211284286514</text:p>
          </table:table-cell>
          <table:table-cell office:value-type="float" office:value="3" calcext:value-type="float">
            <text:p>3</text:p>
          </table:table-cell>
          <table:table-cell table:formula="of:=IF([.L28]=1;[.B28];0)" office:value-type="float" office:value="0" calcext:value-type="float">
            <text:p>0</text:p>
          </table:table-cell>
          <table:table-cell table:formula="of:=IF([.L28]=2;[.B28];0)" office:value-type="float" office:value="0" calcext:value-type="float">
            <text:p>0</text:p>
          </table:table-cell>
          <table:table-cell table:formula="of:=IF([.L28]=3;[.B28];0)" office:value-type="float" office:value="4766" calcext:value-type="float">
            <text:p>4766</text:p>
          </table:table-cell>
          <table:table-cell table:formula="of:=IF([.L28]=4;[.B28];0)" office:value-type="float" office:value="0" calcext:value-type="float">
            <text:p>0</text:p>
          </table:table-cell>
          <table:table-cell table:formula="of:=IF([.L28]=5;[.B28];0)" office:value-type="float" office:value="0" calcext:value-type="float">
            <text:p>0</text:p>
          </table:table-cell>
          <table:table-cell table:formula="of:=IF([.L28]=6;[.B28];0)" office:value-type="float" office:value="0" calcext:value-type="float">
            <text:p>0</text:p>
          </table:table-cell>
          <table:table-cell table:formula="of:=IF([.L28]=7;[.B28];0)" office:value-type="float" office:value="0" calcext:value-type="float">
            <text:p>0</text:p>
          </table:table-cell>
          <table:table-cell table:formula="of:=IF([.L28]=8;[.B28];0)" office:value-type="float" office:value="0" calcext:value-type="float">
            <text:p>0</text:p>
          </table:table-cell>
          <table:table-cell table:formula="of:=IF([.L28]=9;[.B28];0)" office:value-type="float" office:value="0" calcext:value-type="float">
            <text:p>0</text:p>
          </table:table-cell>
          <table:table-cell table:formula="of:=IF([.L28]=10;[.B28];0)" office:value-type="float" office:value="0" calcext:value-type="float">
            <text:p>0</text:p>
          </table:table-cell>
          <table:table-cell table:formula="of:=IF([.L28]=11;[.B28];0)" office:value-type="float" office:value="0" calcext:value-type="float">
            <text:p>0</text:p>
          </table:table-cell>
          <table:table-cell table:formula="of:=IF([.L28]=12;[.B28];0)" office:value-type="float" office:value="0" calcext:value-type="float">
            <text:p>0</text:p>
          </table:table-cell>
          <table:table-cell/>
          <table:table-cell table:formula="of:=([.$I$4] * [.E28] + [.$I$5]) * [.K28]" office:value-type="float" office:value="6927.52781347453" calcext:value-type="float">
            <text:p>6927,52781347453</text:p>
          </table:table-cell>
          <table:table-cell table:formula="of:=([.B28]-[.Z28])^2" office:value-type="float" office:value="4672202.48842399" calcext:value-type="float">
            <text:p>4672202,48842399</text:p>
          </table:table-cell>
          <table:table-cell table:number-columns-repeated="2"/>
          <table:table-cell table:style-name="ce11" table:formula="of:=[.B28]/[.$B$2] *100" office:value-type="float" office:value="145.393532641855" calcext:value-type="float">
            <text:p>145,393532641855</text:p>
          </table:table-cell>
          <table:table-cell table:style-name="ce11" table:formula="of:=[.B28]/[.$B$45] * 100" office:value-type="float" office:value="3.27607421002344" calcext:value-type="float">
            <text:p>3,27607421002344</text:p>
          </table:table-cell>
          <table:table-cell table:style-name="ce11" table:formula="of:=[.B28]/[.B27]*100" office:value-type="float" office:value="98.6953820666805" calcext:value-type="float">
            <text:p>98,6953820666805</text:p>
          </table:table-cell>
          <table:table-cell table:style-name="ce11" table:formula="of:=[.B28]/[.$B$53] * 100" office:value-type="float" office:value="12.2395151446791" calcext:value-type="float">
            <text:p>12,2395151446791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04-01</text:p>
          </table:table-cell>
          <table:table-cell table:style-name="ce8" office:value-type="float" office:value="20221" calcext:value-type="float">
            <text:p>20221</text:p>
          </table:table-cell>
          <table:table-cell table:style-name="ce8" office:value-type="float" office:value="8849" calcext:value-type="float">
            <text:p>8849</text:p>
          </table:table-cell>
          <table:table-cell table:style-name="ce8" office:value-type="float" office:value="29070" calcext:value-type="float">
            <text:p>29070</text:p>
          </table:table-cell>
          <table:table-cell table:style-name="ce10" office:value-type="float" office:value="28" calcext:value-type="float">
            <text:p>28</text:p>
          </table:table-cell>
          <table:table-cell table:formula="of:=AVERAGE([$MZM.$B$27:.$B$30])" office:value-type="float" office:value="27548.75" calcext:value-type="float">
            <text:p>27548,75</text:p>
          </table:table-cell>
          <table:table-cell table:formula="of:=([.F29]-[.B27])^2" office:value-type="float" office:value="516187040.0625" calcext:value-type="float">
            <text:p>516187040,0625</text:p>
          </table:table-cell>
          <table:table-cell table:formula="of:=INDEX([.$E$2:.$E$52]; 20; 1)" office:value-type="float" office:value="20" calcext:value-type="float">
            <text:p>20</text:p>
          </table:table-cell>
          <table:table-cell table:formula="of:=[.$I$7] * [.$H$29] + [.$I$8]" office:value-type="float" office:value="37892.961387632" calcext:value-type="float">
            <text:p>37892,961387632</text:p>
          </table:table-cell>
          <table:table-cell table:formula="of:=([.B21]-[.I29])^2" office:value-type="float" office:value="6112900262.81748" calcext:value-type="float">
            <text:p>6112900262,81748</text:p>
          </table:table-cell>
          <table:table-cell table:style-name="ce17" table:formula="of:=[.$P$54]" office:value-type="float" office:value="0.496751996060248" calcext:value-type="float">
            <text:p>0,496751996060248</text:p>
          </table:table-cell>
          <table:table-cell office:value-type="float" office:value="4" calcext:value-type="float">
            <text:p>4</text:p>
          </table:table-cell>
          <table:table-cell table:formula="of:=IF([.L29]=1;[.B29];0)" office:value-type="float" office:value="0" calcext:value-type="float">
            <text:p>0</text:p>
          </table:table-cell>
          <table:table-cell table:formula="of:=IF([.L29]=2;[.B29];0)" office:value-type="float" office:value="0" calcext:value-type="float">
            <text:p>0</text:p>
          </table:table-cell>
          <table:table-cell table:formula="of:=IF([.L29]=3;[.B29];0)" office:value-type="float" office:value="0" calcext:value-type="float">
            <text:p>0</text:p>
          </table:table-cell>
          <table:table-cell table:formula="of:=IF([.L29]=4;[.B29];0)" office:value-type="float" office:value="20221" calcext:value-type="float">
            <text:p>20221</text:p>
          </table:table-cell>
          <table:table-cell table:formula="of:=IF([.L29]=5;[.B29];0)" office:value-type="float" office:value="0" calcext:value-type="float">
            <text:p>0</text:p>
          </table:table-cell>
          <table:table-cell table:formula="of:=IF([.L29]=6;[.B29];0)" office:value-type="float" office:value="0" calcext:value-type="float">
            <text:p>0</text:p>
          </table:table-cell>
          <table:table-cell table:formula="of:=IF([.L29]=7;[.B29];0)" office:value-type="float" office:value="0" calcext:value-type="float">
            <text:p>0</text:p>
          </table:table-cell>
          <table:table-cell table:formula="of:=IF([.L29]=8;[.B29];0)" office:value-type="float" office:value="0" calcext:value-type="float">
            <text:p>0</text:p>
          </table:table-cell>
          <table:table-cell table:formula="of:=IF([.L29]=9;[.B29];0)" office:value-type="float" office:value="0" calcext:value-type="float">
            <text:p>0</text:p>
          </table:table-cell>
          <table:table-cell table:formula="of:=IF([.L29]=10;[.B29];0)" office:value-type="float" office:value="0" calcext:value-type="float">
            <text:p>0</text:p>
          </table:table-cell>
          <table:table-cell table:formula="of:=IF([.L29]=11;[.B29];0)" office:value-type="float" office:value="0" calcext:value-type="float">
            <text:p>0</text:p>
          </table:table-cell>
          <table:table-cell table:formula="of:=IF([.L29]=12;[.B29];0)" office:value-type="float" office:value="0" calcext:value-type="float">
            <text:p>0</text:p>
          </table:table-cell>
          <table:table-cell/>
          <table:table-cell table:formula="of:=([.$I$4] * [.E29] + [.$I$5]) * [.K29]" office:value-type="float" office:value="21614.4450443288" calcext:value-type="float">
            <text:p>21614,4450443288</text:p>
          </table:table-cell>
          <table:table-cell table:formula="of:=([.B29]-[.Z29])^2" office:value-type="float" office:value="1941689.09156454" calcext:value-type="float">
            <text:p>1941689,09156454</text:p>
          </table:table-cell>
          <table:table-cell table:number-columns-repeated="2"/>
          <table:table-cell table:style-name="ce11" table:formula="of:=[.B29]/[.$B$2] *100" office:value-type="float" office:value="616.870042708969" calcext:value-type="float">
            <text:p>616,870042708969</text:p>
          </table:table-cell>
          <table:table-cell table:style-name="ce11" table:formula="of:=[.B29]/[.$B$45] * 100" office:value-type="float" office:value="13.8996006296441" calcext:value-type="float">
            <text:p>13,8996006296441</text:p>
          </table:table-cell>
          <table:table-cell table:style-name="ce11" table:formula="of:=[.B29]/[.B28]*100" office:value-type="float" office:value="424.27612253462" calcext:value-type="float">
            <text:p>424,27612253462</text:p>
          </table:table-cell>
          <table:table-cell table:style-name="ce11" table:formula="of:=[.B29]/[.$B$53] * 100" office:value-type="float" office:value="51.9293402728822" calcext:value-type="float">
            <text:p>51,9293402728822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05-01</text:p>
          </table:table-cell>
          <table:table-cell table:style-name="ce8" office:value-type="float" office:value="80379" calcext:value-type="float">
            <text:p>80379</text:p>
          </table:table-cell>
          <table:table-cell table:style-name="ce8" office:value-type="float" office:value="18490" calcext:value-type="float">
            <text:p>18490</text:p>
          </table:table-cell>
          <table:table-cell table:style-name="ce8" office:value-type="float" office:value="98869" calcext:value-type="float">
            <text:p>98869</text:p>
          </table:table-cell>
          <table:table-cell table:style-name="ce10" office:value-type="float" office:value="29" calcext:value-type="float">
            <text:p>29</text:p>
          </table:table-cell>
          <table:table-cell table:formula="of:=AVERAGE([$MZM.$B$28:.$B$31])" office:value-type="float" office:value="45744.75" calcext:value-type="float">
            <text:p>45744,75</text:p>
          </table:table-cell>
          <table:table-cell table:formula="of:=([.F30]-[.B28])^2" office:value-type="float" office:value="1679257951.5625" calcext:value-type="float">
            <text:p>1679257951,5625</text:p>
          </table:table-cell>
          <table:table-cell table:formula="of:=INDEX([.$E$2:.$E$52]; 21; 1)" office:value-type="float" office:value="21" calcext:value-type="float">
            <text:p>21</text:p>
          </table:table-cell>
          <table:table-cell table:formula="of:=[.$I$7] * [.$H$30] + [.$I$8]" office:value-type="float" office:value="38067.3763197587" calcext:value-type="float">
            <text:p>38067,3763197587</text:p>
          </table:table-cell>
          <table:table-cell table:formula="of:=([.B22]-[.I30])^2" office:value-type="float" office:value="629445.984753818" calcext:value-type="float">
            <text:p>629445,984753818</text:p>
          </table:table-cell>
          <table:table-cell table:style-name="ce17" table:formula="of:=[.$Q$54]" office:value-type="float" office:value="2.07292984281277" calcext:value-type="float">
            <text:p>2,07292984281277</text:p>
          </table:table-cell>
          <table:table-cell office:value-type="float" office:value="5" calcext:value-type="float">
            <text:p>5</text:p>
          </table:table-cell>
          <table:table-cell table:formula="of:=IF([.L30]=1;[.B30];0)" office:value-type="float" office:value="0" calcext:value-type="float">
            <text:p>0</text:p>
          </table:table-cell>
          <table:table-cell table:formula="of:=IF([.L30]=2;[.B30];0)" office:value-type="float" office:value="0" calcext:value-type="float">
            <text:p>0</text:p>
          </table:table-cell>
          <table:table-cell table:formula="of:=IF([.L30]=3;[.B30];0)" office:value-type="float" office:value="0" calcext:value-type="float">
            <text:p>0</text:p>
          </table:table-cell>
          <table:table-cell table:formula="of:=IF([.L30]=4;[.B30];0)" office:value-type="float" office:value="0" calcext:value-type="float">
            <text:p>0</text:p>
          </table:table-cell>
          <table:table-cell table:formula="of:=IF([.L30]=5;[.B30];0)" office:value-type="float" office:value="80379" calcext:value-type="float">
            <text:p>80379</text:p>
          </table:table-cell>
          <table:table-cell table:formula="of:=IF([.L30]=6;[.B30];0)" office:value-type="float" office:value="0" calcext:value-type="float">
            <text:p>0</text:p>
          </table:table-cell>
          <table:table-cell table:formula="of:=IF([.L30]=7;[.B30];0)" office:value-type="float" office:value="0" calcext:value-type="float">
            <text:p>0</text:p>
          </table:table-cell>
          <table:table-cell table:formula="of:=IF([.L30]=8;[.B30];0)" office:value-type="float" office:value="0" calcext:value-type="float">
            <text:p>0</text:p>
          </table:table-cell>
          <table:table-cell table:formula="of:=IF([.L30]=9;[.B30];0)" office:value-type="float" office:value="0" calcext:value-type="float">
            <text:p>0</text:p>
          </table:table-cell>
          <table:table-cell table:formula="of:=IF([.L30]=10;[.B30];0)" office:value-type="float" office:value="0" calcext:value-type="float">
            <text:p>0</text:p>
          </table:table-cell>
          <table:table-cell table:formula="of:=IF([.L30]=11;[.B30];0)" office:value-type="float" office:value="0" calcext:value-type="float">
            <text:p>0</text:p>
          </table:table-cell>
          <table:table-cell table:formula="of:=IF([.L30]=12;[.B30];0)" office:value-type="float" office:value="0" calcext:value-type="float">
            <text:p>0</text:p>
          </table:table-cell>
          <table:table-cell/>
          <table:table-cell table:formula="of:=([.$I$4] * [.E30] + [.$I$5]) * [.K30]" office:value-type="float" office:value="90196.3801682243" calcext:value-type="float">
            <text:p>90196,3801682243</text:p>
          </table:table-cell>
          <table:table-cell table:formula="of:=([.B30]-[.Z30])^2" office:value-type="float" office:value="96380953.3674436" calcext:value-type="float">
            <text:p>96380953,3674436</text:p>
          </table:table-cell>
          <table:table-cell table:number-columns-repeated="2"/>
          <table:table-cell table:style-name="ce11" table:formula="of:=[.B30]/[.$B$2] *100" office:value-type="float" office:value="2452.07443563148" calcext:value-type="float">
            <text:p>2452,07443563148</text:p>
          </table:table-cell>
          <table:table-cell table:style-name="ce11" table:formula="of:=[.B30]/[.$B$45] * 100" office:value-type="float" office:value="55.2512733796631" calcext:value-type="float">
            <text:p>55,2512733796631</text:p>
          </table:table-cell>
          <table:table-cell table:style-name="ce11" table:formula="of:=[.B30]/[.B29]*100" office:value-type="float" office:value="397.502596310766" calcext:value-type="float">
            <text:p>397,502596310766</text:p>
          </table:table-cell>
          <table:table-cell table:style-name="ce11" table:formula="of:=[.B30]/[.$B$53] * 100" office:value-type="float" office:value="206.420475831759" calcext:value-type="float">
            <text:p>206,420475831759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06-01</text:p>
          </table:table-cell>
          <table:table-cell table:style-name="ce8" office:value-type="float" office:value="77613" calcext:value-type="float">
            <text:p>77613</text:p>
          </table:table-cell>
          <table:table-cell table:style-name="ce8" office:value-type="float" office:value="24043" calcext:value-type="float">
            <text:p>24043</text:p>
          </table:table-cell>
          <table:table-cell table:style-name="ce8" office:value-type="float" office:value="101656" calcext:value-type="float">
            <text:p>101656</text:p>
          </table:table-cell>
          <table:table-cell table:style-name="ce10" office:value-type="float" office:value="30" calcext:value-type="float">
            <text:p>30</text:p>
          </table:table-cell>
          <table:table-cell table:formula="of:=AVERAGE([$MZM.$B$29:.$B$32])" office:value-type="float" office:value="73036" calcext:value-type="float">
            <text:p>73036</text:p>
          </table:table-cell>
          <table:table-cell table:formula="of:=([.F31]-[.B29])^2" office:value-type="float" office:value="2789424225" calcext:value-type="float">
            <text:p>2789424225</text:p>
          </table:table-cell>
          <table:table-cell table:formula="of:=INDEX([.$E$2:.$E$52]; 22; 1)" office:value-type="float" office:value="22" calcext:value-type="float">
            <text:p>22</text:p>
          </table:table-cell>
          <table:table-cell table:formula="of:=[.$I$7] * [.$H$31] + [.$I$8]" office:value-type="float" office:value="38241.7912518854" calcext:value-type="float">
            <text:p>38241,7912518854</text:p>
          </table:table-cell>
          <table:table-cell table:formula="of:=([.B23]-[.I31])^2" office:value-type="float" office:value="547597031.214315" calcext:value-type="float">
            <text:p>547597031,214315</text:p>
          </table:table-cell>
          <table:table-cell table:style-name="ce17" table:formula="of:=[.$R$54]" office:value-type="float" office:value="1.93280203251705" calcext:value-type="float">
            <text:p>1,93280203251705</text:p>
          </table:table-cell>
          <table:table-cell office:value-type="float" office:value="6" calcext:value-type="float">
            <text:p>6</text:p>
          </table:table-cell>
          <table:table-cell table:formula="of:=IF([.L31]=1;[.B31];0)" office:value-type="float" office:value="0" calcext:value-type="float">
            <text:p>0</text:p>
          </table:table-cell>
          <table:table-cell table:formula="of:=IF([.L31]=2;[.B31];0)" office:value-type="float" office:value="0" calcext:value-type="float">
            <text:p>0</text:p>
          </table:table-cell>
          <table:table-cell table:formula="of:=IF([.L31]=3;[.B31];0)" office:value-type="float" office:value="0" calcext:value-type="float">
            <text:p>0</text:p>
          </table:table-cell>
          <table:table-cell table:formula="of:=IF([.L31]=4;[.B31];0)" office:value-type="float" office:value="0" calcext:value-type="float">
            <text:p>0</text:p>
          </table:table-cell>
          <table:table-cell table:formula="of:=IF([.L31]=5;[.B31];0)" office:value-type="float" office:value="0" calcext:value-type="float">
            <text:p>0</text:p>
          </table:table-cell>
          <table:table-cell table:formula="of:=IF([.L31]=6;[.B31];0)" office:value-type="float" office:value="77613" calcext:value-type="float">
            <text:p>77613</text:p>
          </table:table-cell>
          <table:table-cell table:formula="of:=IF([.L31]=7;[.B31];0)" office:value-type="float" office:value="0" calcext:value-type="float">
            <text:p>0</text:p>
          </table:table-cell>
          <table:table-cell table:formula="of:=IF([.L31]=8;[.B31];0)" office:value-type="float" office:value="0" calcext:value-type="float">
            <text:p>0</text:p>
          </table:table-cell>
          <table:table-cell table:formula="of:=IF([.L31]=9;[.B31];0)" office:value-type="float" office:value="0" calcext:value-type="float">
            <text:p>0</text:p>
          </table:table-cell>
          <table:table-cell table:formula="of:=IF([.L31]=10;[.B31];0)" office:value-type="float" office:value="0" calcext:value-type="float">
            <text:p>0</text:p>
          </table:table-cell>
          <table:table-cell table:formula="of:=IF([.L31]=11;[.B31];0)" office:value-type="float" office:value="0" calcext:value-type="float">
            <text:p>0</text:p>
          </table:table-cell>
          <table:table-cell table:formula="of:=IF([.L31]=12;[.B31];0)" office:value-type="float" office:value="0" calcext:value-type="float">
            <text:p>0</text:p>
          </table:table-cell>
          <table:table-cell/>
          <table:table-cell table:formula="of:=([.$I$4] * [.E31] + [.$I$5]) * [.K31]" office:value-type="float" office:value="84099.2096209022" calcext:value-type="float">
            <text:p>84099,2096209022</text:p>
          </table:table-cell>
          <table:table-cell table:formula="of:=([.B31]-[.Z31])^2" office:value-type="float" office:value="42070915.2462841" calcext:value-type="float">
            <text:p>42070915,2462841</text:p>
          </table:table-cell>
          <table:table-cell table:number-columns-repeated="2"/>
          <table:table-cell table:style-name="ce11" table:formula="of:=[.B31]/[.$B$2] *100" office:value-type="float" office:value="2367.69371568029" calcext:value-type="float">
            <text:p>2367,69371568029</text:p>
          </table:table-cell>
          <table:table-cell table:style-name="ce11" table:formula="of:=[.B31]/[.$B$45] * 100" office:value-type="float" office:value="53.3499680366238" calcext:value-type="float">
            <text:p>53,3499680366238</text:p>
          </table:table-cell>
          <table:table-cell table:style-name="ce11" table:formula="of:=[.B31]/[.B30]*100" office:value-type="float" office:value="96.5588026723398" calcext:value-type="float">
            <text:p>96,5588026723398</text:p>
          </table:table-cell>
          <table:table-cell table:style-name="ce11" table:formula="of:=[.B31]/[.$B$53] * 100" office:value-type="float" office:value="199.317139933693" calcext:value-type="float">
            <text:p>199,317139933693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07-01</text:p>
          </table:table-cell>
          <table:table-cell table:style-name="ce8" office:value-type="float" office:value="113931" calcext:value-type="float">
            <text:p>113931</text:p>
          </table:table-cell>
          <table:table-cell table:style-name="ce8" office:value-type="float" office:value="29475" calcext:value-type="float">
            <text:p>29475</text:p>
          </table:table-cell>
          <table:table-cell table:style-name="ce8" office:value-type="float" office:value="143406" calcext:value-type="float">
            <text:p>143406</text:p>
          </table:table-cell>
          <table:table-cell table:style-name="ce10" office:value-type="float" office:value="31" calcext:value-type="float">
            <text:p>31</text:p>
          </table:table-cell>
          <table:table-cell table:formula="of:=AVERAGE([$MZM.$B$30:.$B$33])" office:value-type="float" office:value="96747.5" calcext:value-type="float">
            <text:p>96747,5</text:p>
          </table:table-cell>
          <table:table-cell table:formula="of:=([.F32]-[.B30])^2" office:value-type="float" office:value="267927792.25" calcext:value-type="float">
            <text:p>267927792,25</text:p>
          </table:table-cell>
          <table:table-cell table:formula="of:=INDEX([.$E$2:.$E$52]; 23; 1)" office:value-type="float" office:value="23" calcext:value-type="float">
            <text:p>23</text:p>
          </table:table-cell>
          <table:table-cell table:formula="of:=[.$I$7] * [.$H$32] + [.$I$8]" office:value-type="float" office:value="38416.2061840121" calcext:value-type="float">
            <text:p>38416,2061840121</text:p>
          </table:table-cell>
          <table:table-cell table:formula="of:=([.B24]-[.I32])^2" office:value-type="float" office:value="1089013608.18731" calcext:value-type="float">
            <text:p>1089013608,18731</text:p>
          </table:table-cell>
          <table:table-cell table:style-name="ce17" table:formula="of:=[.$S$54]" office:value-type="float" office:value="2.97931139446259" calcext:value-type="float">
            <text:p>2,97931139446259</text:p>
          </table:table-cell>
          <table:table-cell office:value-type="float" office:value="7" calcext:value-type="float">
            <text:p>7</text:p>
          </table:table-cell>
          <table:table-cell table:formula="of:=IF([.L32]=1;[.B32];0)" office:value-type="float" office:value="0" calcext:value-type="float">
            <text:p>0</text:p>
          </table:table-cell>
          <table:table-cell table:formula="of:=IF([.L32]=2;[.B32];0)" office:value-type="float" office:value="0" calcext:value-type="float">
            <text:p>0</text:p>
          </table:table-cell>
          <table:table-cell table:formula="of:=IF([.L32]=3;[.B32];0)" office:value-type="float" office:value="0" calcext:value-type="float">
            <text:p>0</text:p>
          </table:table-cell>
          <table:table-cell table:formula="of:=IF([.L32]=4;[.B32];0)" office:value-type="float" office:value="0" calcext:value-type="float">
            <text:p>0</text:p>
          </table:table-cell>
          <table:table-cell table:formula="of:=IF([.L32]=5;[.B32];0)" office:value-type="float" office:value="0" calcext:value-type="float">
            <text:p>0</text:p>
          </table:table-cell>
          <table:table-cell table:formula="of:=IF([.L32]=6;[.B32];0)" office:value-type="float" office:value="0" calcext:value-type="float">
            <text:p>0</text:p>
          </table:table-cell>
          <table:table-cell table:formula="of:=IF([.L32]=7;[.B32];0)" office:value-type="float" office:value="113931" calcext:value-type="float">
            <text:p>113931</text:p>
          </table:table-cell>
          <table:table-cell table:formula="of:=IF([.L32]=8;[.B32];0)" office:value-type="float" office:value="0" calcext:value-type="float">
            <text:p>0</text:p>
          </table:table-cell>
          <table:table-cell table:formula="of:=IF([.L32]=9;[.B32];0)" office:value-type="float" office:value="0" calcext:value-type="float">
            <text:p>0</text:p>
          </table:table-cell>
          <table:table-cell table:formula="of:=IF([.L32]=10;[.B32];0)" office:value-type="float" office:value="0" calcext:value-type="float">
            <text:p>0</text:p>
          </table:table-cell>
          <table:table-cell table:formula="of:=IF([.L32]=11;[.B32];0)" office:value-type="float" office:value="0" calcext:value-type="float">
            <text:p>0</text:p>
          </table:table-cell>
          <table:table-cell table:formula="of:=IF([.L32]=12;[.B32];0)" office:value-type="float" office:value="0" calcext:value-type="float">
            <text:p>0</text:p>
          </table:table-cell>
          <table:table-cell/>
          <table:table-cell table:formula="of:=([.$I$4] * [.E32] + [.$I$5]) * [.K32]" office:value-type="float" office:value="129634.463366522" calcext:value-type="float">
            <text:p>129634,463366522</text:p>
          </table:table-cell>
          <table:table-cell table:formula="of:=([.B32]-[.Z32])^2" office:value-type="float" office:value="246598761.703701" calcext:value-type="float">
            <text:p>246598761,703701</text:p>
          </table:table-cell>
          <table:table-cell table:number-columns-repeated="2"/>
          <table:table-cell table:style-name="ce11" table:formula="of:=[.B32]/[.$B$2] *100" office:value-type="float" office:value="3475.62538133008" calcext:value-type="float">
            <text:p>3475,62538133008</text:p>
          </table:table-cell>
          <table:table-cell table:style-name="ce11" table:formula="of:=[.B32]/[.$B$45] * 100" office:value-type="float" office:value="78.3143958921906" calcext:value-type="float">
            <text:p>78,3143958921906</text:p>
          </table:table-cell>
          <table:table-cell table:style-name="ce11" table:formula="of:=[.B32]/[.B31]*100" office:value-type="float" office:value="146.793707239767" calcext:value-type="float">
            <text:p>146,793707239767</text:p>
          </table:table-cell>
          <table:table-cell table:style-name="ce11" table:formula="of:=[.B32]/[.$B$53] * 100" office:value-type="float" office:value="292.585018872941" calcext:value-type="float">
            <text:p>292,585018872941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08-01</text:p>
          </table:table-cell>
          <table:table-cell table:style-name="ce8" office:value-type="float" office:value="115067" calcext:value-type="float">
            <text:p>115067</text:p>
          </table:table-cell>
          <table:table-cell table:style-name="ce8" office:value-type="float" office:value="33578" calcext:value-type="float">
            <text:p>33578</text:p>
          </table:table-cell>
          <table:table-cell table:style-name="ce8" office:value-type="float" office:value="148645" calcext:value-type="float">
            <text:p>148645</text:p>
          </table:table-cell>
          <table:table-cell table:style-name="ce10" office:value-type="float" office:value="32" calcext:value-type="float">
            <text:p>32</text:p>
          </table:table-cell>
          <table:table-cell table:formula="of:=AVERAGE([$MZM.$B$31:.$B$34])" office:value-type="float" office:value="85497" calcext:value-type="float">
            <text:p>85497</text:p>
          </table:table-cell>
          <table:table-cell table:formula="of:=([.F33]-[.B31])^2" office:value-type="float" office:value="62157456" calcext:value-type="float">
            <text:p>62157456</text:p>
          </table:table-cell>
          <table:table-cell table:formula="of:=INDEX([.$E$2:.$E$52]; 24; 1)" office:value-type="float" office:value="24" calcext:value-type="float">
            <text:p>24</text:p>
          </table:table-cell>
          <table:table-cell table:formula="of:=[.$I$7] * [.$H$33] + [.$I$8]" office:value-type="float" office:value="38590.6211161388" calcext:value-type="float">
            <text:p>38590,6211161388</text:p>
          </table:table-cell>
          <table:table-cell table:formula="of:=([.B25]-[.I33])^2" office:value-type="float" office:value="1240562594.04883" calcext:value-type="float">
            <text:p>1240562594,04883</text:p>
          </table:table-cell>
          <table:table-cell table:style-name="ce17" table:formula="of:=[.$T$54]" office:value-type="float" office:value="3.0295689083907" calcext:value-type="float">
            <text:p>3,0295689083907</text:p>
          </table:table-cell>
          <table:table-cell office:value-type="float" office:value="8" calcext:value-type="float">
            <text:p>8</text:p>
          </table:table-cell>
          <table:table-cell table:formula="of:=IF([.L33]=1;[.B33];0)" office:value-type="float" office:value="0" calcext:value-type="float">
            <text:p>0</text:p>
          </table:table-cell>
          <table:table-cell table:formula="of:=IF([.L33]=2;[.B33];0)" office:value-type="float" office:value="0" calcext:value-type="float">
            <text:p>0</text:p>
          </table:table-cell>
          <table:table-cell table:formula="of:=IF([.L33]=3;[.B33];0)" office:value-type="float" office:value="0" calcext:value-type="float">
            <text:p>0</text:p>
          </table:table-cell>
          <table:table-cell table:formula="of:=IF([.L33]=4;[.B33];0)" office:value-type="float" office:value="0" calcext:value-type="float">
            <text:p>0</text:p>
          </table:table-cell>
          <table:table-cell table:formula="of:=IF([.L33]=5;[.B33];0)" office:value-type="float" office:value="0" calcext:value-type="float">
            <text:p>0</text:p>
          </table:table-cell>
          <table:table-cell table:formula="of:=IF([.L33]=6;[.B33];0)" office:value-type="float" office:value="0" calcext:value-type="float">
            <text:p>0</text:p>
          </table:table-cell>
          <table:table-cell table:formula="of:=IF([.L33]=7;[.B33];0)" office:value-type="float" office:value="0" calcext:value-type="float">
            <text:p>0</text:p>
          </table:table-cell>
          <table:table-cell table:formula="of:=IF([.L33]=8;[.B33];0)" office:value-type="float" office:value="115067" calcext:value-type="float">
            <text:p>115067</text:p>
          </table:table-cell>
          <table:table-cell table:formula="of:=IF([.L33]=9;[.B33];0)" office:value-type="float" office:value="0" calcext:value-type="float">
            <text:p>0</text:p>
          </table:table-cell>
          <table:table-cell table:formula="of:=IF([.L33]=10;[.B33];0)" office:value-type="float" office:value="0" calcext:value-type="float">
            <text:p>0</text:p>
          </table:table-cell>
          <table:table-cell table:formula="of:=IF([.L33]=11;[.B33];0)" office:value-type="float" office:value="0" calcext:value-type="float">
            <text:p>0</text:p>
          </table:table-cell>
          <table:table-cell table:formula="of:=IF([.L33]=12;[.B33];0)" office:value-type="float" office:value="0" calcext:value-type="float">
            <text:p>0</text:p>
          </table:table-cell>
          <table:table-cell/>
          <table:table-cell table:formula="of:=([.$I$4] * [.E33] + [.$I$5]) * [.K33]" office:value-type="float" office:value="131821.256747008" calcext:value-type="float">
            <text:p>131821,256747008</text:p>
          </table:table-cell>
          <table:table-cell table:formula="of:=([.B33]-[.Z33])^2" office:value-type="float" office:value="280705119.144661" calcext:value-type="float">
            <text:p>280705119,144661</text:p>
          </table:table-cell>
          <table:table-cell table:number-columns-repeated="2"/>
          <table:table-cell table:style-name="ce11" table:formula="of:=[.B33]/[.$B$2] *100" office:value-type="float" office:value="3510.28065893838" calcext:value-type="float">
            <text:p>3510,28065893838</text:p>
          </table:table-cell>
          <table:table-cell table:style-name="ce11" table:formula="of:=[.B33]/[.$B$45] * 100" office:value-type="float" office:value="79.0952646086377" calcext:value-type="float">
            <text:p>79,0952646086377</text:p>
          </table:table-cell>
          <table:table-cell table:style-name="ce11" table:formula="of:=[.B33]/[.B32]*100" office:value-type="float" office:value="100.997094732777" calcext:value-type="float">
            <text:p>100,997094732777</text:p>
          </table:table-cell>
          <table:table-cell table:style-name="ce11" table:formula="of:=[.B33]/[.$B$53] * 100" office:value-type="float" office:value="295.502368685017" calcext:value-type="float">
            <text:p>295,502368685017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09-01</text:p>
          </table:table-cell>
          <table:table-cell table:style-name="ce8" office:value-type="float" office:value="35377" calcext:value-type="float">
            <text:p>35377</text:p>
          </table:table-cell>
          <table:table-cell table:style-name="ce8" office:value-type="float" office:value="17950" calcext:value-type="float">
            <text:p>17950</text:p>
          </table:table-cell>
          <table:table-cell table:style-name="ce8" office:value-type="float" office:value="53327" calcext:value-type="float">
            <text:p>53327</text:p>
          </table:table-cell>
          <table:table-cell table:style-name="ce10" office:value-type="float" office:value="33" calcext:value-type="float">
            <text:p>33</text:p>
          </table:table-cell>
          <table:table-cell table:formula="of:=AVERAGE([$MZM.$B$32:.$B$35])" office:value-type="float" office:value="69891.5" calcext:value-type="float">
            <text:p>69891,5</text:p>
          </table:table-cell>
          <table:table-cell table:formula="of:=([.F34]-[.B32])^2" office:value-type="float" office:value="1939477560.25" calcext:value-type="float">
            <text:p>1939477560,25</text:p>
          </table:table-cell>
          <table:table-cell table:formula="of:=INDEX([.$E$2:.$E$52]; 25; 1)" office:value-type="float" office:value="25" calcext:value-type="float">
            <text:p>25</text:p>
          </table:table-cell>
          <table:table-cell table:formula="of:=[.$I$7] * [.$H$34] + [.$I$8]" office:value-type="float" office:value="38765.0360482655" calcext:value-type="float">
            <text:p>38765,0360482655</text:p>
          </table:table-cell>
          <table:table-cell table:formula="of:=([.B26]-[.I34])^2" office:value-type="float" office:value="1233978916.60824" calcext:value-type="float">
            <text:p>1233978916,60824</text:p>
          </table:table-cell>
          <table:table-cell table:style-name="ce17" table:formula="of:=[.$U$54]" office:value-type="float" office:value="0.974179117705115" calcext:value-type="float">
            <text:p>0,974179117705115</text:p>
          </table:table-cell>
          <table:table-cell office:value-type="float" office:value="9" calcext:value-type="float">
            <text:p>9</text:p>
          </table:table-cell>
          <table:table-cell table:formula="of:=IF([.L34]=1;[.B34];0)" office:value-type="float" office:value="0" calcext:value-type="float">
            <text:p>0</text:p>
          </table:table-cell>
          <table:table-cell table:formula="of:=IF([.L34]=2;[.B34];0)" office:value-type="float" office:value="0" calcext:value-type="float">
            <text:p>0</text:p>
          </table:table-cell>
          <table:table-cell table:formula="of:=IF([.L34]=3;[.B34];0)" office:value-type="float" office:value="0" calcext:value-type="float">
            <text:p>0</text:p>
          </table:table-cell>
          <table:table-cell table:formula="of:=IF([.L34]=4;[.B34];0)" office:value-type="float" office:value="0" calcext:value-type="float">
            <text:p>0</text:p>
          </table:table-cell>
          <table:table-cell table:formula="of:=IF([.L34]=5;[.B34];0)" office:value-type="float" office:value="0" calcext:value-type="float">
            <text:p>0</text:p>
          </table:table-cell>
          <table:table-cell table:formula="of:=IF([.L34]=6;[.B34];0)" office:value-type="float" office:value="0" calcext:value-type="float">
            <text:p>0</text:p>
          </table:table-cell>
          <table:table-cell table:formula="of:=IF([.L34]=7;[.B34];0)" office:value-type="float" office:value="0" calcext:value-type="float">
            <text:p>0</text:p>
          </table:table-cell>
          <table:table-cell table:formula="of:=IF([.L34]=8;[.B34];0)" office:value-type="float" office:value="0" calcext:value-type="float">
            <text:p>0</text:p>
          </table:table-cell>
          <table:table-cell table:formula="of:=IF([.L34]=9;[.B34];0)" office:value-type="float" office:value="35377" calcext:value-type="float">
            <text:p>35377</text:p>
          </table:table-cell>
          <table:table-cell table:formula="of:=IF([.L34]=10;[.B34];0)" office:value-type="float" office:value="0" calcext:value-type="float">
            <text:p>0</text:p>
          </table:table-cell>
          <table:table-cell table:formula="of:=IF([.L34]=11;[.B34];0)" office:value-type="float" office:value="0" calcext:value-type="float">
            <text:p>0</text:p>
          </table:table-cell>
          <table:table-cell table:formula="of:=IF([.L34]=12;[.B34];0)" office:value-type="float" office:value="0" calcext:value-type="float">
            <text:p>0</text:p>
          </table:table-cell>
          <table:table-cell/>
          <table:table-cell table:formula="of:=([.$I$4] * [.E34] + [.$I$5]) * [.K34]" office:value-type="float" office:value="42388.052601297" calcext:value-type="float">
            <text:p>42388,052601297</text:p>
          </table:table-cell>
          <table:table-cell table:formula="of:=([.B34]-[.Z34])^2" office:value-type="float" office:value="49154858.5781532" calcext:value-type="float">
            <text:p>49154858,5781532</text:p>
          </table:table-cell>
          <table:table-cell table:number-columns-repeated="2"/>
          <table:table-cell table:style-name="ce11" table:formula="of:=[.B34]/[.$B$2] *100" office:value-type="float" office:value="1079.22513727883" calcext:value-type="float">
            <text:p>1079,22513727883</text:p>
          </table:table-cell>
          <table:table-cell table:style-name="ce11" table:formula="of:=[.B34]/[.$B$45] * 100" office:value-type="float" office:value="24.3175991036507" calcext:value-type="float">
            <text:p>24,3175991036507</text:p>
          </table:table-cell>
          <table:table-cell table:style-name="ce11" table:formula="of:=[.B34]/[.B33]*100" office:value-type="float" office:value="30.7446965680864" calcext:value-type="float">
            <text:p>30,7446965680864</text:p>
          </table:table-cell>
          <table:table-cell table:style-name="ce11" table:formula="of:=[.B34]/[.$B$53] * 100" office:value-type="float" office:value="90.8513066037166" calcext:value-type="float">
            <text:p>90,8513066037166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10-01</text:p>
          </table:table-cell>
          <table:table-cell table:style-name="ce8" office:value-type="float" office:value="15191" calcext:value-type="float">
            <text:p>15191</text:p>
          </table:table-cell>
          <table:table-cell table:style-name="ce8" office:value-type="float" office:value="9239" calcext:value-type="float">
            <text:p>9239</text:p>
          </table:table-cell>
          <table:table-cell table:style-name="ce8" office:value-type="float" office:value="24430" calcext:value-type="float">
            <text:p>24430</text:p>
          </table:table-cell>
          <table:table-cell table:style-name="ce10" office:value-type="float" office:value="34" calcext:value-type="float">
            <text:p>34</text:p>
          </table:table-cell>
          <table:table-cell table:formula="of:=AVERAGE([$MZM.$B$33:.$B$36])" office:value-type="float" office:value="43082" calcext:value-type="float">
            <text:p>43082</text:p>
          </table:table-cell>
          <table:table-cell table:formula="of:=([.F35]-[.B33])^2" office:value-type="float" office:value="5181840225" calcext:value-type="float">
            <text:p>5181840225</text:p>
          </table:table-cell>
          <table:table-cell table:formula="of:=INDEX([.$E$2:.$E$52]; 26; 1)" office:value-type="float" office:value="26" calcext:value-type="float">
            <text:p>26</text:p>
          </table:table-cell>
          <table:table-cell table:formula="of:=[.$I$7] * [.$H$35] + [.$I$8]" office:value-type="float" office:value="38939.4509803922" calcext:value-type="float">
            <text:p>38939,4509803922</text:p>
          </table:table-cell>
          <table:table-cell table:formula="of:=([.B27]-[.I35])^2" office:value-type="float" office:value="1163522866.08574" calcext:value-type="float">
            <text:p>1163522866,08574</text:p>
          </table:table-cell>
          <table:table-cell table:style-name="ce17" table:formula="of:=[.$V$54]" office:value-type="float" office:value="0.420524675816451" calcext:value-type="float">
            <text:p>0,420524675816451</text:p>
          </table:table-cell>
          <table:table-cell office:value-type="float" office:value="10" calcext:value-type="float">
            <text:p>10</text:p>
          </table:table-cell>
          <table:table-cell table:formula="of:=IF([.L35]=1;[.B35];0)" office:value-type="float" office:value="0" calcext:value-type="float">
            <text:p>0</text:p>
          </table:table-cell>
          <table:table-cell table:formula="of:=IF([.L35]=2;[.B35];0)" office:value-type="float" office:value="0" calcext:value-type="float">
            <text:p>0</text:p>
          </table:table-cell>
          <table:table-cell table:formula="of:=IF([.L35]=3;[.B35];0)" office:value-type="float" office:value="0" calcext:value-type="float">
            <text:p>0</text:p>
          </table:table-cell>
          <table:table-cell table:formula="of:=IF([.L35]=4;[.B35];0)" office:value-type="float" office:value="0" calcext:value-type="float">
            <text:p>0</text:p>
          </table:table-cell>
          <table:table-cell table:formula="of:=IF([.L35]=5;[.B35];0)" office:value-type="float" office:value="0" calcext:value-type="float">
            <text:p>0</text:p>
          </table:table-cell>
          <table:table-cell table:formula="of:=IF([.L35]=6;[.B35];0)" office:value-type="float" office:value="0" calcext:value-type="float">
            <text:p>0</text:p>
          </table:table-cell>
          <table:table-cell table:formula="of:=IF([.L35]=7;[.B35];0)" office:value-type="float" office:value="0" calcext:value-type="float">
            <text:p>0</text:p>
          </table:table-cell>
          <table:table-cell table:formula="of:=IF([.L35]=8;[.B35];0)" office:value-type="float" office:value="0" calcext:value-type="float">
            <text:p>0</text:p>
          </table:table-cell>
          <table:table-cell table:formula="of:=IF([.L35]=9;[.B35];0)" office:value-type="float" office:value="0" calcext:value-type="float">
            <text:p>0</text:p>
          </table:table-cell>
          <table:table-cell table:formula="of:=IF([.L35]=10;[.B35];0)" office:value-type="float" office:value="15191" calcext:value-type="float">
            <text:p>15191</text:p>
          </table:table-cell>
          <table:table-cell table:formula="of:=IF([.L35]=11;[.B35];0)" office:value-type="float" office:value="0" calcext:value-type="float">
            <text:p>0</text:p>
          </table:table-cell>
          <table:table-cell table:formula="of:=IF([.L35]=12;[.B35];0)" office:value-type="float" office:value="0" calcext:value-type="float">
            <text:p>0</text:p>
          </table:table-cell>
          <table:table-cell/>
          <table:table-cell table:formula="of:=([.$I$4] * [.E35] + [.$I$5]) * [.K35]" office:value-type="float" office:value="18297.6859529726" calcext:value-type="float">
            <text:p>18297,6859529726</text:p>
          </table:table-cell>
          <table:table-cell table:formula="of:=([.B35]-[.Z35])^2" office:value-type="float" office:value="9651497.61039718" calcext:value-type="float">
            <text:p>9651497,61039718</text:p>
          </table:table-cell>
          <table:table-cell table:number-columns-repeated="2"/>
          <table:table-cell table:style-name="ce11" table:formula="of:=[.B35]/[.$B$2] *100" office:value-type="float" office:value="463.422818791946" calcext:value-type="float">
            <text:p>463,422818791946</text:p>
          </table:table-cell>
          <table:table-cell table:style-name="ce11" table:formula="of:=[.B35]/[.$B$45] * 100" office:value-type="float" office:value="10.4420569291788" calcext:value-type="float">
            <text:p>10,4420569291788</text:p>
          </table:table-cell>
          <table:table-cell table:style-name="ce11" table:formula="of:=[.B35]/[.B34]*100" office:value-type="float" office:value="42.9403284619951" calcext:value-type="float">
            <text:p>42,9403284619951</text:p>
          </table:table-cell>
          <table:table-cell table:style-name="ce11" table:formula="of:=[.B35]/[.$B$53] * 100" office:value-type="float" office:value="39.0118494676501" calcext:value-type="float">
            <text:p>39,0118494676501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11-01</text:p>
          </table:table-cell>
          <table:table-cell table:style-name="ce8" office:value-type="float" office:value="6693" calcext:value-type="float">
            <text:p>6693</text:p>
          </table:table-cell>
          <table:table-cell table:style-name="ce8" office:value-type="float" office:value="2028" calcext:value-type="float">
            <text:p>2028</text:p>
          </table:table-cell>
          <table:table-cell table:style-name="ce8" office:value-type="float" office:value="8721" calcext:value-type="float">
            <text:p>8721</text:p>
          </table:table-cell>
          <table:table-cell table:style-name="ce10" office:value-type="float" office:value="35" calcext:value-type="float">
            <text:p>35</text:p>
          </table:table-cell>
          <table:table-cell table:formula="of:=AVERAGE([$MZM.$B$34:.$B$37])" office:value-type="float" office:value="16347.75" calcext:value-type="float">
            <text:p>16347,75</text:p>
          </table:table-cell>
          <table:table-cell table:formula="of:=([.F36]-[.B34])^2" office:value-type="float" office:value="362112355.5625" calcext:value-type="float">
            <text:p>362112355,5625</text:p>
          </table:table-cell>
          <table:table-cell table:formula="of:=INDEX([.$E$2:.$E$52]; 27; 1)" office:value-type="float" office:value="27" calcext:value-type="float">
            <text:p>27</text:p>
          </table:table-cell>
          <table:table-cell table:formula="of:=[.$I$7] * [.$H$36] + [.$I$8]" office:value-type="float" office:value="39113.8659125189" calcext:value-type="float">
            <text:p>39113,8659125189</text:p>
          </table:table-cell>
          <table:table-cell table:formula="of:=([.B28]-[.I36])^2" office:value-type="float" office:value="1179775892.74437" calcext:value-type="float">
            <text:p>1179775892,74437</text:p>
          </table:table-cell>
          <table:table-cell table:style-name="ce17" table:formula="of:=[.$W$54]" office:value-type="float" office:value="0.164710848214825" calcext:value-type="float">
            <text:p>0,164710848214825</text:p>
          </table:table-cell>
          <table:table-cell office:value-type="float" office:value="11" calcext:value-type="float">
            <text:p>11</text:p>
          </table:table-cell>
          <table:table-cell table:formula="of:=IF([.L36]=1;[.B36];0)" office:value-type="float" office:value="0" calcext:value-type="float">
            <text:p>0</text:p>
          </table:table-cell>
          <table:table-cell table:formula="of:=IF([.L36]=2;[.B36];0)" office:value-type="float" office:value="0" calcext:value-type="float">
            <text:p>0</text:p>
          </table:table-cell>
          <table:table-cell table:formula="of:=IF([.L36]=3;[.B36];0)" office:value-type="float" office:value="0" calcext:value-type="float">
            <text:p>0</text:p>
          </table:table-cell>
          <table:table-cell table:formula="of:=IF([.L36]=4;[.B36];0)" office:value-type="float" office:value="0" calcext:value-type="float">
            <text:p>0</text:p>
          </table:table-cell>
          <table:table-cell table:formula="of:=IF([.L36]=5;[.B36];0)" office:value-type="float" office:value="0" calcext:value-type="float">
            <text:p>0</text:p>
          </table:table-cell>
          <table:table-cell table:formula="of:=IF([.L36]=6;[.B36];0)" office:value-type="float" office:value="0" calcext:value-type="float">
            <text:p>0</text:p>
          </table:table-cell>
          <table:table-cell table:formula="of:=IF([.L36]=7;[.B36];0)" office:value-type="float" office:value="0" calcext:value-type="float">
            <text:p>0</text:p>
          </table:table-cell>
          <table:table-cell table:formula="of:=IF([.L36]=8;[.B36];0)" office:value-type="float" office:value="0" calcext:value-type="float">
            <text:p>0</text:p>
          </table:table-cell>
          <table:table-cell table:formula="of:=IF([.L36]=9;[.B36];0)" office:value-type="float" office:value="0" calcext:value-type="float">
            <text:p>0</text:p>
          </table:table-cell>
          <table:table-cell table:formula="of:=IF([.L36]=10;[.B36];0)" office:value-type="float" office:value="0" calcext:value-type="float">
            <text:p>0</text:p>
          </table:table-cell>
          <table:table-cell table:formula="of:=IF([.L36]=11;[.B36];0)" office:value-type="float" office:value="6693" calcext:value-type="float">
            <text:p>6693</text:p>
          </table:table-cell>
          <table:table-cell table:formula="of:=IF([.L36]=12;[.B36];0)" office:value-type="float" office:value="0" calcext:value-type="float">
            <text:p>0</text:p>
          </table:table-cell>
          <table:table-cell/>
          <table:table-cell table:formula="of:=([.$I$4] * [.E36] + [.$I$5]) * [.K36]" office:value-type="float" office:value="7166.82705457363" calcext:value-type="float">
            <text:p>7166,82705457363</text:p>
          </table:table-cell>
          <table:table-cell table:formula="of:=([.B36]-[.Z36])^2" office:value-type="float" office:value="224512.077645921" calcext:value-type="float">
            <text:p>224512,077645921</text:p>
          </table:table-cell>
          <table:table-cell table:number-columns-repeated="2"/>
          <table:table-cell table:style-name="ce11" table:formula="of:=[.B36]/[.$B$2] *100" office:value-type="float" office:value="204.179377669311" calcext:value-type="float">
            <text:p>204,179377669311</text:p>
          </table:table-cell>
          <table:table-cell table:style-name="ce11" table:formula="of:=[.B36]/[.$B$45] * 100" office:value-type="float" office:value="4.60066401336275" calcext:value-type="float">
            <text:p>4,60066401336275</text:p>
          </table:table-cell>
          <table:table-cell table:style-name="ce11" table:formula="of:=[.B36]/[.B35]*100" office:value-type="float" office:value="44.0589822921467" calcext:value-type="float">
            <text:p>44,0589822921467</text:p>
          </table:table-cell>
          <table:table-cell table:style-name="ce11" table:formula="of:=[.B36]/[.$B$53] * 100" office:value-type="float" office:value="17.1882238487909" calcext:value-type="float">
            <text:p>17,1882238487909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7-12-01</text:p>
          </table:table-cell>
          <table:table-cell table:style-name="ce8" office:value-type="float" office:value="8130" calcext:value-type="float">
            <text:p>8130</text:p>
          </table:table-cell>
          <table:table-cell table:style-name="ce8" office:value-type="float" office:value="2755" calcext:value-type="float">
            <text:p>2755</text:p>
          </table:table-cell>
          <table:table-cell table:style-name="ce8" office:value-type="float" office:value="10885" calcext:value-type="float">
            <text:p>10885</text:p>
          </table:table-cell>
          <table:table-cell table:style-name="ce10" office:value-type="float" office:value="36" calcext:value-type="float">
            <text:p>36</text:p>
          </table:table-cell>
          <table:table-cell table:formula="of:=AVERAGE([$MZM.$B$35:.$B$38])" office:value-type="float" office:value="8887.75" calcext:value-type="float">
            <text:p>8887,75</text:p>
          </table:table-cell>
          <table:table-cell table:formula="of:=([.F37]-[.B35])^2" office:value-type="float" office:value="39730960.5625" calcext:value-type="float">
            <text:p>39730960,5625</text:p>
          </table:table-cell>
          <table:table-cell table:formula="of:=INDEX([.$E$2:.$E$52]; 28; 1)" office:value-type="float" office:value="28" calcext:value-type="float">
            <text:p>28</text:p>
          </table:table-cell>
          <table:table-cell table:formula="of:=[.$I$7] * [.$H$37] + [.$I$8]" office:value-type="float" office:value="39288.2808446455" calcext:value-type="float">
            <text:p>39288,2808446455</text:p>
          </table:table-cell>
          <table:table-cell table:formula="of:=([.B29]-[.I37])^2" office:value-type="float" office:value="363561198.808587" calcext:value-type="float">
            <text:p>363561198,808587</text:p>
          </table:table-cell>
          <table:table-cell table:style-name="ce17" table:formula="of:=[.$X$54]" office:value-type="float" office:value="0.143119634706875" calcext:value-type="float">
            <text:p>0,143119634706875</text:p>
          </table:table-cell>
          <table:table-cell office:value-type="float" office:value="12" calcext:value-type="float">
            <text:p>12</text:p>
          </table:table-cell>
          <table:table-cell table:formula="of:=IF([.L37]=1;[.B37];0)" office:value-type="float" office:value="0" calcext:value-type="float">
            <text:p>0</text:p>
          </table:table-cell>
          <table:table-cell table:formula="of:=IF([.L37]=2;[.B37];0)" office:value-type="float" office:value="0" calcext:value-type="float">
            <text:p>0</text:p>
          </table:table-cell>
          <table:table-cell table:formula="of:=IF([.L37]=3;[.B37];0)" office:value-type="float" office:value="0" calcext:value-type="float">
            <text:p>0</text:p>
          </table:table-cell>
          <table:table-cell table:formula="of:=IF([.L37]=4;[.B37];0)" office:value-type="float" office:value="0" calcext:value-type="float">
            <text:p>0</text:p>
          </table:table-cell>
          <table:table-cell table:formula="of:=IF([.L37]=5;[.B37];0)" office:value-type="float" office:value="0" calcext:value-type="float">
            <text:p>0</text:p>
          </table:table-cell>
          <table:table-cell table:formula="of:=IF([.L37]=6;[.B37];0)" office:value-type="float" office:value="0" calcext:value-type="float">
            <text:p>0</text:p>
          </table:table-cell>
          <table:table-cell table:formula="of:=IF([.L37]=7;[.B37];0)" office:value-type="float" office:value="0" calcext:value-type="float">
            <text:p>0</text:p>
          </table:table-cell>
          <table:table-cell table:formula="of:=IF([.L37]=8;[.B37];0)" office:value-type="float" office:value="0" calcext:value-type="float">
            <text:p>0</text:p>
          </table:table-cell>
          <table:table-cell table:formula="of:=IF([.L37]=9;[.B37];0)" office:value-type="float" office:value="0" calcext:value-type="float">
            <text:p>0</text:p>
          </table:table-cell>
          <table:table-cell table:formula="of:=IF([.L37]=10;[.B37];0)" office:value-type="float" office:value="0" calcext:value-type="float">
            <text:p>0</text:p>
          </table:table-cell>
          <table:table-cell table:formula="of:=IF([.L37]=11;[.B37];0)" office:value-type="float" office:value="0" calcext:value-type="float">
            <text:p>0</text:p>
          </table:table-cell>
          <table:table-cell table:formula="of:=IF([.L37]=12;[.B37];0)" office:value-type="float" office:value="8130" calcext:value-type="float">
            <text:p>8130</text:p>
          </table:table-cell>
          <table:table-cell/>
          <table:table-cell table:formula="of:=([.$I$4] * [.E37] + [.$I$5]) * [.K37]" office:value-type="float" office:value="6227.36004509838" calcext:value-type="float">
            <text:p>6227,36004509838</text:p>
          </table:table-cell>
          <table:table-cell table:formula="of:=([.B37]-[.Z37])^2" office:value-type="float" office:value="3620038.79798803" calcext:value-type="float">
            <text:p>3620038,79798803</text:p>
          </table:table-cell>
          <table:table-cell table:number-columns-repeated="2"/>
          <table:table-cell table:style-name="ce11" table:formula="of:=[.B37]/[.$B$2] *100" office:value-type="float" office:value="248.017083587553" calcext:value-type="float">
            <text:p>248,017083587553</text:p>
          </table:table-cell>
          <table:table-cell table:style-name="ce11" table:formula="of:=[.B37]/[.$B$45] * 100" office:value-type="float" office:value="5.58843544429093" calcext:value-type="float">
            <text:p>5,58843544429093</text:p>
          </table:table-cell>
          <table:table-cell table:style-name="ce11" table:formula="of:=[.B37]/[.B36]*100" office:value-type="float" office:value="121.470192738682" calcext:value-type="float">
            <text:p>121,470192738682</text:p>
          </table:table-cell>
          <table:table-cell table:style-name="ce11" table:formula="of:=[.B37]/[.$B$53] * 100" office:value-type="float" office:value="20.8785686374824" calcext:value-type="float">
            <text:p>20,878568637482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01-01</text:p>
          </table:table-cell>
          <table:table-cell table:style-name="ce8" office:value-type="float" office:value="5537" calcext:value-type="float">
            <text:p>5537</text:p>
          </table:table-cell>
          <table:table-cell table:style-name="ce8" office:value-type="float" office:value="2764" calcext:value-type="float">
            <text:p>2764</text:p>
          </table:table-cell>
          <table:table-cell table:style-name="ce8" office:value-type="float" office:value="8301" calcext:value-type="float">
            <text:p>8301</text:p>
          </table:table-cell>
          <table:table-cell table:style-name="ce10" office:value-type="float" office:value="37" calcext:value-type="float">
            <text:p>37</text:p>
          </table:table-cell>
          <table:table-cell table:formula="of:=AVERAGE([$MZM.$B$36:.$B$39])" office:value-type="float" office:value="6750" calcext:value-type="float">
            <text:p>6750</text:p>
          </table:table-cell>
          <table:table-cell table:formula="of:=([.F38]-[.B36])^2" office:value-type="float" office:value="3249" calcext:value-type="float">
            <text:p>3249</text:p>
          </table:table-cell>
          <table:table-cell table:formula="of:=INDEX([.$E$2:.$E$52]; 29; 1)" office:value-type="float" office:value="29" calcext:value-type="float">
            <text:p>29</text:p>
          </table:table-cell>
          <table:table-cell table:formula="of:=[.$I$7] * [.$H$38] + [.$I$8]" office:value-type="float" office:value="39462.6957767722" calcext:value-type="float">
            <text:p>39462,6957767722</text:p>
          </table:table-cell>
          <table:table-cell table:formula="of:=([.B30]-[.I38])^2" office:value-type="float" office:value="1674143951.28773" calcext:value-type="float">
            <text:p>1674143951,28773</text:p>
          </table:table-cell>
          <table:table-cell table:style-name="ce17" table:formula="of:=[.$M$54]" office:value-type="float" office:value="0.109482796820806" calcext:value-type="float">
            <text:p>0,109482796820806</text:p>
          </table:table-cell>
          <table:table-cell office:value-type="float" office:value="1" calcext:value-type="float">
            <text:p>1</text:p>
          </table:table-cell>
          <table:table-cell table:formula="of:=IF([.L38]=1;[.B38];0)" office:value-type="float" office:value="5537" calcext:value-type="float">
            <text:p>5537</text:p>
          </table:table-cell>
          <table:table-cell table:formula="of:=IF([.L38]=2;[.B38];0)" office:value-type="float" office:value="0" calcext:value-type="float">
            <text:p>0</text:p>
          </table:table-cell>
          <table:table-cell table:formula="of:=IF([.L38]=3;[.B38];0)" office:value-type="float" office:value="0" calcext:value-type="float">
            <text:p>0</text:p>
          </table:table-cell>
          <table:table-cell table:formula="of:=IF([.L38]=4;[.B38];0)" office:value-type="float" office:value="0" calcext:value-type="float">
            <text:p>0</text:p>
          </table:table-cell>
          <table:table-cell table:formula="of:=IF([.L38]=5;[.B38];0)" office:value-type="float" office:value="0" calcext:value-type="float">
            <text:p>0</text:p>
          </table:table-cell>
          <table:table-cell table:formula="of:=IF([.L38]=6;[.B38];0)" office:value-type="float" office:value="0" calcext:value-type="float">
            <text:p>0</text:p>
          </table:table-cell>
          <table:table-cell table:formula="of:=IF([.L38]=7;[.B38];0)" office:value-type="float" office:value="0" calcext:value-type="float">
            <text:p>0</text:p>
          </table:table-cell>
          <table:table-cell table:formula="of:=IF([.L38]=8;[.B38];0)" office:value-type="float" office:value="0" calcext:value-type="float">
            <text:p>0</text:p>
          </table:table-cell>
          <table:table-cell table:formula="of:=IF([.L38]=9;[.B38];0)" office:value-type="float" office:value="0" calcext:value-type="float">
            <text:p>0</text:p>
          </table:table-cell>
          <table:table-cell table:formula="of:=IF([.L38]=10;[.B38];0)" office:value-type="float" office:value="0" calcext:value-type="float">
            <text:p>0</text:p>
          </table:table-cell>
          <table:table-cell table:formula="of:=IF([.L38]=11;[.B38];0)" office:value-type="float" office:value="0" calcext:value-type="float">
            <text:p>0</text:p>
          </table:table-cell>
          <table:table-cell table:formula="of:=IF([.L38]=12;[.B38];0)" office:value-type="float" office:value="0" calcext:value-type="float">
            <text:p>0</text:p>
          </table:table-cell>
          <table:table-cell/>
          <table:table-cell table:formula="of:=([.$I$4] * [.E38] + [.$I$5]) * [.K38]" office:value-type="float" office:value="4763.76880443976" calcext:value-type="float">
            <text:p>4763,76880443976</text:p>
          </table:table-cell>
          <table:table-cell table:formula="of:=([.B38]-[.Z38])^2" office:value-type="float" office:value="597886.481787517" calcext:value-type="float">
            <text:p>597886,481787517</text:p>
          </table:table-cell>
          <table:table-cell table:number-columns-repeated="2"/>
          <table:table-cell table:style-name="ce11" table:formula="of:=[.B38]/[.$B$2] *100" office:value-type="float" office:value="168.913971934106" calcext:value-type="float">
            <text:p>168,913971934106</text:p>
          </table:table-cell>
          <table:table-cell table:style-name="ce11" table:formula="of:=[.B38]/[.$B$45] * 100" office:value-type="float" office:value="3.80604760824586" calcext:value-type="float">
            <text:p>3,80604760824586</text:p>
          </table:table-cell>
          <table:table-cell table:style-name="ce11" table:formula="of:=[.B38]/[.B37]*100" office:value-type="float" office:value="68.1057810578106" calcext:value-type="float">
            <text:p>68,1057810578106</text:p>
          </table:table-cell>
          <table:table-cell table:style-name="ce11" table:formula="of:=[.B38]/[.$B$53] * 100" office:value-type="float" office:value="14.2195122442485" calcext:value-type="float">
            <text:p>14,2195122442485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02-01</text:p>
          </table:table-cell>
          <table:table-cell table:style-name="ce8" office:value-type="float" office:value="6640" calcext:value-type="float">
            <text:p>6640</text:p>
          </table:table-cell>
          <table:table-cell table:style-name="ce8" office:value-type="float" office:value="1615" calcext:value-type="float">
            <text:p>1615</text:p>
          </table:table-cell>
          <table:table-cell table:style-name="ce8" office:value-type="float" office:value="8255" calcext:value-type="float">
            <text:p>8255</text:p>
          </table:table-cell>
          <table:table-cell table:style-name="ce10" office:value-type="float" office:value="38" calcext:value-type="float">
            <text:p>38</text:p>
          </table:table-cell>
          <table:table-cell table:formula="of:=AVERAGE([$MZM.$B$37:.$B$40])" office:value-type="float" office:value="6485.5" calcext:value-type="float">
            <text:p>6485,5</text:p>
          </table:table-cell>
          <table:table-cell table:formula="of:=([.F39]-[.B37])^2" office:value-type="float" office:value="2704380.25" calcext:value-type="float">
            <text:p>2704380,25</text:p>
          </table:table-cell>
          <table:table-cell table:formula="of:=INDEX([.$E$2:.$E$52]; 30; 1)" office:value-type="float" office:value="30" calcext:value-type="float">
            <text:p>30</text:p>
          </table:table-cell>
          <table:table-cell table:formula="of:=[.$I$7] * [.$H$39] + [.$I$8]" office:value-type="float" office:value="39637.1107088989" calcext:value-type="float">
            <text:p>39637,1107088989</text:p>
          </table:table-cell>
          <table:table-cell table:formula="of:=([.B31]-[.I39])^2" office:value-type="float" office:value="1442168167.44996" calcext:value-type="float">
            <text:p>1442168167,44996</text:p>
          </table:table-cell>
          <table:table-cell table:style-name="ce17" table:formula="of:=[.$N$54]" office:value-type="float" office:value="0.160187158343371" calcext:value-type="float">
            <text:p>0,160187158343371</text:p>
          </table:table-cell>
          <table:table-cell office:value-type="float" office:value="2" calcext:value-type="float">
            <text:p>2</text:p>
          </table:table-cell>
          <table:table-cell table:formula="of:=IF([.L39]=1;[.B39];0)" office:value-type="float" office:value="0" calcext:value-type="float">
            <text:p>0</text:p>
          </table:table-cell>
          <table:table-cell table:formula="of:=IF([.L39]=2;[.B39];0)" office:value-type="float" office:value="6640" calcext:value-type="float">
            <text:p>6640</text:p>
          </table:table-cell>
          <table:table-cell table:formula="of:=IF([.L39]=3;[.B39];0)" office:value-type="float" office:value="0" calcext:value-type="float">
            <text:p>0</text:p>
          </table:table-cell>
          <table:table-cell table:formula="of:=IF([.L39]=4;[.B39];0)" office:value-type="float" office:value="0" calcext:value-type="float">
            <text:p>0</text:p>
          </table:table-cell>
          <table:table-cell table:formula="of:=IF([.L39]=5;[.B39];0)" office:value-type="float" office:value="0" calcext:value-type="float">
            <text:p>0</text:p>
          </table:table-cell>
          <table:table-cell table:formula="of:=IF([.L39]=6;[.B39];0)" office:value-type="float" office:value="0" calcext:value-type="float">
            <text:p>0</text:p>
          </table:table-cell>
          <table:table-cell table:formula="of:=IF([.L39]=7;[.B39];0)" office:value-type="float" office:value="0" calcext:value-type="float">
            <text:p>0</text:p>
          </table:table-cell>
          <table:table-cell table:formula="of:=IF([.L39]=8;[.B39];0)" office:value-type="float" office:value="0" calcext:value-type="float">
            <text:p>0</text:p>
          </table:table-cell>
          <table:table-cell table:formula="of:=IF([.L39]=9;[.B39];0)" office:value-type="float" office:value="0" calcext:value-type="float">
            <text:p>0</text:p>
          </table:table-cell>
          <table:table-cell table:formula="of:=IF([.L39]=10;[.B39];0)" office:value-type="float" office:value="0" calcext:value-type="float">
            <text:p>0</text:p>
          </table:table-cell>
          <table:table-cell table:formula="of:=IF([.L39]=11;[.B39];0)" office:value-type="float" office:value="0" calcext:value-type="float">
            <text:p>0</text:p>
          </table:table-cell>
          <table:table-cell table:formula="of:=IF([.L39]=12;[.B39];0)" office:value-type="float" office:value="0" calcext:value-type="float">
            <text:p>0</text:p>
          </table:table-cell>
          <table:table-cell/>
          <table:table-cell table:formula="of:=([.$I$4] * [.E39] + [.$I$5]) * [.K39]" office:value-type="float" office:value="6969.99595612544" calcext:value-type="float">
            <text:p>6969,99595612544</text:p>
          </table:table-cell>
          <table:table-cell table:formula="of:=([.B39]-[.Z39])^2" office:value-type="float" office:value="108897.331059146" calcext:value-type="float">
            <text:p>108897,331059146</text:p>
          </table:table-cell>
          <table:table-cell table:number-columns-repeated="2"/>
          <table:table-cell table:style-name="ce11" table:formula="of:=[.B39]/[.$B$2] *100" office:value-type="float" office:value="202.562538133008" calcext:value-type="float">
            <text:p>202,562538133008</text:p>
          </table:table-cell>
          <table:table-cell table:style-name="ce11" table:formula="of:=[.B39]/[.$B$45] * 100" office:value-type="float" office:value="4.56423263838767" calcext:value-type="float">
            <text:p>4,56423263838767</text:p>
          </table:table-cell>
          <table:table-cell table:style-name="ce11" table:formula="of:=[.B39]/[.B38]*100" office:value-type="float" office:value="119.920534585516" calcext:value-type="float">
            <text:p>119,920534585516</text:p>
          </table:table-cell>
          <table:table-cell table:style-name="ce11" table:formula="of:=[.B39]/[.$B$53] * 100" office:value-type="float" office:value="17.0521150987556" calcext:value-type="float">
            <text:p>17,0521150987556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03-01</text:p>
          </table:table-cell>
          <table:table-cell table:style-name="ce8" office:value-type="float" office:value="5635" calcext:value-type="float">
            <text:p>5635</text:p>
          </table:table-cell>
          <table:table-cell table:style-name="ce8" office:value-type="float" office:value="4518" calcext:value-type="float">
            <text:p>4518</text:p>
          </table:table-cell>
          <table:table-cell table:style-name="ce8" office:value-type="float" office:value="10153" calcext:value-type="float">
            <text:p>10153</text:p>
          </table:table-cell>
          <table:table-cell table:style-name="ce10" office:value-type="float" office:value="39" calcext:value-type="float">
            <text:p>39</text:p>
          </table:table-cell>
          <table:table-cell table:formula="of:=AVERAGE([$MZM.$B$38:.$B$41])" office:value-type="float" office:value="10861.5" calcext:value-type="float">
            <text:p>10861,5</text:p>
          </table:table-cell>
          <table:table-cell table:formula="of:=([.F40]-[.B38])^2" office:value-type="float" office:value="28350300.25" calcext:value-type="float">
            <text:p>28350300,25</text:p>
          </table:table-cell>
          <table:table-cell table:formula="of:=INDEX([.$E$2:.$E$52]; 31; 1)" office:value-type="float" office:value="31" calcext:value-type="float">
            <text:p>31</text:p>
          </table:table-cell>
          <table:table-cell table:formula="of:=[.$I$7] * [.$H$40] + [.$I$8]" office:value-type="float" office:value="39811.5256410256" calcext:value-type="float">
            <text:p>39811,5256410256</text:p>
          </table:table-cell>
          <table:table-cell table:formula="of:=([.B32]-[.I40])^2" office:value-type="float" office:value="5493696479.25066" calcext:value-type="float">
            <text:p>5493696479,25066</text:p>
          </table:table-cell>
          <table:table-cell table:style-name="ce17" table:formula="of:=[.$O$54]" office:value-type="float" office:value="0.159211284286514" calcext:value-type="float">
            <text:p>0,159211284286514</text:p>
          </table:table-cell>
          <table:table-cell office:value-type="float" office:value="3" calcext:value-type="float">
            <text:p>3</text:p>
          </table:table-cell>
          <table:table-cell table:formula="of:=IF([.L40]=1;[.B40];0)" office:value-type="float" office:value="0" calcext:value-type="float">
            <text:p>0</text:p>
          </table:table-cell>
          <table:table-cell table:formula="of:=IF([.L40]=2;[.B40];0)" office:value-type="float" office:value="0" calcext:value-type="float">
            <text:p>0</text:p>
          </table:table-cell>
          <table:table-cell table:formula="of:=IF([.L40]=3;[.B40];0)" office:value-type="float" office:value="5635" calcext:value-type="float">
            <text:p>5635</text:p>
          </table:table-cell>
          <table:table-cell table:formula="of:=IF([.L40]=4;[.B40];0)" office:value-type="float" office:value="0" calcext:value-type="float">
            <text:p>0</text:p>
          </table:table-cell>
          <table:table-cell table:formula="of:=IF([.L40]=5;[.B40];0)" office:value-type="float" office:value="0" calcext:value-type="float">
            <text:p>0</text:p>
          </table:table-cell>
          <table:table-cell table:formula="of:=IF([.L40]=6;[.B40];0)" office:value-type="float" office:value="0" calcext:value-type="float">
            <text:p>0</text:p>
          </table:table-cell>
          <table:table-cell table:formula="of:=IF([.L40]=7;[.B40];0)" office:value-type="float" office:value="0" calcext:value-type="float">
            <text:p>0</text:p>
          </table:table-cell>
          <table:table-cell table:formula="of:=IF([.L40]=8;[.B40];0)" office:value-type="float" office:value="0" calcext:value-type="float">
            <text:p>0</text:p>
          </table:table-cell>
          <table:table-cell table:formula="of:=IF([.L40]=9;[.B40];0)" office:value-type="float" office:value="0" calcext:value-type="float">
            <text:p>0</text:p>
          </table:table-cell>
          <table:table-cell table:formula="of:=IF([.L40]=10;[.B40];0)" office:value-type="float" office:value="0" calcext:value-type="float">
            <text:p>0</text:p>
          </table:table-cell>
          <table:table-cell table:formula="of:=IF([.L40]=11;[.B40];0)" office:value-type="float" office:value="0" calcext:value-type="float">
            <text:p>0</text:p>
          </table:table-cell>
          <table:table-cell table:formula="of:=IF([.L40]=12;[.B40];0)" office:value-type="float" office:value="0" calcext:value-type="float">
            <text:p>0</text:p>
          </table:table-cell>
          <table:table-cell/>
          <table:table-cell table:formula="of:=([.$I$4] * [.E40] + [.$I$5]) * [.K40]" office:value-type="float" office:value="6927.53471127903" calcext:value-type="float">
            <text:p>6927,53471127903</text:p>
          </table:table-cell>
          <table:table-cell table:formula="of:=([.B40]-[.Z40])^2" office:value-type="float" office:value="1670645.97986117" calcext:value-type="float">
            <text:p>1670645,97986117</text:p>
          </table:table-cell>
          <table:table-cell table:number-columns-repeated="2"/>
          <table:table-cell table:style-name="ce11" table:formula="of:=[.B40]/[.$B$2] *100" office:value-type="float" office:value="171.903599755949" calcext:value-type="float">
            <text:p>171,903599755949</text:p>
          </table:table-cell>
          <table:table-cell table:style-name="ce11" table:formula="of:=[.B40]/[.$B$45] * 100" office:value-type="float" office:value="3.87341128272809" calcext:value-type="float">
            <text:p>3,87341128272809</text:p>
          </table:table-cell>
          <table:table-cell table:style-name="ce11" table:formula="of:=[.B40]/[.B39]*100" office:value-type="float" office:value="84.8644578313253" calcext:value-type="float">
            <text:p>84,8644578313253</text:p>
          </table:table-cell>
          <table:table-cell table:style-name="ce11" table:formula="of:=[.B40]/[.$B$53] * 100" office:value-type="float" office:value="14.4711850273325" calcext:value-type="float">
            <text:p>14,4711850273325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04-01</text:p>
          </table:table-cell>
          <table:table-cell table:style-name="ce8" office:value-type="float" office:value="25634" calcext:value-type="float">
            <text:p>25634</text:p>
          </table:table-cell>
          <table:table-cell table:style-name="ce8" office:value-type="float" office:value="6899" calcext:value-type="float">
            <text:p>6899</text:p>
          </table:table-cell>
          <table:table-cell table:style-name="ce8" office:value-type="float" office:value="32533" calcext:value-type="float">
            <text:p>32533</text:p>
          </table:table-cell>
          <table:table-cell table:style-name="ce10" office:value-type="float" office:value="40" calcext:value-type="float">
            <text:p>40</text:p>
          </table:table-cell>
          <table:table-cell table:formula="of:=AVERAGE([$MZM.$B$39:.$B$42])" office:value-type="float" office:value="34616.75" calcext:value-type="float">
            <text:p>34616,75</text:p>
          </table:table-cell>
          <table:table-cell table:formula="of:=([.F41]-[.B39])^2" office:value-type="float" office:value="782698540.5625" calcext:value-type="float">
            <text:p>782698540,5625</text:p>
          </table:table-cell>
          <table:table-cell table:formula="of:=INDEX([.$E$2:.$E$52]; 32; 1)" office:value-type="float" office:value="32" calcext:value-type="float">
            <text:p>32</text:p>
          </table:table-cell>
          <table:table-cell table:formula="of:=[.$I$7] * [.$H$41] + [.$I$8]" office:value-type="float" office:value="39985.9405731523" calcext:value-type="float">
            <text:p>39985,9405731523</text:p>
          </table:table-cell>
          <table:table-cell table:formula="of:=([.B33]-[.I41])^2" office:value-type="float" office:value="5637165484.65783" calcext:value-type="float">
            <text:p>5637165484,65783</text:p>
          </table:table-cell>
          <table:table-cell table:style-name="ce17" table:formula="of:=[.$P$54]" office:value-type="float" office:value="0.496751996060248" calcext:value-type="float">
            <text:p>0,496751996060248</text:p>
          </table:table-cell>
          <table:table-cell office:value-type="float" office:value="4" calcext:value-type="float">
            <text:p>4</text:p>
          </table:table-cell>
          <table:table-cell table:formula="of:=IF([.L41]=1;[.B41];0)" office:value-type="float" office:value="0" calcext:value-type="float">
            <text:p>0</text:p>
          </table:table-cell>
          <table:table-cell table:formula="of:=IF([.L41]=2;[.B41];0)" office:value-type="float" office:value="0" calcext:value-type="float">
            <text:p>0</text:p>
          </table:table-cell>
          <table:table-cell table:formula="of:=IF([.L41]=3;[.B41];0)" office:value-type="float" office:value="0" calcext:value-type="float">
            <text:p>0</text:p>
          </table:table-cell>
          <table:table-cell table:formula="of:=IF([.L41]=4;[.B41];0)" office:value-type="float" office:value="25634" calcext:value-type="float">
            <text:p>25634</text:p>
          </table:table-cell>
          <table:table-cell table:formula="of:=IF([.L41]=5;[.B41];0)" office:value-type="float" office:value="0" calcext:value-type="float">
            <text:p>0</text:p>
          </table:table-cell>
          <table:table-cell table:formula="of:=IF([.L41]=6;[.B41];0)" office:value-type="float" office:value="0" calcext:value-type="float">
            <text:p>0</text:p>
          </table:table-cell>
          <table:table-cell table:formula="of:=IF([.L41]=7;[.B41];0)" office:value-type="float" office:value="0" calcext:value-type="float">
            <text:p>0</text:p>
          </table:table-cell>
          <table:table-cell table:formula="of:=IF([.L41]=8;[.B41];0)" office:value-type="float" office:value="0" calcext:value-type="float">
            <text:p>0</text:p>
          </table:table-cell>
          <table:table-cell table:formula="of:=IF([.L41]=9;[.B41];0)" office:value-type="float" office:value="0" calcext:value-type="float">
            <text:p>0</text:p>
          </table:table-cell>
          <table:table-cell table:formula="of:=IF([.L41]=10;[.B41];0)" office:value-type="float" office:value="0" calcext:value-type="float">
            <text:p>0</text:p>
          </table:table-cell>
          <table:table-cell table:formula="of:=IF([.L41]=11;[.B41];0)" office:value-type="float" office:value="0" calcext:value-type="float">
            <text:p>0</text:p>
          </table:table-cell>
          <table:table-cell table:formula="of:=IF([.L41]=12;[.B41];0)" office:value-type="float" office:value="0" calcext:value-type="float">
            <text:p>0</text:p>
          </table:table-cell>
          <table:table-cell/>
          <table:table-cell table:formula="of:=([.$I$4] * [.E41] + [.$I$5]) * [.K41]" office:value-type="float" office:value="21614.4665660329" calcext:value-type="float">
            <text:p>21614,4665660329</text:p>
          </table:table-cell>
          <table:table-cell table:formula="of:=([.B41]-[.Z41])^2" office:value-type="float" office:value="16156649.026779" calcext:value-type="float">
            <text:p>16156649,026779</text:p>
          </table:table-cell>
          <table:table-cell table:number-columns-repeated="2"/>
          <table:table-cell table:style-name="ce11" table:formula="of:=[.B41]/[.$B$2] *100" office:value-type="float" office:value="782.001220256254" calcext:value-type="float">
            <text:p>782,001220256254</text:p>
          </table:table-cell>
          <table:table-cell table:style-name="ce11" table:formula="of:=[.B41]/[.$B$45] * 100" office:value-type="float" office:value="17.620412568137" calcext:value-type="float">
            <text:p>17,620412568137</text:p>
          </table:table-cell>
          <table:table-cell table:style-name="ce11" table:formula="of:=[.B41]/[.B40]*100" office:value-type="float" office:value="454.906832298137" calcext:value-type="float">
            <text:p>454,906832298137</text:p>
          </table:table-cell>
          <table:table-cell table:style-name="ce11" table:formula="of:=[.B41]/[.$B$53] * 100" office:value-type="float" office:value="65.8304094038407" calcext:value-type="float">
            <text:p>65,8304094038407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05-01</text:p>
          </table:table-cell>
          <table:table-cell table:style-name="ce8" office:value-type="float" office:value="100558" calcext:value-type="float">
            <text:p>100558</text:p>
          </table:table-cell>
          <table:table-cell table:style-name="ce8" office:value-type="float" office:value="15924" calcext:value-type="float">
            <text:p>15924</text:p>
          </table:table-cell>
          <table:table-cell table:style-name="ce8" office:value-type="float" office:value="116482" calcext:value-type="float">
            <text:p>116482</text:p>
          </table:table-cell>
          <table:table-cell table:style-name="ce10" office:value-type="float" office:value="41" calcext:value-type="float">
            <text:p>41</text:p>
          </table:table-cell>
          <table:table-cell table:formula="of:=AVERAGE([$MZM.$B$40:.$B$43])" office:value-type="float" office:value="54580.25" calcext:value-type="float">
            <text:p>54580,25</text:p>
          </table:table-cell>
          <table:table-cell table:formula="of:=([.F42]-[.B40])^2" office:value-type="float" office:value="2395637497.5625" calcext:value-type="float">
            <text:p>2395637497,5625</text:p>
          </table:table-cell>
          <table:table-cell table:formula="of:=INDEX([.$E$2:.$E$52]; 33; 1)" office:value-type="float" office:value="33" calcext:value-type="float">
            <text:p>33</text:p>
          </table:table-cell>
          <table:table-cell table:formula="of:=[.$I$7] * [.$H$42] + [.$I$8]" office:value-type="float" office:value="40160.355505279" calcext:value-type="float">
            <text:p>40160,355505279</text:p>
          </table:table-cell>
          <table:table-cell table:formula="of:=([.B34]-[.I42])^2" office:value-type="float" office:value="22880489.8898832" calcext:value-type="float">
            <text:p>22880489,8898832</text:p>
          </table:table-cell>
          <table:table-cell table:style-name="ce17" table:formula="of:=[.$Q$54]" office:value-type="float" office:value="2.07292984281277" calcext:value-type="float">
            <text:p>2,07292984281277</text:p>
          </table:table-cell>
          <table:table-cell office:value-type="float" office:value="5" calcext:value-type="float">
            <text:p>5</text:p>
          </table:table-cell>
          <table:table-cell table:formula="of:=IF([.L42]=1;[.B42];0)" office:value-type="float" office:value="0" calcext:value-type="float">
            <text:p>0</text:p>
          </table:table-cell>
          <table:table-cell table:formula="of:=IF([.L42]=2;[.B42];0)" office:value-type="float" office:value="0" calcext:value-type="float">
            <text:p>0</text:p>
          </table:table-cell>
          <table:table-cell table:formula="of:=IF([.L42]=3;[.B42];0)" office:value-type="float" office:value="0" calcext:value-type="float">
            <text:p>0</text:p>
          </table:table-cell>
          <table:table-cell table:formula="of:=IF([.L42]=4;[.B42];0)" office:value-type="float" office:value="0" calcext:value-type="float">
            <text:p>0</text:p>
          </table:table-cell>
          <table:table-cell table:formula="of:=IF([.L42]=5;[.B42];0)" office:value-type="float" office:value="100558" calcext:value-type="float">
            <text:p>100558</text:p>
          </table:table-cell>
          <table:table-cell table:formula="of:=IF([.L42]=6;[.B42];0)" office:value-type="float" office:value="0" calcext:value-type="float">
            <text:p>0</text:p>
          </table:table-cell>
          <table:table-cell table:formula="of:=IF([.L42]=7;[.B42];0)" office:value-type="float" office:value="0" calcext:value-type="float">
            <text:p>0</text:p>
          </table:table-cell>
          <table:table-cell table:formula="of:=IF([.L42]=8;[.B42];0)" office:value-type="float" office:value="0" calcext:value-type="float">
            <text:p>0</text:p>
          </table:table-cell>
          <table:table-cell table:formula="of:=IF([.L42]=9;[.B42];0)" office:value-type="float" office:value="0" calcext:value-type="float">
            <text:p>0</text:p>
          </table:table-cell>
          <table:table-cell table:formula="of:=IF([.L42]=10;[.B42];0)" office:value-type="float" office:value="0" calcext:value-type="float">
            <text:p>0</text:p>
          </table:table-cell>
          <table:table-cell table:formula="of:=IF([.L42]=11;[.B42];0)" office:value-type="float" office:value="0" calcext:value-type="float">
            <text:p>0</text:p>
          </table:table-cell>
          <table:table-cell table:formula="of:=IF([.L42]=12;[.B42];0)" office:value-type="float" office:value="0" calcext:value-type="float">
            <text:p>0</text:p>
          </table:table-cell>
          <table:table-cell/>
          <table:table-cell table:formula="of:=([.$I$4] * [.E42] + [.$I$5]) * [.K42]" office:value-type="float" office:value="90196.4699775922" calcext:value-type="float">
            <text:p>90196,4699775922</text:p>
          </table:table-cell>
          <table:table-cell table:formula="of:=([.B42]-[.Z42])^2" office:value-type="float" office:value="107361304.405259" calcext:value-type="float">
            <text:p>107361304,405259</text:p>
          </table:table-cell>
          <table:table-cell table:number-columns-repeated="2"/>
          <table:table-cell table:style-name="ce11" table:formula="of:=[.B42]/[.$B$2] *100" office:value-type="float" office:value="3067.66320927395" calcext:value-type="float">
            <text:p>3067,66320927395</text:p>
          </table:table-cell>
          <table:table-cell table:style-name="ce11" table:formula="of:=[.B42]/[.$B$45] * 100" office:value-type="float" office:value="69.1220038631005" calcext:value-type="float">
            <text:p>69,1220038631005</text:p>
          </table:table-cell>
          <table:table-cell table:style-name="ce11" table:formula="of:=[.B42]/[.B41]*100" office:value-type="float" office:value="392.28368572989" calcext:value-type="float">
            <text:p>392,28368572989</text:p>
          </table:table-cell>
          <table:table-cell table:style-name="ce11" table:formula="of:=[.B42]/[.$B$53] * 100" office:value-type="float" office:value="258.241956340462" calcext:value-type="float">
            <text:p>258,241956340462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06-01</text:p>
          </table:table-cell>
          <table:table-cell table:style-name="ce8" office:value-type="float" office:value="86494" calcext:value-type="float">
            <text:p>86494</text:p>
          </table:table-cell>
          <table:table-cell table:style-name="ce8" office:value-type="float" office:value="26416" calcext:value-type="float">
            <text:p>26416</text:p>
          </table:table-cell>
          <table:table-cell table:style-name="ce8" office:value-type="float" office:value="112910" calcext:value-type="float">
            <text:p>112910</text:p>
          </table:table-cell>
          <table:table-cell table:style-name="ce10" office:value-type="float" office:value="42" calcext:value-type="float">
            <text:p>42</text:p>
          </table:table-cell>
          <table:table-cell table:formula="of:=AVERAGE([$MZM.$B$41:.$B$44])" office:value-type="float" office:value="86988.75" calcext:value-type="float">
            <text:p>86988,75</text:p>
          </table:table-cell>
          <table:table-cell table:formula="of:=([.F43]-[.B41])^2" office:value-type="float" office:value="3764405347.5625" calcext:value-type="float">
            <text:p>3764405347,5625</text:p>
          </table:table-cell>
          <table:table-cell table:formula="of:=INDEX([.$E$2:.$E$52]; 34; 1)" office:value-type="float" office:value="34" calcext:value-type="float">
            <text:p>34</text:p>
          </table:table-cell>
          <table:table-cell table:formula="of:=[.$I$7] * [.$H$43] + [.$I$8]" office:value-type="float" office:value="40334.7704374057" calcext:value-type="float">
            <text:p>40334,7704374057</text:p>
          </table:table-cell>
          <table:table-cell table:formula="of:=([.B35]-[.I43])^2" office:value-type="float" office:value="632209191.808958" calcext:value-type="float">
            <text:p>632209191,808958</text:p>
          </table:table-cell>
          <table:table-cell table:style-name="ce17" table:formula="of:=[.$R$54]" office:value-type="float" office:value="1.93280203251705" calcext:value-type="float">
            <text:p>1,93280203251705</text:p>
          </table:table-cell>
          <table:table-cell office:value-type="float" office:value="6" calcext:value-type="float">
            <text:p>6</text:p>
          </table:table-cell>
          <table:table-cell table:formula="of:=IF([.L43]=1;[.B43];0)" office:value-type="float" office:value="0" calcext:value-type="float">
            <text:p>0</text:p>
          </table:table-cell>
          <table:table-cell table:formula="of:=IF([.L43]=2;[.B43];0)" office:value-type="float" office:value="0" calcext:value-type="float">
            <text:p>0</text:p>
          </table:table-cell>
          <table:table-cell table:formula="of:=IF([.L43]=3;[.B43];0)" office:value-type="float" office:value="0" calcext:value-type="float">
            <text:p>0</text:p>
          </table:table-cell>
          <table:table-cell table:formula="of:=IF([.L43]=4;[.B43];0)" office:value-type="float" office:value="0" calcext:value-type="float">
            <text:p>0</text:p>
          </table:table-cell>
          <table:table-cell table:formula="of:=IF([.L43]=5;[.B43];0)" office:value-type="float" office:value="0" calcext:value-type="float">
            <text:p>0</text:p>
          </table:table-cell>
          <table:table-cell table:formula="of:=IF([.L43]=6;[.B43];0)" office:value-type="float" office:value="86494" calcext:value-type="float">
            <text:p>86494</text:p>
          </table:table-cell>
          <table:table-cell table:formula="of:=IF([.L43]=7;[.B43];0)" office:value-type="float" office:value="0" calcext:value-type="float">
            <text:p>0</text:p>
          </table:table-cell>
          <table:table-cell table:formula="of:=IF([.L43]=8;[.B43];0)" office:value-type="float" office:value="0" calcext:value-type="float">
            <text:p>0</text:p>
          </table:table-cell>
          <table:table-cell table:formula="of:=IF([.L43]=9;[.B43];0)" office:value-type="float" office:value="0" calcext:value-type="float">
            <text:p>0</text:p>
          </table:table-cell>
          <table:table-cell table:formula="of:=IF([.L43]=10;[.B43];0)" office:value-type="float" office:value="0" calcext:value-type="float">
            <text:p>0</text:p>
          </table:table-cell>
          <table:table-cell table:formula="of:=IF([.L43]=11;[.B43];0)" office:value-type="float" office:value="0" calcext:value-type="float">
            <text:p>0</text:p>
          </table:table-cell>
          <table:table-cell table:formula="of:=IF([.L43]=12;[.B43];0)" office:value-type="float" office:value="0" calcext:value-type="float">
            <text:p>0</text:p>
          </table:table-cell>
          <table:table-cell/>
          <table:table-cell table:formula="of:=([.$I$4] * [.E43] + [.$I$5]) * [.K43]" office:value-type="float" office:value="84099.2933592541" calcext:value-type="float">
            <text:p>84099,2933592541</text:p>
          </table:table-cell>
          <table:table-cell table:formula="of:=([.B43]-[.Z43])^2" office:value-type="float" office:value="5734619.89523233" calcext:value-type="float">
            <text:p>5734619,89523233</text:p>
          </table:table-cell>
          <table:table-cell table:number-columns-repeated="2"/>
          <table:table-cell table:style-name="ce11" table:formula="of:=[.B43]/[.$B$2] *100" office:value-type="float" office:value="2638.62111043319" calcext:value-type="float">
            <text:p>2638,62111043319</text:p>
          </table:table-cell>
          <table:table-cell table:style-name="ce11" table:formula="of:=[.B43]/[.$B$45] * 100" office:value-type="float" office:value="59.4546291904674" calcext:value-type="float">
            <text:p>59,4546291904674</text:p>
          </table:table-cell>
          <table:table-cell table:style-name="ce11" table:formula="of:=[.B43]/[.B42]*100" office:value-type="float" office:value="86.0140416476063" calcext:value-type="float">
            <text:p>86,0140416476063</text:p>
          </table:table-cell>
          <table:table-cell table:style-name="ce11" table:formula="of:=[.B43]/[.$B$53] * 100" office:value-type="float" office:value="222.124343878279" calcext:value-type="float">
            <text:p>222,124343878279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07-01</text:p>
          </table:table-cell>
          <table:table-cell table:style-name="ce8" office:value-type="float" office:value="135269" calcext:value-type="float">
            <text:p>135269</text:p>
          </table:table-cell>
          <table:table-cell table:style-name="ce8" office:value-type="float" office:value="26941" calcext:value-type="float">
            <text:p>26941</text:p>
          </table:table-cell>
          <table:table-cell table:style-name="ce8" office:value-type="float" office:value="162210" calcext:value-type="float">
            <text:p>162210</text:p>
          </table:table-cell>
          <table:table-cell table:style-name="ce10" office:value-type="float" office:value="43" calcext:value-type="float">
            <text:p>43</text:p>
          </table:table-cell>
          <table:table-cell table:formula="of:=AVERAGE([$MZM.$B$42:.$B$45])" office:value-type="float" office:value="116950" calcext:value-type="float">
            <text:p>116950</text:p>
          </table:table-cell>
          <table:table-cell table:formula="of:=([.F44]-[.B42])^2" office:value-type="float" office:value="268697664" calcext:value-type="float">
            <text:p>268697664</text:p>
          </table:table-cell>
          <table:table-cell table:formula="of:=INDEX([.$E$2:.$E$52]; 35; 1)" office:value-type="float" office:value="35" calcext:value-type="float">
            <text:p>35</text:p>
          </table:table-cell>
          <table:table-cell table:formula="of:=[.$I$7] * [.$H$44] + [.$I$8]" office:value-type="float" office:value="40509.1853695324" calcext:value-type="float">
            <text:p>40509,1853695324</text:p>
          </table:table-cell>
          <table:table-cell table:formula="of:=([.B36]-[.I44])^2" office:value-type="float" office:value="1143534392.94658" calcext:value-type="float">
            <text:p>1143534392,94658</text:p>
          </table:table-cell>
          <table:table-cell table:style-name="ce17" table:formula="of:=[.$S$54]" office:value-type="float" office:value="2.97931139446259" calcext:value-type="float">
            <text:p>2,97931139446259</text:p>
          </table:table-cell>
          <table:table-cell office:value-type="float" office:value="7" calcext:value-type="float">
            <text:p>7</text:p>
          </table:table-cell>
          <table:table-cell table:formula="of:=IF([.L44]=1;[.B44];0)" office:value-type="float" office:value="0" calcext:value-type="float">
            <text:p>0</text:p>
          </table:table-cell>
          <table:table-cell table:formula="of:=IF([.L44]=2;[.B44];0)" office:value-type="float" office:value="0" calcext:value-type="float">
            <text:p>0</text:p>
          </table:table-cell>
          <table:table-cell table:formula="of:=IF([.L44]=3;[.B44];0)" office:value-type="float" office:value="0" calcext:value-type="float">
            <text:p>0</text:p>
          </table:table-cell>
          <table:table-cell table:formula="of:=IF([.L44]=4;[.B44];0)" office:value-type="float" office:value="0" calcext:value-type="float">
            <text:p>0</text:p>
          </table:table-cell>
          <table:table-cell table:formula="of:=IF([.L44]=5;[.B44];0)" office:value-type="float" office:value="0" calcext:value-type="float">
            <text:p>0</text:p>
          </table:table-cell>
          <table:table-cell table:formula="of:=IF([.L44]=6;[.B44];0)" office:value-type="float" office:value="0" calcext:value-type="float">
            <text:p>0</text:p>
          </table:table-cell>
          <table:table-cell table:formula="of:=IF([.L44]=7;[.B44];0)" office:value-type="float" office:value="135269" calcext:value-type="float">
            <text:p>135269</text:p>
          </table:table-cell>
          <table:table-cell table:formula="of:=IF([.L44]=8;[.B44];0)" office:value-type="float" office:value="0" calcext:value-type="float">
            <text:p>0</text:p>
          </table:table-cell>
          <table:table-cell table:formula="of:=IF([.L44]=9;[.B44];0)" office:value-type="float" office:value="0" calcext:value-type="float">
            <text:p>0</text:p>
          </table:table-cell>
          <table:table-cell table:formula="of:=IF([.L44]=10;[.B44];0)" office:value-type="float" office:value="0" calcext:value-type="float">
            <text:p>0</text:p>
          </table:table-cell>
          <table:table-cell table:formula="of:=IF([.L44]=11;[.B44];0)" office:value-type="float" office:value="0" calcext:value-type="float">
            <text:p>0</text:p>
          </table:table-cell>
          <table:table-cell table:formula="of:=IF([.L44]=12;[.B44];0)" office:value-type="float" office:value="0" calcext:value-type="float">
            <text:p>0</text:p>
          </table:table-cell>
          <table:table-cell/>
          <table:table-cell table:formula="of:=([.$I$4] * [.E44] + [.$I$5]) * [.K44]" office:value-type="float" office:value="129634.592444732" calcext:value-type="float">
            <text:p>129634,592444732</text:p>
          </table:table-cell>
          <table:table-cell table:formula="of:=([.B44]-[.Z44])^2" office:value-type="float" office:value="31746548.4988629" calcext:value-type="float">
            <text:p>31746548,4988629</text:p>
          </table:table-cell>
          <table:table-cell table:number-columns-repeated="2"/>
          <table:table-cell table:style-name="ce11" table:formula="of:=[.B44]/[.$B$2] *100" office:value-type="float" office:value="4126.57107992678" calcext:value-type="float">
            <text:p>4126,57107992678</text:p>
          </table:table-cell>
          <table:table-cell table:style-name="ce11" table:formula="of:=[.B44]/[.$B$45] * 100" office:value-type="float" office:value="92.9818049340455" calcext:value-type="float">
            <text:p>92,9818049340455</text:p>
          </table:table-cell>
          <table:table-cell table:style-name="ce11" table:formula="of:=[.B44]/[.B43]*100" office:value-type="float" office:value="156.391194764955" calcext:value-type="float">
            <text:p>156,391194764955</text:p>
          </table:table-cell>
          <table:table-cell table:style-name="ce11" table:formula="of:=[.B44]/[.$B$53] * 100" office:value-type="float" office:value="347.382915255057" calcext:value-type="float">
            <text:p>347,382915255057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08-01</text:p>
          </table:table-cell>
          <table:table-cell table:style-name="ce8" office:value-type="float" office:value="145479" calcext:value-type="float">
            <text:p>145479</text:p>
          </table:table-cell>
          <table:table-cell table:style-name="ce8" office:value-type="float" office:value="27901" calcext:value-type="float">
            <text:p>27901</text:p>
          </table:table-cell>
          <table:table-cell table:style-name="ce8" office:value-type="float" office:value="173380" calcext:value-type="float">
            <text:p>173380</text:p>
          </table:table-cell>
          <table:table-cell table:style-name="ce10" office:value-type="float" office:value="44" calcext:value-type="float">
            <text:p>44</text:p>
          </table:table-cell>
          <table:table-cell table:formula="of:=AVERAGE([$MZM.$B$43:.$B$46])" office:value-type="float" office:value="104576.5" calcext:value-type="float">
            <text:p>104576,5</text:p>
          </table:table-cell>
          <table:table-cell table:formula="of:=([.F45]-[.B43])^2" office:value-type="float" office:value="326976806.25" calcext:value-type="float">
            <text:p>326976806,25</text:p>
          </table:table-cell>
          <table:table-cell table:formula="of:=INDEX([.$E$2:.$E$52]; 36; 1)" office:value-type="float" office:value="36" calcext:value-type="float">
            <text:p>36</text:p>
          </table:table-cell>
          <table:table-cell table:formula="of:=[.$I$7] * [.$H$45] + [.$I$8]" office:value-type="float" office:value="40683.6003016591" calcext:value-type="float">
            <text:p>40683,6003016591</text:p>
          </table:table-cell>
          <table:table-cell table:formula="of:=([.B37]-[.I45])^2" office:value-type="float" office:value="1059736892.60018" calcext:value-type="float">
            <text:p>1059736892,60018</text:p>
          </table:table-cell>
          <table:table-cell table:style-name="ce17" table:formula="of:=[.$T$54]" office:value-type="float" office:value="3.0295689083907" calcext:value-type="float">
            <text:p>3,0295689083907</text:p>
          </table:table-cell>
          <table:table-cell office:value-type="float" office:value="8" calcext:value-type="float">
            <text:p>8</text:p>
          </table:table-cell>
          <table:table-cell table:formula="of:=IF([.L45]=1;[.B45];0)" office:value-type="float" office:value="0" calcext:value-type="float">
            <text:p>0</text:p>
          </table:table-cell>
          <table:table-cell table:formula="of:=IF([.L45]=2;[.B45];0)" office:value-type="float" office:value="0" calcext:value-type="float">
            <text:p>0</text:p>
          </table:table-cell>
          <table:table-cell table:formula="of:=IF([.L45]=3;[.B45];0)" office:value-type="float" office:value="0" calcext:value-type="float">
            <text:p>0</text:p>
          </table:table-cell>
          <table:table-cell table:formula="of:=IF([.L45]=4;[.B45];0)" office:value-type="float" office:value="0" calcext:value-type="float">
            <text:p>0</text:p>
          </table:table-cell>
          <table:table-cell table:formula="of:=IF([.L45]=5;[.B45];0)" office:value-type="float" office:value="0" calcext:value-type="float">
            <text:p>0</text:p>
          </table:table-cell>
          <table:table-cell table:formula="of:=IF([.L45]=6;[.B45];0)" office:value-type="float" office:value="0" calcext:value-type="float">
            <text:p>0</text:p>
          </table:table-cell>
          <table:table-cell table:formula="of:=IF([.L45]=7;[.B45];0)" office:value-type="float" office:value="0" calcext:value-type="float">
            <text:p>0</text:p>
          </table:table-cell>
          <table:table-cell table:formula="of:=IF([.L45]=8;[.B45];0)" office:value-type="float" office:value="145479" calcext:value-type="float">
            <text:p>145479</text:p>
          </table:table-cell>
          <table:table-cell table:formula="of:=IF([.L45]=9;[.B45];0)" office:value-type="float" office:value="0" calcext:value-type="float">
            <text:p>0</text:p>
          </table:table-cell>
          <table:table-cell table:formula="of:=IF([.L45]=10;[.B45];0)" office:value-type="float" office:value="0" calcext:value-type="float">
            <text:p>0</text:p>
          </table:table-cell>
          <table:table-cell table:formula="of:=IF([.L45]=11;[.B45];0)" office:value-type="float" office:value="0" calcext:value-type="float">
            <text:p>0</text:p>
          </table:table-cell>
          <table:table-cell table:formula="of:=IF([.L45]=12;[.B45];0)" office:value-type="float" office:value="0" calcext:value-type="float">
            <text:p>0</text:p>
          </table:table-cell>
          <table:table-cell/>
          <table:table-cell table:formula="of:=([.$I$4] * [.E45] + [.$I$5]) * [.K45]" office:value-type="float" office:value="131821.388002617" calcext:value-type="float">
            <text:p>131821,388002617</text:p>
          </table:table-cell>
          <table:table-cell table:formula="of:=([.B45]-[.Z45])^2" office:value-type="float" office:value="186530365.471066" calcext:value-type="float">
            <text:p>186530365,471066</text:p>
          </table:table-cell>
          <table:table-cell table:number-columns-repeated="2"/>
          <table:table-cell table:style-name="ce11" table:formula="of:=[.B45]/[.$B$2] *100" office:value-type="float" office:value="4438.04148871263" calcext:value-type="float">
            <text:p>4438,04148871263</text:p>
          </table:table-cell>
          <table:table-cell table:style-name="ce11" table:formula="of:=[.B45]/[.$B$45] * 100" office:value-type="float" office:value="100" calcext:value-type="float">
            <text:p>100</text:p>
          </table:table-cell>
          <table:table-cell table:style-name="ce11" table:formula="of:=[.B45]/[.B44]*100" office:value-type="float" office:value="107.547923027449" calcext:value-type="float">
            <text:p>107,547923027449</text:p>
          </table:table-cell>
          <table:table-cell table:style-name="ce11" table:formula="of:=[.B45]/[.$B$53] * 100" office:value-type="float" office:value="373.603110309017" calcext:value-type="float">
            <text:p>373,603110309017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09-01</text:p>
          </table:table-cell>
          <table:table-cell table:style-name="ce8" office:value-type="float" office:value="51064" calcext:value-type="float">
            <text:p>51064</text:p>
          </table:table-cell>
          <table:table-cell table:style-name="ce8" office:value-type="float" office:value="18219" calcext:value-type="float">
            <text:p>18219</text:p>
          </table:table-cell>
          <table:table-cell table:style-name="ce8" office:value-type="float" office:value="69283" calcext:value-type="float">
            <text:p>69283</text:p>
          </table:table-cell>
          <table:table-cell table:style-name="ce10" office:value-type="float" office:value="45" calcext:value-type="float">
            <text:p>45</text:p>
          </table:table-cell>
          <table:table-cell table:formula="of:=AVERAGE([$MZM.$B$44:.$B$47])" office:value-type="float" office:value="88437" calcext:value-type="float">
            <text:p>88437</text:p>
          </table:table-cell>
          <table:table-cell table:formula="of:=([.F46]-[.B44])^2" office:value-type="float" office:value="2193236224" calcext:value-type="float">
            <text:p>2193236224</text:p>
          </table:table-cell>
          <table:table-cell table:formula="of:=INDEX([.$E$2:.$E$52]; 37; 1)" office:value-type="float" office:value="37" calcext:value-type="float">
            <text:p>37</text:p>
          </table:table-cell>
          <table:table-cell table:formula="of:=[.$I$7] * [.$H$46] + [.$I$8]" office:value-type="float" office:value="40858.0152337858" calcext:value-type="float">
            <text:p>40858,0152337858</text:p>
          </table:table-cell>
          <table:table-cell table:formula="of:=([.B38]-[.I46])^2" office:value-type="float" office:value="1247574117.14533" calcext:value-type="float">
            <text:p>1247574117,14533</text:p>
          </table:table-cell>
          <table:table-cell table:style-name="ce17" table:formula="of:=[.$U$54]" office:value-type="float" office:value="0.974179117705115" calcext:value-type="float">
            <text:p>0,974179117705115</text:p>
          </table:table-cell>
          <table:table-cell office:value-type="float" office:value="9" calcext:value-type="float">
            <text:p>9</text:p>
          </table:table-cell>
          <table:table-cell table:formula="of:=IF([.L46]=1;[.B46];0)" office:value-type="float" office:value="0" calcext:value-type="float">
            <text:p>0</text:p>
          </table:table-cell>
          <table:table-cell table:formula="of:=IF([.L46]=2;[.B46];0)" office:value-type="float" office:value="0" calcext:value-type="float">
            <text:p>0</text:p>
          </table:table-cell>
          <table:table-cell table:formula="of:=IF([.L46]=3;[.B46];0)" office:value-type="float" office:value="0" calcext:value-type="float">
            <text:p>0</text:p>
          </table:table-cell>
          <table:table-cell table:formula="of:=IF([.L46]=4;[.B46];0)" office:value-type="float" office:value="0" calcext:value-type="float">
            <text:p>0</text:p>
          </table:table-cell>
          <table:table-cell table:formula="of:=IF([.L46]=5;[.B46];0)" office:value-type="float" office:value="0" calcext:value-type="float">
            <text:p>0</text:p>
          </table:table-cell>
          <table:table-cell table:formula="of:=IF([.L46]=6;[.B46];0)" office:value-type="float" office:value="0" calcext:value-type="float">
            <text:p>0</text:p>
          </table:table-cell>
          <table:table-cell table:formula="of:=IF([.L46]=7;[.B46];0)" office:value-type="float" office:value="0" calcext:value-type="float">
            <text:p>0</text:p>
          </table:table-cell>
          <table:table-cell table:formula="of:=IF([.L46]=8;[.B46];0)" office:value-type="float" office:value="0" calcext:value-type="float">
            <text:p>0</text:p>
          </table:table-cell>
          <table:table-cell table:formula="of:=IF([.L46]=9;[.B46];0)" office:value-type="float" office:value="51064" calcext:value-type="float">
            <text:p>51064</text:p>
          </table:table-cell>
          <table:table-cell table:formula="of:=IF([.L46]=10;[.B46];0)" office:value-type="float" office:value="0" calcext:value-type="float">
            <text:p>0</text:p>
          </table:table-cell>
          <table:table-cell table:formula="of:=IF([.L46]=11;[.B46];0)" office:value-type="float" office:value="0" calcext:value-type="float">
            <text:p>0</text:p>
          </table:table-cell>
          <table:table-cell table:formula="of:=IF([.L46]=12;[.B46];0)" office:value-type="float" office:value="0" calcext:value-type="float">
            <text:p>0</text:p>
          </table:table-cell>
          <table:table-cell/>
          <table:table-cell table:formula="of:=([.$I$4] * [.E46] + [.$I$5]) * [.K46]" office:value-type="float" office:value="42388.094807458" calcext:value-type="float">
            <text:p>42388,094807458</text:p>
          </table:table-cell>
          <table:table-cell table:formula="of:=([.B46]-[.Z46])^2" office:value-type="float" office:value="75271330.9099768" calcext:value-type="float">
            <text:p>75271330,9099768</text:p>
          </table:table-cell>
          <table:table-cell table:number-columns-repeated="2"/>
          <table:table-cell table:style-name="ce11" table:formula="of:=[.B46]/[.$B$2] *100" office:value-type="float" office:value="1557.77913361806" calcext:value-type="float">
            <text:p>1557,77913361806</text:p>
          </table:table-cell>
          <table:table-cell table:style-name="ce11" table:formula="of:=[.B46]/[.$B$45] * 100" office:value-type="float" office:value="35.1005987118416" calcext:value-type="float">
            <text:p>35,1005987118416</text:p>
          </table:table-cell>
          <table:table-cell table:style-name="ce11" table:formula="of:=[.B46]/[.B45]*100" office:value-type="float" office:value="35.1005987118416" calcext:value-type="float">
            <text:p>35,1005987118416</text:p>
          </table:table-cell>
          <table:table-cell table:style-name="ce11" table:formula="of:=[.B46]/[.$B$53] * 100" office:value-type="float" office:value="131.136928524527" calcext:value-type="float">
            <text:p>131,136928524527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10-01</text:p>
          </table:table-cell>
          <table:table-cell table:style-name="ce8" office:value-type="float" office:value="21936" calcext:value-type="float">
            <text:p>21936</text:p>
          </table:table-cell>
          <table:table-cell table:style-name="ce8" office:value-type="float" office:value="6030" calcext:value-type="float">
            <text:p>6030</text:p>
          </table:table-cell>
          <table:table-cell table:style-name="ce8" office:value-type="float" office:value="27966" calcext:value-type="float">
            <text:p>27966</text:p>
          </table:table-cell>
          <table:table-cell table:style-name="ce10" office:value-type="float" office:value="46" calcext:value-type="float">
            <text:p>46</text:p>
          </table:table-cell>
          <table:table-cell table:formula="of:=AVERAGE([$MZM.$B$45:.$B$48])" office:value-type="float" office:value="56910.75" calcext:value-type="float">
            <text:p>56910,75</text:p>
          </table:table-cell>
          <table:table-cell table:formula="of:=([.F47]-[.B45])^2" office:value-type="float" office:value="7844334908.0625" calcext:value-type="float">
            <text:p>7844334908,0625</text:p>
          </table:table-cell>
          <table:table-cell table:formula="of:=INDEX([.$E$2:.$E$52]; 38; 1)" office:value-type="float" office:value="38" calcext:value-type="float">
            <text:p>38</text:p>
          </table:table-cell>
          <table:table-cell table:formula="of:=[.$I$7] * [.$H$47] + [.$I$8]" office:value-type="float" office:value="41032.4301659125" calcext:value-type="float">
            <text:p>41032,4301659125</text:p>
          </table:table-cell>
          <table:table-cell table:formula="of:=([.B39]-[.I47])^2" office:value-type="float" office:value="1182839252.71717" calcext:value-type="float">
            <text:p>1182839252,71717</text:p>
          </table:table-cell>
          <table:table-cell table:style-name="ce17" table:formula="of:=[.$V$54]" office:value-type="float" office:value="0.420524675816451" calcext:value-type="float">
            <text:p>0,420524675816451</text:p>
          </table:table-cell>
          <table:table-cell office:value-type="float" office:value="10" calcext:value-type="float">
            <text:p>10</text:p>
          </table:table-cell>
          <table:table-cell table:formula="of:=IF([.L47]=1;[.B47];0)" office:value-type="float" office:value="0" calcext:value-type="float">
            <text:p>0</text:p>
          </table:table-cell>
          <table:table-cell table:formula="of:=IF([.L47]=2;[.B47];0)" office:value-type="float" office:value="0" calcext:value-type="float">
            <text:p>0</text:p>
          </table:table-cell>
          <table:table-cell table:formula="of:=IF([.L47]=3;[.B47];0)" office:value-type="float" office:value="0" calcext:value-type="float">
            <text:p>0</text:p>
          </table:table-cell>
          <table:table-cell table:formula="of:=IF([.L47]=4;[.B47];0)" office:value-type="float" office:value="0" calcext:value-type="float">
            <text:p>0</text:p>
          </table:table-cell>
          <table:table-cell table:formula="of:=IF([.L47]=5;[.B47];0)" office:value-type="float" office:value="0" calcext:value-type="float">
            <text:p>0</text:p>
          </table:table-cell>
          <table:table-cell table:formula="of:=IF([.L47]=6;[.B47];0)" office:value-type="float" office:value="0" calcext:value-type="float">
            <text:p>0</text:p>
          </table:table-cell>
          <table:table-cell table:formula="of:=IF([.L47]=7;[.B47];0)" office:value-type="float" office:value="0" calcext:value-type="float">
            <text:p>0</text:p>
          </table:table-cell>
          <table:table-cell table:formula="of:=IF([.L47]=8;[.B47];0)" office:value-type="float" office:value="0" calcext:value-type="float">
            <text:p>0</text:p>
          </table:table-cell>
          <table:table-cell table:formula="of:=IF([.L47]=9;[.B47];0)" office:value-type="float" office:value="0" calcext:value-type="float">
            <text:p>0</text:p>
          </table:table-cell>
          <table:table-cell table:formula="of:=IF([.L47]=10;[.B47];0)" office:value-type="float" office:value="21936" calcext:value-type="float">
            <text:p>21936</text:p>
          </table:table-cell>
          <table:table-cell table:formula="of:=IF([.L47]=11;[.B47];0)" office:value-type="float" office:value="0" calcext:value-type="float">
            <text:p>0</text:p>
          </table:table-cell>
          <table:table-cell table:formula="of:=IF([.L47]=12;[.B47];0)" office:value-type="float" office:value="0" calcext:value-type="float">
            <text:p>0</text:p>
          </table:table-cell>
          <table:table-cell/>
          <table:table-cell table:formula="of:=([.$I$4] * [.E47] + [.$I$5]) * [.K47]" office:value-type="float" office:value="18297.7041721397" calcext:value-type="float">
            <text:p>18297,7041721397</text:p>
          </table:table-cell>
          <table:table-cell table:formula="of:=([.B47]-[.Z47])^2" office:value-type="float" office:value="13237196.5310253" calcext:value-type="float">
            <text:p>13237196,5310253</text:p>
          </table:table-cell>
          <table:table-cell table:number-columns-repeated="2"/>
          <table:table-cell table:style-name="ce11" table:formula="of:=[.B47]/[.$B$2] *100" office:value-type="float" office:value="669.188529591214" calcext:value-type="float">
            <text:p>669,188529591214</text:p>
          </table:table-cell>
          <table:table-cell table:style-name="ce11" table:formula="of:=[.B47]/[.$B$45] * 100" office:value-type="float" office:value="15.0784649330831" calcext:value-type="float">
            <text:p>15,0784649330831</text:p>
          </table:table-cell>
          <table:table-cell table:style-name="ce11" table:formula="of:=[.B47]/[.B46]*100" office:value-type="float" office:value="42.957856807144" calcext:value-type="float">
            <text:p>42,957856807144</text:p>
          </table:table-cell>
          <table:table-cell table:style-name="ce11" table:formula="of:=[.B47]/[.$B$53] * 100" office:value-type="float" office:value="56.333613976853" calcext:value-type="float">
            <text:p>56,333613976853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11-01</text:p>
          </table:table-cell>
          <table:table-cell table:style-name="ce8" office:value-type="float" office:value="9164" calcext:value-type="float">
            <text:p>9164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11184" calcext:value-type="float">
            <text:p>11184</text:p>
          </table:table-cell>
          <table:table-cell table:style-name="ce10" office:value-type="float" office:value="47" calcext:value-type="float">
            <text:p>47</text:p>
          </table:table-cell>
          <table:table-cell table:formula="of:=AVERAGE([$MZM.$B$46:.$B$49])" office:value-type="float" office:value="22438.25" calcext:value-type="float">
            <text:p>22438,25</text:p>
          </table:table-cell>
          <table:table-cell table:formula="of:=([.F48]-[.B46])^2" office:value-type="float" office:value="819433563.0625" calcext:value-type="float">
            <text:p>819433563,0625</text:p>
          </table:table-cell>
          <table:table-cell table:formula="of:=INDEX([.$E$2:.$E$52]; 39; 1)" office:value-type="float" office:value="39" calcext:value-type="float">
            <text:p>39</text:p>
          </table:table-cell>
          <table:table-cell table:formula="of:=[.$I$7] * [.$H$48] + [.$I$8]" office:value-type="float" office:value="41206.8450980392" calcext:value-type="float">
            <text:p>41206,8450980392</text:p>
          </table:table-cell>
          <table:table-cell table:formula="of:=([.B40]-[.I48])^2" office:value-type="float" office:value="1265356163.6789" calcext:value-type="float">
            <text:p>1265356163,6789</text:p>
          </table:table-cell>
          <table:table-cell table:style-name="ce17" table:formula="of:=[.$W$54]" office:value-type="float" office:value="0.164710848214825" calcext:value-type="float">
            <text:p>0,164710848214825</text:p>
          </table:table-cell>
          <table:table-cell office:value-type="float" office:value="11" calcext:value-type="float">
            <text:p>11</text:p>
          </table:table-cell>
          <table:table-cell table:formula="of:=IF([.L48]=1;[.B48];0)" office:value-type="float" office:value="0" calcext:value-type="float">
            <text:p>0</text:p>
          </table:table-cell>
          <table:table-cell table:formula="of:=IF([.L48]=2;[.B48];0)" office:value-type="float" office:value="0" calcext:value-type="float">
            <text:p>0</text:p>
          </table:table-cell>
          <table:table-cell table:formula="of:=IF([.L48]=3;[.B48];0)" office:value-type="float" office:value="0" calcext:value-type="float">
            <text:p>0</text:p>
          </table:table-cell>
          <table:table-cell table:formula="of:=IF([.L48]=4;[.B48];0)" office:value-type="float" office:value="0" calcext:value-type="float">
            <text:p>0</text:p>
          </table:table-cell>
          <table:table-cell table:formula="of:=IF([.L48]=5;[.B48];0)" office:value-type="float" office:value="0" calcext:value-type="float">
            <text:p>0</text:p>
          </table:table-cell>
          <table:table-cell table:formula="of:=IF([.L48]=6;[.B48];0)" office:value-type="float" office:value="0" calcext:value-type="float">
            <text:p>0</text:p>
          </table:table-cell>
          <table:table-cell table:formula="of:=IF([.L48]=7;[.B48];0)" office:value-type="float" office:value="0" calcext:value-type="float">
            <text:p>0</text:p>
          </table:table-cell>
          <table:table-cell table:formula="of:=IF([.L48]=8;[.B48];0)" office:value-type="float" office:value="0" calcext:value-type="float">
            <text:p>0</text:p>
          </table:table-cell>
          <table:table-cell table:formula="of:=IF([.L48]=9;[.B48];0)" office:value-type="float" office:value="0" calcext:value-type="float">
            <text:p>0</text:p>
          </table:table-cell>
          <table:table-cell table:formula="of:=IF([.L48]=10;[.B48];0)" office:value-type="float" office:value="0" calcext:value-type="float">
            <text:p>0</text:p>
          </table:table-cell>
          <table:table-cell table:formula="of:=IF([.L48]=11;[.B48];0)" office:value-type="float" office:value="9164" calcext:value-type="float">
            <text:p>9164</text:p>
          </table:table-cell>
          <table:table-cell table:formula="of:=IF([.L48]=12;[.B48];0)" office:value-type="float" office:value="0" calcext:value-type="float">
            <text:p>0</text:p>
          </table:table-cell>
          <table:table-cell/>
          <table:table-cell table:formula="of:=([.$I$4] * [.E48] + [.$I$5]) * [.K48]" office:value-type="float" office:value="7166.8341906459" calcext:value-type="float">
            <text:p>7166,8341906459</text:p>
          </table:table-cell>
          <table:table-cell table:formula="of:=([.B48]-[.Z48])^2" office:value-type="float" office:value="3988671.27005303" calcext:value-type="float">
            <text:p>3988671,27005303</text:p>
          </table:table-cell>
          <table:table-cell table:number-columns-repeated="2"/>
          <table:table-cell table:style-name="ce11" table:formula="of:=[.B48]/[.$B$2] *100" office:value-type="float" office:value="279.560707748627" calcext:value-type="float">
            <text:p>279,560707748627</text:p>
          </table:table-cell>
          <table:table-cell table:style-name="ce11" table:formula="of:=[.B48]/[.$B$45] * 100" office:value-type="float" office:value="6.29919094852178" calcext:value-type="float">
            <text:p>6,29919094852178</text:p>
          </table:table-cell>
          <table:table-cell table:style-name="ce11" table:formula="of:=[.B48]/[.B47]*100" office:value-type="float" office:value="41.7760758570387" calcext:value-type="float">
            <text:p>41,7760758570387</text:p>
          </table:table-cell>
          <table:table-cell table:style-name="ce11" table:formula="of:=[.B48]/[.$B$53] * 100" office:value-type="float" office:value="23.5339733079814" calcext:value-type="float">
            <text:p>23,533973307981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8-12-01</text:p>
          </table:table-cell>
          <table:table-cell table:style-name="ce8" office:value-type="float" office:value="7589" calcext:value-type="float">
            <text:p>7589</text:p>
          </table:table-cell>
          <table:table-cell table:style-name="ce8" office:value-type="float" office:value="1264" calcext:value-type="float">
            <text:p>1264</text:p>
          </table:table-cell>
          <table:table-cell table:style-name="ce8" office:value-type="float" office:value="8853" calcext:value-type="float">
            <text:p>8853</text:p>
          </table:table-cell>
          <table:table-cell table:style-name="ce10" office:value-type="float" office:value="48" calcext:value-type="float">
            <text:p>48</text:p>
          </table:table-cell>
          <table:table-cell table:formula="of:=AVERAGE([$MZM.$B$47:.$B$50])" office:value-type="float" office:value="11042.75" calcext:value-type="float">
            <text:p>11042,75</text:p>
          </table:table-cell>
          <table:table-cell table:formula="of:=([.F49]-[.B47])^2" office:value-type="float" office:value="118662895.5625" calcext:value-type="float">
            <text:p>118662895,5625</text:p>
          </table:table-cell>
          <table:table-cell table:formula="of:=INDEX([.$E$2:.$E$52]; 40; 1)" office:value-type="float" office:value="40" calcext:value-type="float">
            <text:p>40</text:p>
          </table:table-cell>
          <table:table-cell table:formula="of:=[.$I$7] * [.$H$49] + [.$I$8]" office:value-type="float" office:value="41381.2600301659" calcext:value-type="float">
            <text:p>41381,2600301659</text:p>
          </table:table-cell>
          <table:table-cell table:formula="of:=([.B41]-[.I49])^2" office:value-type="float" office:value="247976198.457661" calcext:value-type="float">
            <text:p>247976198,457661</text:p>
          </table:table-cell>
          <table:table-cell table:style-name="ce17" table:formula="of:=[.$X$54]" office:value-type="float" office:value="0.143119634706875" calcext:value-type="float">
            <text:p>0,143119634706875</text:p>
          </table:table-cell>
          <table:table-cell office:value-type="float" office:value="12" calcext:value-type="float">
            <text:p>12</text:p>
          </table:table-cell>
          <table:table-cell table:formula="of:=IF([.L49]=1;[.B49];0)" office:value-type="float" office:value="0" calcext:value-type="float">
            <text:p>0</text:p>
          </table:table-cell>
          <table:table-cell table:formula="of:=IF([.L49]=2;[.B49];0)" office:value-type="float" office:value="0" calcext:value-type="float">
            <text:p>0</text:p>
          </table:table-cell>
          <table:table-cell table:formula="of:=IF([.L49]=3;[.B49];0)" office:value-type="float" office:value="0" calcext:value-type="float">
            <text:p>0</text:p>
          </table:table-cell>
          <table:table-cell table:formula="of:=IF([.L49]=4;[.B49];0)" office:value-type="float" office:value="0" calcext:value-type="float">
            <text:p>0</text:p>
          </table:table-cell>
          <table:table-cell table:formula="of:=IF([.L49]=5;[.B49];0)" office:value-type="float" office:value="0" calcext:value-type="float">
            <text:p>0</text:p>
          </table:table-cell>
          <table:table-cell table:formula="of:=IF([.L49]=6;[.B49];0)" office:value-type="float" office:value="0" calcext:value-type="float">
            <text:p>0</text:p>
          </table:table-cell>
          <table:table-cell table:formula="of:=IF([.L49]=7;[.B49];0)" office:value-type="float" office:value="0" calcext:value-type="float">
            <text:p>0</text:p>
          </table:table-cell>
          <table:table-cell table:formula="of:=IF([.L49]=8;[.B49];0)" office:value-type="float" office:value="0" calcext:value-type="float">
            <text:p>0</text:p>
          </table:table-cell>
          <table:table-cell table:formula="of:=IF([.L49]=9;[.B49];0)" office:value-type="float" office:value="0" calcext:value-type="float">
            <text:p>0</text:p>
          </table:table-cell>
          <table:table-cell table:formula="of:=IF([.L49]=10;[.B49];0)" office:value-type="float" office:value="0" calcext:value-type="float">
            <text:p>0</text:p>
          </table:table-cell>
          <table:table-cell table:formula="of:=IF([.L49]=11;[.B49];0)" office:value-type="float" office:value="0" calcext:value-type="float">
            <text:p>0</text:p>
          </table:table-cell>
          <table:table-cell table:formula="of:=IF([.L49]=12;[.B49];0)" office:value-type="float" office:value="7589" calcext:value-type="float">
            <text:p>7589</text:p>
          </table:table-cell>
          <table:table-cell/>
          <table:table-cell table:formula="of:=([.$I$4] * [.E49] + [.$I$5]) * [.K49]" office:value-type="float" office:value="6227.36624573463" calcext:value-type="float">
            <text:p>6227,36624573463</text:p>
          </table:table-cell>
          <table:table-cell table:formula="of:=([.B49]-[.Z49])^2" office:value-type="float" office:value="1854046.48075481" calcext:value-type="float">
            <text:p>1854046,48075481</text:p>
          </table:table-cell>
          <table:table-cell table:number-columns-repeated="2"/>
          <table:table-cell table:style-name="ce11" table:formula="of:=[.B49]/[.$B$2] *100" office:value-type="float" office:value="231.513117754728" calcext:value-type="float">
            <text:p>231,513117754728</text:p>
          </table:table-cell>
          <table:table-cell table:style-name="ce11" table:formula="of:=[.B49]/[.$B$45] * 100" office:value-type="float" office:value="5.21656046577169" calcext:value-type="float">
            <text:p>5,21656046577169</text:p>
          </table:table-cell>
          <table:table-cell table:style-name="ce11" table:formula="of:=[.B49]/[.B48]*100" office:value-type="float" office:value="82.8131820165866" calcext:value-type="float">
            <text:p>82,8131820165866</text:p>
          </table:table-cell>
          <table:table-cell table:style-name="ce11" table:formula="of:=[.B49]/[.$B$53] * 100" office:value-type="float" office:value="19.4892321512736" calcext:value-type="float">
            <text:p>19,4892321512736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9-01-01</text:p>
          </table:table-cell>
          <table:table-cell table:style-name="ce8" office:value-type="float" office:value="5482" calcext:value-type="float">
            <text:p>5482</text:p>
          </table:table-cell>
          <table:table-cell table:style-name="ce8" office:value-type="float" office:value="1845" calcext:value-type="float">
            <text:p>1845</text:p>
          </table:table-cell>
          <table:table-cell table:style-name="ce8" office:value-type="float" office:value="7327" calcext:value-type="float">
            <text:p>7327</text:p>
          </table:table-cell>
          <table:table-cell table:style-name="ce10" office:value-type="float" office:value="49" calcext:value-type="float">
            <text:p>49</text:p>
          </table:table-cell>
          <table:table-cell table:formula="of:=AVERAGE([$MZM.$B$48:.$B$51])" office:value-type="float" office:value="7758.25" calcext:value-type="float">
            <text:p>7758,25</text:p>
          </table:table-cell>
          <table:table-cell table:formula="of:=([.F50]-[.B48])^2" office:value-type="float" office:value="1976133.0625" calcext:value-type="float">
            <text:p>1976133,0625</text:p>
          </table:table-cell>
          <table:table-cell table:formula="of:=INDEX([.$E$2:.$E$52]; 41; 1)" office:value-type="float" office:value="41" calcext:value-type="float">
            <text:p>41</text:p>
          </table:table-cell>
          <table:table-cell table:formula="of:=[.$I$7] * [.$H$50] + [.$I$8]" office:value-type="float" office:value="41555.6749622926" calcext:value-type="float">
            <text:p>41555,6749622926</text:p>
          </table:table-cell>
          <table:table-cell table:formula="of:=([.B42]-[.I50])^2" office:value-type="float" office:value="3481274359.85527" calcext:value-type="float">
            <text:p>3481274359,85527</text:p>
          </table:table-cell>
          <table:table-cell table:style-name="ce17" table:formula="of:=[.$M$54]" office:value-type="float" office:value="0.109482796820806" calcext:value-type="float">
            <text:p>0,109482796820806</text:p>
          </table:table-cell>
          <table:table-cell office:value-type="float" office:value="1" calcext:value-type="float">
            <text:p>1</text:p>
          </table:table-cell>
          <table:table-cell table:formula="of:=IF([.L50]=1;[.B50];0)" office:value-type="float" office:value="5482" calcext:value-type="float">
            <text:p>5482</text:p>
          </table:table-cell>
          <table:table-cell table:formula="of:=IF([.L50]=2;[.B50];0)" office:value-type="float" office:value="0" calcext:value-type="float">
            <text:p>0</text:p>
          </table:table-cell>
          <table:table-cell table:formula="of:=IF([.L50]=3;[.B50];0)" office:value-type="float" office:value="0" calcext:value-type="float">
            <text:p>0</text:p>
          </table:table-cell>
          <table:table-cell table:formula="of:=IF([.L50]=4;[.B50];0)" office:value-type="float" office:value="0" calcext:value-type="float">
            <text:p>0</text:p>
          </table:table-cell>
          <table:table-cell table:formula="of:=IF([.L50]=5;[.B50];0)" office:value-type="float" office:value="0" calcext:value-type="float">
            <text:p>0</text:p>
          </table:table-cell>
          <table:table-cell table:formula="of:=IF([.L50]=6;[.B50];0)" office:value-type="float" office:value="0" calcext:value-type="float">
            <text:p>0</text:p>
          </table:table-cell>
          <table:table-cell table:formula="of:=IF([.L50]=7;[.B50];0)" office:value-type="float" office:value="0" calcext:value-type="float">
            <text:p>0</text:p>
          </table:table-cell>
          <table:table-cell table:formula="of:=IF([.L50]=8;[.B50];0)" office:value-type="float" office:value="0" calcext:value-type="float">
            <text:p>0</text:p>
          </table:table-cell>
          <table:table-cell table:formula="of:=IF([.L50]=9;[.B50];0)" office:value-type="float" office:value="0" calcext:value-type="float">
            <text:p>0</text:p>
          </table:table-cell>
          <table:table-cell table:formula="of:=IF([.L50]=10;[.B50];0)" office:value-type="float" office:value="0" calcext:value-type="float">
            <text:p>0</text:p>
          </table:table-cell>
          <table:table-cell table:formula="of:=IF([.L50]=11;[.B50];0)" office:value-type="float" office:value="0" calcext:value-type="float">
            <text:p>0</text:p>
          </table:table-cell>
          <table:table-cell table:formula="of:=IF([.L50]=12;[.B50];0)" office:value-type="float" office:value="0" calcext:value-type="float">
            <text:p>0</text:p>
          </table:table-cell>
          <table:table-cell/>
          <table:table-cell table:formula="of:=([.$I$4] * [.E50] + [.$I$5]) * [.K50]" office:value-type="float" office:value="4763.77354776516" calcext:value-type="float">
            <text:p>4763,77354776516</text:p>
          </table:table-cell>
          <table:table-cell table:formula="of:=([.B50]-[.Z50])^2" office:value-type="float" office:value="515849.236689843" calcext:value-type="float">
            <text:p>515849,236689843</text:p>
          </table:table-cell>
          <table:table-cell table:number-columns-repeated="2"/>
          <table:table-cell table:style-name="ce11" table:formula="of:=[.B50]/[.$B$2] *100" office:value-type="float" office:value="167.236119585113" calcext:value-type="float">
            <text:p>167,236119585113</text:p>
          </table:table-cell>
          <table:table-cell table:style-name="ce11" table:formula="of:=[.B50]/[.$B$45] * 100" office:value-type="float" office:value="3.7682414644038" calcext:value-type="float">
            <text:p>3,7682414644038</text:p>
          </table:table-cell>
          <table:table-cell table:style-name="ce11" table:formula="of:=[.B50]/[.B49]*100" office:value-type="float" office:value="72.236131242588" calcext:value-type="float">
            <text:p>72,236131242588</text:p>
          </table:table-cell>
          <table:table-cell table:style-name="ce11" table:formula="of:=[.B50]/[.$B$53] * 100" office:value-type="float" office:value="14.0782673149666" calcext:value-type="float">
            <text:p>14,0782673149666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9-02-01</text:p>
          </table:table-cell>
          <table:table-cell table:style-name="ce8" office:value-type="float" office:value="8798" calcext:value-type="float">
            <text:p>8798</text:p>
          </table:table-cell>
          <table:table-cell table:style-name="ce8" office:value-type="float" office:value="1244" calcext:value-type="float">
            <text:p>1244</text:p>
          </table:table-cell>
          <table:table-cell table:style-name="ce8" office:value-type="float" office:value="10042" calcext:value-type="float">
            <text:p>10042</text:p>
          </table:table-cell>
          <table:table-cell table:style-name="ce10" office:value-type="float" office:value="50" calcext:value-type="float">
            <text:p>50</text:p>
          </table:table-cell>
          <table:table-cell table:formula="of:=AVERAGE([$MZM.$B$49:.$B$52])" office:value-type="float" office:value="8120.5" calcext:value-type="float">
            <text:p>8120,5</text:p>
          </table:table-cell>
          <table:table-cell table:formula="of:=([.F51]-[.B49])^2" office:value-type="float" office:value="282492.25" calcext:value-type="float">
            <text:p>282492,25</text:p>
          </table:table-cell>
          <table:table-cell table:formula="of:=INDEX([.$E$2:.$E$52]; 42; 1)" office:value-type="float" office:value="42" calcext:value-type="float">
            <text:p>42</text:p>
          </table:table-cell>
          <table:table-cell table:formula="of:=[.$I$7] * [.$H$51] + [.$I$8]" office:value-type="float" office:value="41730.0898944193" calcext:value-type="float">
            <text:p>41730,0898944193</text:p>
          </table:table-cell>
          <table:table-cell table:formula="of:=([.B43]-[.I51])^2" office:value-type="float" office:value="2003807647.94051" calcext:value-type="float">
            <text:p>2003807647,94051</text:p>
          </table:table-cell>
          <table:table-cell table:style-name="ce17" table:formula="of:=[.$N$54]" office:value-type="float" office:value="0.160187158343371" calcext:value-type="float">
            <text:p>0,160187158343371</text:p>
          </table:table-cell>
          <table:table-cell office:value-type="float" office:value="2" calcext:value-type="float">
            <text:p>2</text:p>
          </table:table-cell>
          <table:table-cell table:formula="of:=IF([.L51]=1;[.B51];0)" office:value-type="float" office:value="0" calcext:value-type="float">
            <text:p>0</text:p>
          </table:table-cell>
          <table:table-cell table:formula="of:=IF([.L51]=2;[.B51];0)" office:value-type="float" office:value="8798" calcext:value-type="float">
            <text:p>8798</text:p>
          </table:table-cell>
          <table:table-cell table:formula="of:=IF([.L51]=3;[.B51];0)" office:value-type="float" office:value="0" calcext:value-type="float">
            <text:p>0</text:p>
          </table:table-cell>
          <table:table-cell table:formula="of:=IF([.L51]=4;[.B51];0)" office:value-type="float" office:value="0" calcext:value-type="float">
            <text:p>0</text:p>
          </table:table-cell>
          <table:table-cell table:formula="of:=IF([.L51]=5;[.B51];0)" office:value-type="float" office:value="0" calcext:value-type="float">
            <text:p>0</text:p>
          </table:table-cell>
          <table:table-cell table:formula="of:=IF([.L51]=6;[.B51];0)" office:value-type="float" office:value="0" calcext:value-type="float">
            <text:p>0</text:p>
          </table:table-cell>
          <table:table-cell table:formula="of:=IF([.L51]=7;[.B51];0)" office:value-type="float" office:value="0" calcext:value-type="float">
            <text:p>0</text:p>
          </table:table-cell>
          <table:table-cell table:formula="of:=IF([.L51]=8;[.B51];0)" office:value-type="float" office:value="0" calcext:value-type="float">
            <text:p>0</text:p>
          </table:table-cell>
          <table:table-cell table:formula="of:=IF([.L51]=9;[.B51];0)" office:value-type="float" office:value="0" calcext:value-type="float">
            <text:p>0</text:p>
          </table:table-cell>
          <table:table-cell table:formula="of:=IF([.L51]=10;[.B51];0)" office:value-type="float" office:value="0" calcext:value-type="float">
            <text:p>0</text:p>
          </table:table-cell>
          <table:table-cell table:formula="of:=IF([.L51]=11;[.B51];0)" office:value-type="float" office:value="0" calcext:value-type="float">
            <text:p>0</text:p>
          </table:table-cell>
          <table:table-cell table:formula="of:=IF([.L51]=12;[.B51];0)" office:value-type="float" office:value="0" calcext:value-type="float">
            <text:p>0</text:p>
          </table:table-cell>
          <table:table-cell/>
          <table:table-cell table:formula="of:=([.$I$4] * [.E51] + [.$I$5]) * [.K51]" office:value-type="float" office:value="6970.00289620954" calcext:value-type="float">
            <text:p>6970,00289620954</text:p>
          </table:table-cell>
          <table:table-cell table:formula="of:=([.B51]-[.Z51])^2" office:value-type="float" office:value="3341573.41146631" calcext:value-type="float">
            <text:p>3341573,41146631</text:p>
          </table:table-cell>
          <table:table-cell table:number-columns-repeated="2"/>
          <table:table-cell table:style-name="ce11" table:formula="of:=[.B51]/[.$B$2] *100" office:value-type="float" office:value="268.395363026235" calcext:value-type="float">
            <text:p>268,395363026235</text:p>
          </table:table-cell>
          <table:table-cell table:style-name="ce11" table:formula="of:=[.B51]/[.$B$45] * 100" office:value-type="float" office:value="6.04760824586366" calcext:value-type="float">
            <text:p>6,04760824586366</text:p>
          </table:table-cell>
          <table:table-cell table:style-name="ce11" table:formula="of:=[.B51]/[.B50]*100" office:value-type="float" office:value="160.488872674206" calcext:value-type="float">
            <text:p>160,488872674206</text:p>
          </table:table-cell>
          <table:table-cell table:style-name="ce11" table:formula="of:=[.B51]/[.$B$53] * 100" office:value-type="float" office:value="22.5940525058512" calcext:value-type="float">
            <text:p>22,5940525058512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9-03-01</text:p>
          </table:table-cell>
          <table:table-cell table:style-name="ce8" office:value-type="float" office:value="10613" calcext:value-type="float">
            <text:p>10613</text:p>
          </table:table-cell>
          <table:table-cell table:style-name="ce8" office:value-type="float" office:value="3740" calcext:value-type="float">
            <text:p>3740</text:p>
          </table:table-cell>
          <table:table-cell table:style-name="ce8" office:value-type="float" office:value="14353" calcext:value-type="float">
            <text:p>14353</text:p>
          </table:table-cell>
          <table:table-cell table:style-name="ce10" office:value-type="float" office:value="51" calcext:value-type="float">
            <text:p>51</text:p>
          </table:table-cell>
          <table:table-cell table:formula="of:=#N/A" office:value-type="string" office:string-value="" calcext:value-type="error">
            <text:p>#N/D</text:p>
          </table:table-cell>
          <table:table-cell office:value-type="string" calcext:value-type="string">
            <text:p><text:s/></text:p>
          </table:table-cell>
          <table:table-cell table:formula="of:=INDEX([.$E$2:.$E$52]; 43; 1)" office:value-type="float" office:value="43" calcext:value-type="float">
            <text:p>43</text:p>
          </table:table-cell>
          <table:table-cell table:formula="of:=[.$I$7] * [.$H$52] + [.$I$8]" office:value-type="float" office:value="41904.504826546" calcext:value-type="float">
            <text:p>41904,504826546</text:p>
          </table:table-cell>
          <table:table-cell table:formula="of:=([.B44]-[.I52])^2" office:value-type="float" office:value="8716928958.99391" calcext:value-type="float">
            <text:p>8716928958,99391</text:p>
          </table:table-cell>
          <table:table-cell table:style-name="ce17" table:formula="of:=[.$O$54]" office:value-type="float" office:value="0.159211284286514" calcext:value-type="float">
            <text:p>0,159211284286514</text:p>
          </table:table-cell>
          <table:table-cell office:value-type="float" office:value="3" calcext:value-type="float">
            <text:p>3</text:p>
          </table:table-cell>
          <table:table-cell table:formula="of:=IF([.L52]=1;[.B52];0)" office:value-type="float" office:value="0" calcext:value-type="float">
            <text:p>0</text:p>
          </table:table-cell>
          <table:table-cell table:formula="of:=IF([.L52]=2;[.B52];0)" office:value-type="float" office:value="0" calcext:value-type="float">
            <text:p>0</text:p>
          </table:table-cell>
          <table:table-cell table:formula="of:=IF([.L52]=3;[.B52];0)" office:value-type="float" office:value="10613" calcext:value-type="float">
            <text:p>10613</text:p>
          </table:table-cell>
          <table:table-cell table:formula="of:=IF([.L52]=4;[.B52];0)" office:value-type="float" office:value="0" calcext:value-type="float">
            <text:p>0</text:p>
          </table:table-cell>
          <table:table-cell table:formula="of:=IF([.L52]=5;[.B52];0)" office:value-type="float" office:value="0" calcext:value-type="float">
            <text:p>0</text:p>
          </table:table-cell>
          <table:table-cell table:formula="of:=IF([.L52]=6;[.B52];0)" office:value-type="float" office:value="0" calcext:value-type="float">
            <text:p>0</text:p>
          </table:table-cell>
          <table:table-cell table:formula="of:=IF([.L52]=7;[.B52];0)" office:value-type="float" office:value="0" calcext:value-type="float">
            <text:p>0</text:p>
          </table:table-cell>
          <table:table-cell table:formula="of:=IF([.L52]=8;[.B52];0)" office:value-type="float" office:value="0" calcext:value-type="float">
            <text:p>0</text:p>
          </table:table-cell>
          <table:table-cell table:formula="of:=IF([.L52]=9;[.B52];0)" office:value-type="float" office:value="0" calcext:value-type="float">
            <text:p>0</text:p>
          </table:table-cell>
          <table:table-cell table:formula="of:=IF([.L52]=10;[.B52];0)" office:value-type="float" office:value="0" calcext:value-type="float">
            <text:p>0</text:p>
          </table:table-cell>
          <table:table-cell table:formula="of:=IF([.L52]=11;[.B52];0)" office:value-type="float" office:value="0" calcext:value-type="float">
            <text:p>0</text:p>
          </table:table-cell>
          <table:table-cell table:formula="of:=IF([.L52]=12;[.B52];0)" office:value-type="float" office:value="0" calcext:value-type="float">
            <text:p>0</text:p>
          </table:table-cell>
          <table:table-cell/>
          <table:table-cell table:formula="of:=([.$I$4] * [.E52] + [.$I$5]) * [.K52]" office:value-type="float" office:value="6927.54160908353" calcext:value-type="float">
            <text:p>6927,54160908353</text:p>
          </table:table-cell>
          <table:table-cell table:formula="of:=([.B52]-[.Z52])^2" office:value-type="float" office:value="13582603.5511766" calcext:value-type="float">
            <text:p>13582603,5511766</text:p>
          </table:table-cell>
          <table:table-cell table:number-columns-repeated="2"/>
          <table:table-cell table:style-name="ce11" table:formula="of:=[.B52]/[.$B$2] *100" office:value-type="float" office:value="323.764490543014" calcext:value-type="float">
            <text:p>323,764490543014</text:p>
          </table:table-cell>
          <table:table-cell table:style-name="ce11" table:formula="of:=[.B52]/[.$B$45] * 100" office:value-type="float" office:value="7.29521099265186" calcext:value-type="float">
            <text:p>7,29521099265186</text:p>
          </table:table-cell>
          <table:table-cell table:style-name="ce11" table:formula="of:=[.B52]/[.B51]*100" office:value-type="float" office:value="120.629688565583" calcext:value-type="float">
            <text:p>120,629688565583</text:p>
          </table:table-cell>
          <table:table-cell table:style-name="ce11" table:formula="of:=[.B52]/[.$B$53] * 100" office:value-type="float" office:value="27.2551351721526" calcext:value-type="float">
            <text:p>27,2551351721526</text:p>
          </table:table-cell>
          <table:table-cell table:number-columns-repeated="991"/>
        </table:table-row>
        <table:table-row table:style-name="ro1">
          <table:table-cell/>
          <table:table-cell table:style-name="ce7" table:formula="of:=AVERAGE([.B2:.B52])" office:value-type="float" office:value="38939.4509803922" calcext:value-type="float">
            <text:p>38939,4509803922</text:p>
          </table:table-cell>
          <table:table-cell table:number-columns-repeated="4"/>
          <table:table-cell table:style-name="ce2" table:formula="of:=AVERAGE([.G4:.G52])" office:value-type="float" office:value="1119945099.53646" calcext:value-type="float">
            <text:p>1119945099,53646</text:p>
          </table:table-cell>
          <table:table-cell table:formula="of:=INDEX([.$E$2:.$E$52]; 44; 1)" office:value-type="float" office:value="44" calcext:value-type="float">
            <text:p>44</text:p>
          </table:table-cell>
          <table:table-cell table:style-name="ce17" table:formula="of:=[.$I$7] * [.$H$53] + [.$I$8]" office:value-type="float" office:value="42078.9197586727" calcext:value-type="float">
            <text:p>42078,9197586727</text:p>
          </table:table-cell>
          <table:table-cell table:formula="of:=([.B45]-[.I53])^2" office:value-type="float" office:value="10691576593.9129" calcext:value-type="float">
            <text:p>10691576593,9129</text:p>
          </table:table-cell>
          <table:table-cell table:style-name="ce17" office:value-type="string" calcext:value-type="string">
            <text:p><text:s/></text:p>
          </table:table-cell>
          <table:table-cell/>
          <table:table-cell table:style-name="ce2" table:formula="of:=SUM([.M2:.M52])/5" office:value-type="float" office:value="4263.2" calcext:value-type="float">
            <text:p>4263,2</text:p>
          </table:table-cell>
          <table:table-cell table:style-name="ce2" table:formula="of:=SUM([.N2:.N52])/5" office:value-type="float" office:value="6237.6" calcext:value-type="float">
            <text:p>6237,6</text:p>
          </table:table-cell>
          <table:table-cell table:style-name="ce2" table:formula="of:=SUM([.O2:.O52])/5" office:value-type="float" office:value="6199.6" calcext:value-type="float">
            <text:p>6199,6</text:p>
          </table:table-cell>
          <table:table-cell table:style-name="ce2" table:formula="of:=SUM([.P2:.P52])/4" office:value-type="float" office:value="19343.25" calcext:value-type="float">
            <text:p>19343,25</text:p>
          </table:table-cell>
          <table:table-cell table:style-name="ce2" table:formula="of:=SUM([.Q2:.Q52])/4" office:value-type="float" office:value="80718.75" calcext:value-type="float">
            <text:p>80718,75</text:p>
          </table:table-cell>
          <table:table-cell table:style-name="ce2" table:formula="of:=SUM([.R2:.R52])/4" office:value-type="float" office:value="75262.25" calcext:value-type="float">
            <text:p>75262,25</text:p>
          </table:table-cell>
          <table:table-cell table:style-name="ce2" table:formula="of:=SUM([.S2:.S52])/4" office:value-type="float" office:value="116012.75" calcext:value-type="float">
            <text:p>116012,75</text:p>
          </table:table-cell>
          <table:table-cell table:style-name="ce2" table:formula="of:=SUM([.T2:.T52])/4" office:value-type="float" office:value="117969.75" calcext:value-type="float">
            <text:p>117969,75</text:p>
          </table:table-cell>
          <table:table-cell table:style-name="ce2" table:formula="of:=SUM([.U2:.U52])/4" office:value-type="float" office:value="37934" calcext:value-type="float">
            <text:p>37934</text:p>
          </table:table-cell>
          <table:table-cell table:style-name="ce2" table:formula="of:=SUM([.V2:.V52])/4" office:value-type="float" office:value="16375" calcext:value-type="float">
            <text:p>16375</text:p>
          </table:table-cell>
          <table:table-cell table:style-name="ce2" table:formula="of:=SUM([.W2:.W52])/4" office:value-type="float" office:value="6413.75" calcext:value-type="float">
            <text:p>6413,75</text:p>
          </table:table-cell>
          <table:table-cell table:style-name="ce2" table:formula="of:=SUM([.X2:.X52])/4" office:value-type="float" office:value="5573" calcext:value-type="float">
            <text:p>5573</text:p>
          </table:table-cell>
          <table:table-cell table:number-columns-repeated="2"/>
          <table:table-cell table:formula="of:=AVERAGE([.AA2:.AA52])" office:value-type="float" office:value="106423435.042213" calcext:value-type="float">
            <text:p>106423435,04221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 office:value-type="string" calcext:value-type="string">
            <text:p>RMSE</text:p>
          </table:table-cell>
          <table:table-cell table:style-name="ce2" table:formula="of:=SQRT([.G53])" office:value-type="float" office:value="33465.5808187525" calcext:value-type="float">
            <text:p>33465,5808187525</text:p>
          </table:table-cell>
          <table:table-cell table:formula="of:=INDEX([.$E$2:.$E$52]; 45; 1)" office:value-type="float" office:value="45" calcext:value-type="float">
            <text:p>45</text:p>
          </table:table-cell>
          <table:table-cell table:style-name="ce17" table:formula="of:=[.$I$7] * [.$H$54] + [.$I$8]" office:value-type="float" office:value="42253.3346907994" calcext:value-type="float">
            <text:p>42253,3346907994</text:p>
          </table:table-cell>
          <table:table-cell table:formula="of:=([.B46]-[.I54])^2" office:value-type="float" office:value="77627823.1907509" calcext:value-type="float">
            <text:p>77627823,1907509</text:p>
          </table:table-cell>
          <table:table-cell table:style-name="ce17" office:value-type="string" calcext:value-type="string">
            <text:p><text:s/></text:p>
          </table:table-cell>
          <table:table-cell/>
          <table:table-cell table:style-name="ce7" table:formula="of:=[.M53]/[.$B$53]" office:value-type="float" office:value="0.109482796820806" calcext:value-type="float">
            <text:p>0,109482796820806</text:p>
          </table:table-cell>
          <table:table-cell table:style-name="ce7" table:formula="of:=[.N53]/[.$B$53]" office:value-type="float" office:value="0.160187158343371" calcext:value-type="float">
            <text:p>0,160187158343371</text:p>
          </table:table-cell>
          <table:table-cell table:style-name="ce7" table:formula="of:=[.O53]/[.$B$53]" office:value-type="float" office:value="0.159211284286514" calcext:value-type="float">
            <text:p>0,159211284286514</text:p>
          </table:table-cell>
          <table:table-cell table:style-name="ce7" table:formula="of:=[.P53]/[.$B$53]" office:value-type="float" office:value="0.496751996060248" calcext:value-type="float">
            <text:p>0,496751996060248</text:p>
          </table:table-cell>
          <table:table-cell table:style-name="ce7" table:formula="of:=[.Q53]/[.$B$53]" office:value-type="float" office:value="2.07292984281277" calcext:value-type="float">
            <text:p>2,07292984281277</text:p>
          </table:table-cell>
          <table:table-cell table:style-name="ce7" table:formula="of:=[.R53]/[.$B$53]" office:value-type="float" office:value="1.93280203251705" calcext:value-type="float">
            <text:p>1,93280203251705</text:p>
          </table:table-cell>
          <table:table-cell table:style-name="ce7" table:formula="of:=[.S53]/[.$B$53]" office:value-type="float" office:value="2.97931139446259" calcext:value-type="float">
            <text:p>2,97931139446259</text:p>
          </table:table-cell>
          <table:table-cell table:style-name="ce7" table:formula="of:=[.T53]/[.$B$53]" office:value-type="float" office:value="3.0295689083907" calcext:value-type="float">
            <text:p>3,0295689083907</text:p>
          </table:table-cell>
          <table:table-cell table:style-name="ce7" table:formula="of:=[.U53]/[.$B$53]" office:value-type="float" office:value="0.974179117705115" calcext:value-type="float">
            <text:p>0,974179117705115</text:p>
          </table:table-cell>
          <table:table-cell table:style-name="ce7" table:formula="of:=[.V53]/[.$B$53]" office:value-type="float" office:value="0.420524675816451" calcext:value-type="float">
            <text:p>0,420524675816451</text:p>
          </table:table-cell>
          <table:table-cell table:style-name="ce7" table:formula="of:=[.W53]/[.$B$53]" office:value-type="float" office:value="0.164710848214825" calcext:value-type="float">
            <text:p>0,164710848214825</text:p>
          </table:table-cell>
          <table:table-cell table:style-name="ce7" table:formula="of:=[.X53]/[.$B$53]" office:value-type="float" office:value="0.143119634706875" calcext:value-type="float">
            <text:p>0,143119634706875</text:p>
          </table:table-cell>
          <table:table-cell table:style-name="ce18" table:formula="of:=SUM([.M54:.X54])" office:value-type="float" office:value="12.6427796901373" calcext:value-type="float">
            <text:p>12,6427796901373</text:p>
          </table:table-cell>
          <table:table-cell table:style-name="ce7" office:value-type="string" calcext:value-type="string">
            <text:p>RMSE</text:p>
          </table:table-cell>
          <table:table-cell table:style-name="ce2" table:formula="of:=SQRT([.AA53])" office:value-type="float" office:value="10316.1734689861" calcext:value-type="float">
            <text:p>10316,173468986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 office:value-type="string" calcext:value-type="string">
            <text:p>Vrmse</text:p>
          </table:table-cell>
          <table:table-cell table:style-name="ce7" table:formula="of:=[.G54]/[.B53] * 100" office:value-type="float" office:value="85.9426108385659" calcext:value-type="float">
            <text:p>85,9426108385659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formula="of:=AVERAGE([.J10:.J54])" office:value-type="float" office:value="1918713622.42797" calcext:value-type="float">
            <text:p>1918713622,4279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6" office:value-type="string" calcext:value-type="string">
            <text:p>RMSE</text:p>
          </table:table-cell>
          <table:table-cell table:style-name="ce16" table:formula="of:=SQRT([.J55])" office:value-type="float" office:value="43803.1234323303" calcext:value-type="float">
            <text:p>43803,123432330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6" office:value-type="string" calcext:value-type="string">
            <text:p>Vrmse</text:p>
          </table:table-cell>
          <table:table-cell table:style-name="ce16" table:formula="of:=[.J56]/[.$B$53] * 100" office:value-type="float" office:value="112.490346754984" calcext:value-type="float">
            <text:p>112,490346754984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.00.0000</text:date>, <text:time style:data-style-name="N2" text:time-value="11:44:09.4997881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4T20:59:52.633931010</dc:date>
    <meta:editing-duration>PT9H11M6S</meta:editing-duration>
    <meta:editing-cycles>17</meta:editing-cycles>
    <meta:generator>LibreOffice/6.1.5.2$Linux_X86_64 LibreOffice_project/10$Build-2</meta:generator>
    <meta:document-statistic meta:table-count="1" meta:cell-count="1589" meta:object-count="0"/>
  </office:meta>
</office:document-meta>
</file>